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B0000043B2663F8831371534B.png" manifest:media-type="image/png"/>
  <manifest:file-entry manifest:full-path="Pictures/10000001000003E5000001D35594835A10D55E3D.png" manifest:media-type="image/png"/>
  <manifest:file-entry manifest:full-path="Pictures/100020D5000029310000155F966A034D9A0B7EE5.svg" manifest:media-type="image/svg+xml"/>
  <manifest:file-entry manifest:full-path="Pictures/1000000100000043000000418B26D260AE38FC35.png" manifest:media-type="image/png"/>
  <manifest:file-entry manifest:full-path="Pictures/100000010000018F000000CF79F5F6BFC160E123.png" manifest:media-type="image/png"/>
  <manifest:file-entry manifest:full-path="Pictures/100031470000205900002600544B99B05A6513A7.svg" manifest:media-type="image/svg+xml"/>
  <manifest:file-entry manifest:full-path="Pictures/1000000100000546000004B051E76E80C1F0D548.png" manifest:media-type="image/png"/>
  <manifest:file-entry manifest:full-path="Pictures/100000010000013900000170889D1DCCDD3F6153.png" manifest:media-type="image/png"/>
  <manifest:file-entry manifest:full-path="Pictures/1000000100000361000002421E969E64AEAE1697.png" manifest:media-type="image/png"/>
  <manifest:file-entry manifest:full-path="Pictures/10000001000002000000020023C996D7A204AEB1.png" manifest:media-type="image/png"/>
  <manifest:file-entry manifest:full-path="Pictures/10000001000000D40000013CB31C5D0362D8738E.png" manifest:media-type="image/png"/>
  <manifest:file-entry manifest:full-path="Pictures/100043820000671600003043BC41B4BF0BE68127.svg" manifest:media-type="image/svg+xml"/>
  <manifest:file-entry manifest:full-path="Pictures/100059F5000073E500004D60689C28A3BAB56392.svg" manifest:media-type="image/svg+xml"/>
  <manifest:file-entry manifest:full-path="Pictures/10000001000004B0000004B0AAF6178C812E3B6A.png" manifest:media-type="image/png"/>
  <manifest:file-entry manifest:full-path="Pictures/100000010000006A0000007C5D2BA3FBFE26C0C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3.999cm"/>
      <style:paragraph-properties style:writing-mode="lr-tb"/>
    </style:style>
    <style:style style:name="gr2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7.501cm"/>
      <style:paragraph-properties style:writing-mode="lr-tb"/>
    </style:style>
    <style:style style:name="gr3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3cm"/>
      <style:paragraph-properties style:writing-mode="lr-tb"/>
    </style:style>
    <style:style style:name="gr4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4.7cm"/>
      <style:paragraph-properties style:writing-mode="lr-tb"/>
    </style:style>
    <style:style style:name="gr5" style:family="graphic" style:parent-style-name="objectwithoutfill">
      <style:graphic-properties draw:stroke="solid" draw:stroke-dash="Long_20_Dash" svg:stroke-width="0.007cm" svg:stroke-color="#b2b2b2" draw:marker-start-width="0.21cm" draw:marker-end-width="0.21cm" svg:stroke-linecap="butt" draw:fill="none" draw:fill-color="#eeeeee" draw:opacity="10%" draw:textarea-vertical-align="middle" fo:padding-top="0.128cm" fo:padding-bottom="0.128cm" fo:padding-left="0.253cm" fo:padding-right="0.253cm"/>
    </style:style>
    <style:style style:name="gr6" style:family="graphic" style:parent-style-name="standard">
      <style:graphic-properties draw:stroke="none" draw:fill-color="#ffb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18cm" svg:stroke-color="#dddddd" draw:marker-start-width="0.109cm" draw:marker-end-width="0.109cm" draw:stroke-linejoin="miter" svg:stroke-linecap="butt" draw:fill="none" draw:textarea-horizontal-align="center" draw:textarea-vertical-align="top" draw:auto-grow-height="false" fo:padding-top="0.095cm" fo:padding-bottom="0.095cm" fo:padding-left="0.22cm" fo:padding-right="0.22cm" fo:wrap-option="wrap"/>
    </style:style>
    <style:style style:name="gr10" style:family="graphic" style:parent-style-name="standard">
      <style:graphic-properties draw:stroke="solid" draw:stroke-dash="Long_20_Dash" svg:stroke-width="0.028cm" svg:stroke-color="#ffbf00" draw:marker-start-width="0.124cm" draw:marker-end-width="0.124cm" draw:stroke-linejoin="miter" svg:stroke-linecap="butt" draw:fill="none" draw:textarea-horizontal-align="center" draw:textarea-vertical-align="top" draw:auto-grow-height="false" fo:padding-top="0.1cm" fo:padding-bottom="0.1cm" fo:padding-left="0.225cm" fo:padding-right="0.225cm" fo:wrap-option="wrap"/>
    </style:style>
    <style:style style:name="gr11" style:family="graphic" style:parent-style-name="objectwithoutfill">
      <style:graphic-properties svg:stroke-width="0.028cm" svg:stroke-color="#ffb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dash" draw:stroke-dash="Long_20_Dash" svg:stroke-width="0.018cm" svg:stroke-color="#dddddd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28cm" svg:stroke-color="#ffbf00" draw:marker-start-width="0.242cm" draw:marker-end-width="0.242cm" draw:stroke-linejoin="round" svg:stroke-linecap="butt" draw:fill="none" draw:textarea-horizontal-align="justify" draw:textarea-vertical-align="middle" draw:auto-grow-height="true" fo:padding-top="0.139cm" fo:padding-bottom="0.139cm" fo:padding-left="0.264cm" fo:padding-right="0.264cm" fo:wrap-option="wrap"/>
    </style:style>
    <style:style style:name="gr14" style:family="graphic" style:parent-style-name="standard">
      <style:graphic-properties draw:stroke="solid" svg:stroke-width="0.028cm" svg:stroke-color="#ffbf00" draw:marker-start-width="0.242cm" draw:marker-end="" draw:marker-end-width="0.242cm" draw:marker-end-center="false" draw:stroke-linejoin="round" svg:stroke-linecap="butt" draw:fill="none" draw:textarea-horizontal-align="justify" draw:textarea-vertical-align="middle" draw:auto-grow-height="true" fo:padding-top="0.139cm" fo:padding-bottom="0.139cm" fo:padding-left="0.264cm" fo:padding-right="0.264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b2b2b2" draw:fill-color="#cccccc" draw:textarea-horizontal-align="justify" draw:textarea-vertical-align="middle" draw:auto-grow-height="false" fo:min-height="0.368cm" fo:min-width="22.21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/>
    </style:style>
    <style:style style:name="gr18" style:family="graphic" style:parent-style-name="objectwithoutfill">
      <style:graphic-properties draw:stroke="dash" draw:stroke-dash="Long_20_Dash_20__28_Rounded_29_" svg:stroke-width="0.028cm" svg:stroke-color="#ffbf00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9cm, 0cm, 6.32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gr21" style:family="graphic" style:parent-style-name="objectwithoutfill">
      <style:graphic-properties svg:stroke-width="0.035cm" svg:stroke-color="#ff4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dash" draw:stroke-dash="Dash_20__28_Rounded_29_" svg:stroke-width="0.035cm" svg:stroke-color="#ff4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Dash_20__28_Rounded_29_" svg:stroke-width="0.028cm" svg:stroke-color="#ff0000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5cm, 0cm, 0cm, 0cm)" draw:image-opacity="100%" style:mirror="none"/>
    </style:style>
    <style:style style:name="gr27" style:family="graphic" style:parent-style-name="standard" style:list-style-name="L1">
      <style:graphic-properties draw:stroke="none" svg:stroke-color="#b2b2b2" draw:fill-color="#cccccc" draw:textarea-horizontal-align="justify" draw:textarea-vertical-align="middle" draw:auto-grow-height="false" fo:min-height="0.269cm" fo:min-width="0.11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b2b2b2" draw:fill-color="#cccccc" draw:textarea-horizontal-align="justify" draw:textarea-vertical-align="middle" draw:auto-grow-height="false" fo:min-height="0.269cm" fo:min-width="0.1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1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8.995cm"/>
      <style:paragraph-properties style:writing-mode="lr-tb"/>
    </style:style>
    <style:style style:name="gr32" style:family="graphic" style:parent-style-name="standard">
      <style:graphic-properties draw:stroke="none" svg:stroke-color="#eeeeee" draw:fill-color="#eeeeee" draw:textarea-horizontal-align="justify" draw:textarea-vertical-align="middle" draw:auto-grow-height="false" fo:min-height="0.25cm" fo:min-width="11.495cm"/>
      <style:paragraph-properties style:writing-mode="lr-tb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eeeeee" draw:fill-color="#eeeeee" draw:opacity="100%" draw:textarea-horizontal-align="justify" draw:textarea-vertical-align="middle" draw:auto-grow-height="false" fo:min-height="0.25cm" fo:min-width="3.8cm"/>
      <style:paragraph-properties style:writing-mode="lr-tb"/>
    </style:style>
    <style:style style:name="gr3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eeeeee"/>
      <style:paragraph-properties fo:text-align="center" style:writing-mode="lr-tb"/>
      <style:text-properties style:font-name="Arial" fo:font-size="9.89999961853027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style:font-name="Arial" fo:font-size="9pt" fo:language="zxx" fo:country="none" style:font-size-asian="16pt" style:language-asian="zxx" style:country-asian="none" style:font-size-complex="16pt" style:language-complex="zxx" style:country-complex="none"/>
    </style:style>
    <style:style style:name="P4" style:family="paragraph">
      <loext:graphic-properties draw:fill-color="#eeeeee"/>
      <style:paragraph-properties fo:text-align="center" style:writing-mode="lr-tb"/>
      <style:text-properties style:font-name="Arial" fo:font-size="9pt" fo:language="zxx" fo:country="none" style:font-size-asian="16pt" style:language-asian="zxx" style:country-asian="none" style:font-size-complex="16pt" style:language-complex="zxx" style:country-complex="none"/>
    </style:style>
    <style:style style:name="P5" style:family="paragraph">
      <loext:graphic-properties draw:fill="none" draw:fill-color="#eeeeee" draw:opacity="10%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" fo:font-size="20pt" style:font-size-asian="20pt" style:font-size-complex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text-align="center" fo:text-indent="0cm" style:writing-mode="lr-tb"/>
      <style:text-properties style:font-name="Arial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4" style:family="paragraph">
      <loext:graphic-properties draw:fill-color="#cccccc"/>
      <style:paragraph-properties fo:margin-left="0cm" fo:margin-right="0cm" fo:text-align="center" fo:text-indent="0cm" style:writing-mode="lr-tb"/>
      <style:text-properties style:font-name="Arial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eeeeee" draw:opacity="100%"/>
      <style:paragraph-properties fo:text-align="center" style:writing-mode="lr-tb"/>
      <style:text-properties fo:color="#dddddd" loext:opacity="100%" style:font-name="Arial" fo:font-size="9.89999961853027pt"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Arial" fo:font-size="9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9.89999961853027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499cm" svg:height="0.5cm" svg:x="0.545cm" svg:y="1.7cm">
          <text:p text:style-name="P1"><text:span text:style-name="T1">D</text:span><text:span text:style-name="T1">at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99cm" svg:height="0.5cm" svg:x="5.546cm" svg:y="1.7cm">
          <text:p text:style-name="P1"><text:span text:style-name="T1">Selec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001cm" svg:height="0.5cm" svg:x="10.544cm" svg:y="1.7cm">
          <text:p text:style-name="P1"><text:span text:style-name="T1">Permeability Su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19.044cm" svg:y="1.7cm">
          <text:p text:style-name="P1"><text:span text:style-name="T1">Connectivity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cm" svg:height="0.5cm" draw:transform="rotate (-1.5707963267949) translate (5.545cm 2.7cm)">
          <text:p text:style-name="P1"><text:span text:style-name="T1">S</text:span><text:span text:style-name="T1">p</text:span><text:span text:style-name="T1">e</text:span><text:span text:style-name="T1">c</text:span><text:span text:style-name="T1">i</text:span><text:span text:style-name="T1">e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cm" svg:height="0.5cm" draw:transform="rotate (-1.5707963267949) translate (5.545cm 9cm)">
          <text:p text:style-name="P1"><text:span text:style-name="T1">Environmental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0.5cm" draw:transform="rotate (-1.5707963267949) translate (10.545cm 2.7cm)">
          <text:p text:style-name="P3"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0.5cm" draw:transform="rotate (-1.5707963267949) translate (10.545cm 6.7cm)">
          <text:p text:style-name="P3"><text:span text:style-name="T1">Path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0.5cm" draw:transform="rotate (-1.5707963267949) translate (10.545cm 10.7cm)">
          <text:p text:style-name="P3"><text:span text:style-name="T1">S</text:span><text:span text:style-name="T1">t</text:span><text:span text:style-name="T1">e</text:span><text:span text:style-name="T1">p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5cm" svg:height="0.5cm" draw:transform="rotate (-1.5707963267949) translate (23.213cm 2.7cm)">
          <text:p text:style-name="P1"><text:span text:style-name="T1">Least-C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3.5cm" svg:height="0.5cm" draw:transform="rotate (-1.5707963267949) translate (23.213cm 6.7cm)">
          <text:p text:style-name="P1"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draw:transform="rotate (-1.5707963267949) translate (23.213cm 10.7cm)">
          <text:p text:style-name="P1"><text:span text:style-name="T1">Individual-Ba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5" draw:layer="layout" svg:width="3.753cm" svg:height="3.209cm" draw:transform="rotate (2.48063646585954) translate (8.26389197291134cm 6.37663920079736cm)" svg:viewBox="0 0 3754 3210" svg:d="M3622 594c504 647-561 1683-1079 2086s-1497 748-1799 360c-302-389 676-734 604-1094-71-359-302-388-920-115-619 273-533-417 43-1281 575-863 2647-604 3151 44z">
          <text:p/>
        </draw:path>
        <draw:custom-shape draw:style-name="gr6" draw:text-style-name="P6" draw:layer="layout" svg:width="0.161cm" svg:height="0.162cm" svg:x="7.742cm" svg:y="2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2cm" svg:height="0.162cm" svg:x="7.741cm" svg:y="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2cm" svg:height="0.161cm" svg:x="6.099cm" svg:y="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1cm" svg:height="0.161cm" svg:x="6.1cm" svg:y="4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2cm" svg:height="0.16cm" svg:x="6.589cm" svg:y="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1cm" svg:height="0.161cm" svg:x="7.2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2cm" svg:height="0.161cm" svg:x="8.887cm" svg:y="4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61cm" svg:height="0.161cm" svg:x="7.736cm" svg:y="4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162cm" svg:height="0.162cm" svg:x="6.592cm" svg:y="4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161cm" svg:height="0.159cm" svg:x="8.397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162cm" svg:height="0.161cm" svg:x="6.099cm" svg:y="3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16cm" svg:height="0.161cm" svg:x="7.082cm" svg:y="3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161cm" svg:height="0.162cm" svg:x="7.79cm" svg:y="4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162cm" svg:height="0.16cm" svg:x="7.741cm" svg:y="5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0.135cm" svg:height="0.134cm" svg:x="8.602cm" svg:y="5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135cm" svg:height="0.135cm" svg:x="8.602cm" svg:y="5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5cm" svg:height="0.5cm" svg:x="8.545cm" svg:y="5.405cm">
          <draw:text-box>
            <text:p text:style-name="P8"><text:span text:style-name="T2">observed</text:span></text:p>
          </draw:text-box>
        </draw:frame>
        <draw:frame draw:style-name="gr8" draw:text-style-name="P9" draw:layer="layout" svg:width="1.5cm" svg:height="0.5cm" svg:x="8.545cm" svg:y="5.7cm">
          <draw:text-box>
            <text:p text:style-name="P8"><text:span text:style-name="T2">av</text:span><text:span text:style-name="T2">ail</text:span><text:span text:style-name="T2">abl</text:span><text:span text:style-name="T2">e</text:span></text:p>
          </draw:text-box>
        </draw:frame>
        <draw:connector draw:name="Gerader Verbinder 1" draw:style-name="gr9" draw:text-style-name="P10" draw:layer="layout" draw:type="line" svg:x1="8.033cm" svg:y1="9.506cm" svg:x2="9.337cm" svg:y2="8.516cm" svg:d="M8033 9506l1304-990" svg:viewBox="0 0 1305 991">
          <text:p/>
        </draw:connector>
        <draw:connector draw:name="Gerader Verbinder 2" draw:style-name="gr9" draw:text-style-name="P10" draw:layer="layout" draw:type="line" svg:x1="8.033cm" svg:y1="9.506cm" svg:x2="6.707cm" svg:y2="8.63cm" svg:d="M8033 9506l-1326-876" svg:viewBox="0 0 1327 877">
          <text:p/>
        </draw:connector>
        <draw:connector draw:name="Gerader Verbinder 3" draw:style-name="gr9" draw:text-style-name="P10" draw:layer="layout" draw:type="line" svg:x1="6.713cm" svg:y1="8.635cm" svg:x2="6.764cm" svg:y2="8.071cm" svg:d="M6713 8635l51-564" svg:viewBox="0 0 52 565">
          <text:p/>
        </draw:connector>
        <draw:connector draw:name="Gerader Verbinder 69" draw:style-name="gr9" draw:text-style-name="P10" draw:layer="layout" draw:type="line" svg:x1="7.768cm" svg:y1="7.786cm" svg:x2="6.131cm" svg:y2="7.754cm" svg:d="M7768 7786l-1637-32" svg:viewBox="0 0 1638 33">
          <text:p/>
        </draw:connector>
        <draw:connector draw:name="Gerader Verbinder 71" draw:style-name="gr9" draw:text-style-name="P10" draw:layer="layout" draw:type="line" svg:x1="7.768cm" svg:y1="7.786cm" svg:x2="9.094cm" svg:y2="8.662cm" svg:d="M7768 7786l1326 876" svg:viewBox="0 0 1327 877">
          <text:p/>
        </draw:connector>
        <draw:connector draw:name="Gerader Verbinder 85" draw:style-name="gr9" draw:text-style-name="P10" draw:layer="layout" draw:type="line" svg:x1="7.743cm" svg:y1="8.723cm" svg:x2="7.296cm" svg:y2="7.148cm" svg:d="M7743 8723l-447-1575" svg:viewBox="0 0 448 1576">
          <text:p/>
        </draw:connector>
        <draw:connector draw:name="Gerader Verbinder 86" draw:style-name="gr9" draw:text-style-name="P10" draw:layer="layout" draw:type="line" svg:x1="7.743cm" svg:y1="8.723cm" svg:x2="6.445cm" svg:y2="9.639cm" svg:d="M7743 8723l-1298 916" svg:viewBox="0 0 1299 917">
          <text:p/>
        </draw:connector>
        <draw:connector draw:name="Gerader Verbinder 87" draw:style-name="gr9" draw:text-style-name="P10" draw:layer="layout" draw:type="line" svg:x1="6.445cm" svg:y1="9.639cm" svg:x2="5.938cm" svg:y2="9.388cm" svg:d="M6445 9639l-507-251" svg:viewBox="0 0 508 252">
          <text:p/>
        </draw:connector>
        <draw:connector draw:name="Gerader Verbinder 89" draw:style-name="gr9" draw:text-style-name="P10" draw:layer="layout" draw:type="line" svg:x1="7.232cm" svg:y1="8.814cm" svg:x2="8.692cm" svg:y2="8.072cm" svg:d="M7232 8814l1460-742" svg:viewBox="0 0 1461 743">
          <text:p/>
        </draw:connector>
        <draw:connector draw:name="Gerader Verbinder 90" draw:style-name="gr9" draw:text-style-name="P10" draw:layer="layout" draw:type="line" svg:x1="7.232cm" svg:y1="8.814cm" svg:x2="6.084cm" svg:y2="7.716cm" svg:d="M7232 8814l-1148-1098" svg:viewBox="0 0 1149 1099">
          <text:p/>
        </draw:connector>
        <draw:connector draw:name="Gerader Verbinder 91" draw:style-name="gr9" draw:text-style-name="P10" draw:layer="layout" draw:type="line" svg:x1="6.091cm" svg:y1="7.716cm" svg:x2="6.241cm" svg:y2="7.17cm" svg:d="M6091 7716l150-546" svg:viewBox="0 0 151 547">
          <text:p/>
        </draw:connector>
        <draw:connector draw:name="Gerader Verbinder 74" draw:style-name="gr10" draw:text-style-name="P10" draw:layer="layout" draw:type="line" svg:x1="7.794cm" svg:y1="9.231cm" svg:x2="7.406cm" svg:y2="9.641cm" svg:d="M7794 9231l-388 410" svg:viewBox="0 0 389 411">
          <text:p/>
        </draw:connector>
        <draw:connector draw:name="Gerader Verbinder 81" draw:style-name="gr10" draw:text-style-name="P10" draw:layer="layout" draw:type="line" svg:x1="7.117cm" svg:y1="8.033cm" svg:x2="7.392cm" svg:y2="9.648cm" svg:d="M7117 8033l275 1615" svg:viewBox="0 0 276 1616">
          <text:p/>
        </draw:connector>
        <draw:connector draw:name="Gerader Verbinder 82" draw:style-name="gr10" draw:text-style-name="P10" draw:layer="layout" draw:type="line" svg:x1="7.117cm" svg:y1="8.033cm" svg:x2="8.507cm" svg:y2="7.263cm" svg:d="M7117 8033l1390-770" svg:viewBox="0 0 1391 771">
          <text:p/>
        </draw:connector>
        <draw:connector draw:name="Gerader Verbinder 83" draw:style-name="gr10" draw:text-style-name="P10" draw:layer="layout" draw:type="line" svg:x1="8.508cm" svg:y1="7.263cm" svg:x2="8.984cm" svg:y2="7.569cm" svg:d="M8508 7263l476 306" svg:viewBox="0 0 477 307">
          <text:p/>
        </draw:connector>
        <draw:frame draw:style-name="gr8" draw:text-style-name="P9" draw:layer="layout" svg:width="1.5cm" svg:height="0.5cm" svg:x="8.545cm" svg:y="9.405cm">
          <draw:text-box>
            <text:p text:style-name="P8"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/text:p>
          </draw:text-box>
        </draw:frame>
        <draw:frame draw:style-name="gr8" draw:text-style-name="P9" draw:layer="layout" svg:width="1.5cm" svg:height="0.5cm" svg:x="8.545cm" svg:y="9.7cm">
          <draw:text-box>
            <text:p text:style-name="P8"><text:span text:style-name="T2">available</text:span></text:p>
          </draw:text-box>
        </draw:frame>
        <draw:path draw:style-name="gr11" draw:text-style-name="P11" draw:layer="layout" svg:width="0.417cm" svg:height="0.296cm" draw:transform="skewX (-0.0265290046303139) rotate (0.773355391558687) translate (8.22899997458368cm 9.67266385255849cm)" svg:viewBox="0 0 418 297" svg:d="M0 0c280 0 209 70 209 209 0 140 209 70 209 70">
          <text:p/>
        </draw:path>
        <draw:path draw:style-name="gr12" draw:text-style-name="P11" draw:layer="layout" svg:width="0.417cm" svg:height="0.296cm" draw:transform="skewX (-0.0265290046303138) rotate (0.773355391558687) translate (8.22899997458368cm 9.97266385255849cm)" svg:viewBox="0 0 418 297" svg:d="M0 0c280 0 209 70 209 209 0 140 209 70 209 70">
          <text:p/>
        </draw:path>
        <draw:frame draw:style-name="gr8" draw:text-style-name="P9" draw:layer="layout" svg:width="1.5cm" svg:height="0.5cm" svg:x="8.54cm" svg:y="13.405cm">
          <draw:text-box>
            <text:p text:style-name="P8"><text:span text:style-name="T2">obse</text:span><text:span text:style-name="T2">rved</text:span></text:p>
          </draw:text-box>
        </draw:frame>
        <draw:frame draw:style-name="gr8" draw:text-style-name="P9" draw:layer="layout" svg:width="1.5cm" svg:height="0.5cm" svg:x="8.54cm" svg:y="13.7cm">
          <draw:text-box>
            <text:p text:style-name="P8"><text:span text:style-name="T2">available</text:span></text:p>
          </draw:text-box>
        </draw:frame>
        <draw:path draw:style-name="gr11" draw:text-style-name="P11" draw:layer="layout" svg:width="0.417cm" svg:height="0.296cm" draw:transform="skewX (-0.0265290046303138) rotate (0.773355391558687) translate (8.22399997458368cm 13.6726638525585cm)" svg:viewBox="0 0 418 297" svg:d="M0 0c280 0 209 70 209 209 0 140 209 70 209 70">
          <text:p/>
        </draw:path>
        <draw:path draw:style-name="gr12" draw:text-style-name="P11" draw:layer="layout" svg:width="0.417cm" svg:height="0.296cm" draw:transform="skewX (-0.0265290046303138) rotate (0.773355391558687) translate (8.22399997458367cm 13.9726638525585cm)" svg:viewBox="0 0 418 297" svg:d="M0 0c280 0 209 70 209 209 0 140 209 70 209 70">
          <text:p/>
        </draw:path>
        <draw:custom-shape draw:style-name="gr6" draw:text-style-name="P6" draw:layer="layout" svg:width="0.135cm" svg:height="0.134cm" svg:x="7.326cm" svg:y="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35cm" svg:height="0.134cm" svg:x="7.05cm" svg:y="7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35cm" svg:height="0.134cm" svg:x="8.437cm" svg:y="7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Gerader Verbinder 31" draw:style-name="gr9" draw:text-style-name="P10" draw:layer="layout" draw:type="line" svg:x1="9.166cm" svg:y1="12.202cm" svg:x2="9.311cm" svg:y2="11.959cm" svg:d="M9166 12202l145-243" svg:viewBox="0 0 146 244">
          <text:p/>
        </draw:connector>
        <draw:connector draw:name="Gerader Verbinder 32" draw:style-name="gr9" draw:text-style-name="P10" draw:layer="layout" draw:type="line" svg:x1="8.868cm" svg:y1="11.099cm" svg:x2="9.154cm" svg:y2="12.205cm" svg:d="M8868 11099l286 1106" svg:viewBox="0 0 287 1107">
          <text:p/>
        </draw:connector>
        <draw:connector draw:name="Gerader Verbinder 33" draw:style-name="gr9" draw:text-style-name="P10" draw:layer="layout" draw:type="line" svg:x1="8.201cm" svg:y1="12.739cm" svg:x2="9.158cm" svg:y2="12.199cm" svg:d="M8201 12739l957-540" svg:viewBox="0 0 958 541">
          <text:p/>
        </draw:connector>
        <draw:connector draw:name="Gerader Verbinder 34" draw:style-name="gr9" draw:text-style-name="P10" draw:layer="layout" draw:type="line" svg:x1="9.16cm" svg:y1="12.203cm" svg:x2="9.955cm" svg:y2="11.977cm" svg:d="M9160 12203l795-226" svg:viewBox="0 0 796 227">
          <text:p/>
        </draw:connector>
        <draw:connector draw:name="Gerader Verbinder 35" draw:style-name="gr9" draw:text-style-name="P10" draw:layer="layout" draw:type="line" svg:x1="9.161cm" svg:y1="12.208cm" svg:x2="9.488cm" svg:y2="12.404cm" svg:d="M9161 12208l327 196" svg:viewBox="0 0 328 197">
          <text:p/>
        </draw:connector>
        <draw:connector draw:name="Gerader Verbinder 36" draw:style-name="gr9" draw:text-style-name="P10" draw:layer="layout" draw:type="line" svg:x1="9.16cm" svg:y1="12.203cm" svg:x2="7.896cm" svg:y2="11.245cm" svg:d="M9160 12203l-1264-958" svg:viewBox="0 0 1265 959">
          <text:p/>
        </draw:connector>
        <draw:connector draw:name="Gerader Verbinder 37" draw:style-name="gr9" draw:text-style-name="P10" draw:layer="layout" draw:type="line" svg:x1="9.16cm" svg:y1="12.203cm" svg:x2="9.074cm" svg:y2="12.399cm" svg:d="M9160 12203l-86 196" svg:viewBox="0 0 87 197">
          <text:p/>
        </draw:connector>
        <draw:connector draw:name="Gerader Verbinder 38" draw:style-name="gr9" draw:text-style-name="P10" draw:layer="layout" draw:type="line" svg:x1="9.16cm" svg:y1="12.203cm" svg:x2="9.299cm" svg:y2="12.687cm" svg:d="M9160 12203l139 484" svg:viewBox="0 0 140 485">
          <text:p/>
        </draw:connector>
        <draw:connector draw:name="Gerader Verbinder 39" draw:style-name="gr9" draw:text-style-name="P10" draw:layer="layout" draw:type="line" svg:x1="7.639cm" svg:y1="11.731cm" svg:x2="8.023cm" svg:y2="11.234cm" svg:d="M7639 11731l384-497" svg:viewBox="0 0 385 498">
          <text:p/>
        </draw:connector>
        <draw:connector draw:name="Gerader Verbinder 40" draw:style-name="gr9" draw:text-style-name="P10" draw:layer="layout" draw:type="line" svg:x1="7.496cm" svg:y1="11.285cm" svg:x2="7.628cm" svg:y2="11.734cm" svg:d="M7496 11285l132 449" svg:viewBox="0 0 133 450">
          <text:p/>
        </draw:connector>
        <draw:connector draw:name="Gerader Verbinder 41" draw:style-name="gr9" draw:text-style-name="P10" draw:layer="layout" draw:type="line" svg:x1="6.546cm" svg:y1="11.962cm" svg:x2="7.633cm" svg:y2="11.727cm" svg:d="M6546 11962l1087-235" svg:viewBox="0 0 1088 236">
          <text:p/>
        </draw:connector>
        <draw:connector draw:name="Gerader Verbinder 42" draw:style-name="gr9" draw:text-style-name="P10" draw:layer="layout" draw:type="line" svg:x1="7.635cm" svg:y1="11.732cm" svg:x2="9.378cm" svg:y2="10.866cm" svg:d="M7635 11732l1743-866" svg:viewBox="0 0 1744 867">
          <text:p/>
        </draw:connector>
        <draw:connector draw:name="Gerader Verbinder 43" draw:style-name="gr9" draw:text-style-name="P10" draw:layer="layout" draw:type="line" svg:x1="7.636cm" svg:y1="11.737cm" svg:x2="9.164cm" svg:y2="12.222cm" svg:d="M7636 11737l1528 485" svg:viewBox="0 0 1529 486">
          <text:p/>
        </draw:connector>
        <draw:connector draw:name="Gerader Verbinder 44" draw:style-name="gr9" draw:text-style-name="P10" draw:layer="layout" draw:type="line" svg:x1="7.635cm" svg:y1="11.732cm" svg:x2="7.14cm" svg:y2="11.383cm" svg:d="M7635 11732l-495-349" svg:viewBox="0 0 496 350">
          <text:p/>
        </draw:connector>
        <draw:connector draw:name="Gerader Verbinder 45" draw:style-name="gr9" draw:text-style-name="P10" draw:layer="layout" draw:type="line" svg:x1="7.635cm" svg:y1="11.732cm" svg:x2="6.97cm" svg:y2="13.134cm" svg:d="M7635 11732l-665 1402" svg:viewBox="0 0 666 1403">
          <text:p/>
        </draw:connector>
        <draw:connector draw:name="Gerader Verbinder 46" draw:style-name="gr9" draw:text-style-name="P10" draw:layer="layout" draw:type="line" svg:x1="7.635cm" svg:y1="11.732cm" svg:x2="7.773cm" svg:y2="12.216cm" svg:d="M7635 11732l138 484" svg:viewBox="0 0 139 485">
          <text:p/>
        </draw:connector>
        <draw:connector draw:name="Gerader Verbinder 47" draw:style-name="gr9" draw:text-style-name="P10" draw:layer="layout" draw:type="line" svg:x1="6.709cm" svg:y1="13.074cm" svg:x2="5.736cm" svg:y2="12.131cm" svg:d="M6709 13074l-973-943" svg:viewBox="0 0 974 944">
          <text:p/>
        </draw:connector>
        <draw:connector draw:name="Gerader Verbinder 48" draw:style-name="gr9" draw:text-style-name="P10" draw:layer="layout" draw:type="line" svg:x1="6.068cm" svg:y1="13.304cm" svg:x2="6.713cm" svg:y2="13.086cm" svg:d="M6068 13304l645-218" svg:viewBox="0 0 646 219">
          <text:p/>
        </draw:connector>
        <draw:connector draw:name="Gerader Verbinder 49" draw:style-name="gr9" draw:text-style-name="P10" draw:layer="layout" draw:type="line" svg:x1="6.533cm" svg:y1="14.156cm" svg:x2="6.707cm" svg:y2="13.082cm" svg:d="M6533 14156l174-1074" svg:viewBox="0 0 175 1075">
          <text:p/>
        </draw:connector>
        <draw:connector draw:name="Gerader Verbinder 50" draw:style-name="gr9" draw:text-style-name="P10" draw:layer="layout" draw:type="line" svg:x1="6.711cm" svg:y1="13.081cm" svg:x2="6.445cm" svg:y2="12.147cm" svg:d="M6711 13081l-266-934" svg:viewBox="0 0 267 935">
          <text:p/>
        </draw:connector>
        <draw:connector draw:name="Gerader Verbinder 51" draw:style-name="gr9" draw:text-style-name="P10" draw:layer="layout" draw:type="line" svg:x1="6.716cm" svg:y1="13.08cm" svg:x2="7.637cm" svg:y2="11.748cm" svg:d="M6716 13080l921-1332" svg:viewBox="0 0 922 1333">
          <text:p/>
        </draw:connector>
        <draw:connector draw:name="Gerader Verbinder 52" draw:style-name="gr9" draw:text-style-name="P10" draw:layer="layout" draw:type="line" svg:x1="6.711cm" svg:y1="13.081cm" svg:x2="6.363cm" svg:y2="13.575cm" svg:d="M6711 13081l-348 494" svg:viewBox="0 0 349 495">
          <text:p/>
        </draw:connector>
        <draw:connector draw:name="Gerader Verbinder 53" draw:style-name="gr9" draw:text-style-name="P10" draw:layer="layout" draw:type="line" svg:x1="6.711cm" svg:y1="13.081cm" svg:x2="7.063cm" svg:y2="13.235cm" svg:d="M6711 13081l352 154" svg:viewBox="0 0 353 155">
          <text:p/>
        </draw:connector>
        <draw:connector draw:name="Gerader Verbinder 54" draw:style-name="gr9" draw:text-style-name="P10" draw:layer="layout" draw:type="line" svg:x1="6.711cm" svg:y1="13.081cm" svg:x2="7.962cm" svg:y2="12.764cm" svg:d="M6711 13081l1251-317" svg:viewBox="0 0 1252 318">
          <text:p/>
        </draw:connector>
        <draw:connector draw:name="Gerader Verbinder 55" draw:style-name="gr13" draw:text-style-name="P12" draw:layer="layout" draw:type="line" svg:x1="6.716cm" svg:y1="13.08cm" svg:x2="7.637cm" svg:y2="11.748cm" svg:d="M6716 13080l921-1332" svg:viewBox="0 0 922 1333">
          <text:p/>
        </draw:connector>
        <draw:connector draw:name="Gerader Verbinder 56" draw:style-name="gr14" draw:text-style-name="P12" draw:layer="layout" draw:type="line" svg:x1="7.652cm" svg:y1="11.743cm" svg:x2="9.173cm" svg:y2="12.226cm" svg:d="M7652 11743l1521 483" svg:viewBox="0 0 1522 484">
          <text:p/>
        </draw:connector>
        <draw:connector draw:name="Gerader Verbinder 57" draw:style-name="gr14" draw:text-style-name="P12" draw:layer="layout" draw:type="line" svg:x1="9.161cm" svg:y1="12.213cm" svg:x2="9.317cm" svg:y2="12.753cm" svg:d="M9161 12213l156 540" svg:viewBox="0 0 157 541">
          <text:p/>
        </draw:connector>
        <draw:custom-shape draw:style-name="gr6" draw:text-style-name="P6" draw:layer="layout" svg:width="0.135cm" svg:height="0.134cm" draw:transform="rotate (0.278030949842697) translate (7.548cm 11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35cm" svg:height="0.134cm" draw:transform="rotate (0.278030949842697) translate (6.625cm 13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35cm" svg:height="0.134cm" draw:transform="rotate (0.278030949842697) translate (9.074cm 12.1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0.713cm" svg:height="0.37cm" svg:x="6.925cm" svg:y="3.085cm">
          <draw:image xlink:href="Pictures/100020D5000029310000155F966A034D9A0B7EE5.svg" xlink:type="simple" xlink:show="embed" xlink:actuate="onLoad" draw:mime-type="image/svg+xml">
            <text:p/>
          </draw:image>
          <draw:image xlink:href="Pictures/100000010000018F000000CF79F5F6BFC160E123.png" xlink:type="simple" xlink:show="embed" xlink:actuate="onLoad" draw:mime-type="image/png"/>
        </draw:frame>
        <draw:frame draw:style-name="gr15" draw:text-style-name="P11" draw:layer="layout" svg:width="0.713cm" svg:height="0.37cm" svg:x="8.835cm" svg:y="7.618cm">
          <draw:image xlink:href="Pictures/100020D5000029310000155F966A034D9A0B7EE5.svg" xlink:type="simple" xlink:show="embed" xlink:actuate="onLoad" draw:mime-type="image/svg+xml">
            <text:p/>
          </draw:image>
          <draw:image xlink:href="Pictures/100000010000018F000000CF79F5F6BFC160E123.png" xlink:type="simple" xlink:show="embed" xlink:actuate="onLoad" draw:mime-type="image/png"/>
        </draw:frame>
        <draw:frame draw:style-name="gr15" draw:text-style-name="P11" draw:layer="layout" svg:width="0.713cm" svg:height="0.37cm" svg:x="9.045cm" svg:y="12.83cm">
          <draw:image xlink:href="Pictures/100020D5000029310000155F966A034D9A0B7EE5.svg" xlink:type="simple" xlink:show="embed" xlink:actuate="onLoad" draw:mime-type="image/svg+xml">
            <text:p/>
          </draw:image>
          <draw:image xlink:href="Pictures/100000010000018F000000CF79F5F6BFC160E123.png" xlink:type="simple" xlink:show="embed" xlink:actuate="onLoad" draw:mime-type="image/png"/>
        </draw:frame>
        <draw:custom-shape draw:style-name="gr16" draw:text-style-name="P14" draw:layer="layout" svg:width="23cm" svg:height="1cm" svg:x="0.545cm" svg:y="0.2cm">
          <text:p text:style-name="P13"><text:span text:style-name="T3">Co</text:span><text:span text:style-name="T3">nn</text:span><text:span text:style-name="T3">ec</text:span><text:span text:style-name="T3">tivi</text:span><text:span text:style-name="T3">ty </text:span><text:span text:style-name="T3">M</text:span><text:span text:style-name="T3">od</text:span><text:span text:style-name="T3">eli</text:span><text:span text:style-name="T3">ng </text:span><text:span text:style-name="T3">Pi</text:span><text:span text:style-name="T3">pel</text:span><text:span text:style-name="T3">ine</text:span></text:p>
          <draw:enhanced-geometry svg:viewBox="0 0 21600 21600" draw:text-areas="0 ?f0 ?f5 ?f2" draw:type="right-arrow" draw:modifiers="21164.6992461925 4143.056943056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1" draw:layer="layout" svg:width="2.5cm" svg:height="2.634cm" svg:x="1.545cm" svg:y="5.2cm">
          <draw:image xlink:href="Pictures/100031470000205900002600544B99B05A6513A7.svg" xlink:type="simple" xlink:show="embed" xlink:actuate="onLoad" draw:mime-type="image/svg+xml">
            <text:p/>
          </draw:image>
          <draw:image xlink:href="Pictures/100000010000013900000170889D1DCCDD3F6153.png" xlink:type="simple" xlink:show="embed" xlink:actuate="onLoad" draw:mime-type="image/png"/>
        </draw:frame>
        <draw:frame draw:style-name="gr17" draw:text-style-name="P11" draw:layer="layout" svg:width="1.85cm" svg:height="1.235cm" svg:x="1.045cm" svg:y="3.278cm">
          <draw:image xlink:href="Pictures/100059F5000073E500004D60689C28A3BAB56392.svg" xlink:type="simple" xlink:show="embed" xlink:actuate="onLoad" draw:mime-type="image/svg+xml">
            <text:p/>
          </draw:image>
          <draw:image xlink:href="Pictures/1000000100000361000002421E969E64AEAE1697.png" xlink:type="simple" xlink:show="embed" xlink:actuate="onLoad" draw:mime-type="image/png"/>
        </draw:frame>
        <draw:line draw:style-name="gr18" draw:text-style-name="P11" draw:layer="layout" svg:x1="3.072cm" svg:y1="5.42cm" svg:x2="2.173cm" svg:y2="4.034cm">
          <text:p/>
        </draw:line>
        <draw:frame draw:style-name="gr15" draw:text-style-name="P11" draw:layer="layout" svg:width="3.819cm" svg:height="3.819cm" svg:x="18.894cm" svg:y="2.54cm">
          <draw:image xlink:href="Pictures/10000001000004B0000004B0AAF6178C812E3B6A.png" xlink:type="simple" xlink:show="embed" xlink:actuate="onLoad" draw:mime-type="image/png">
            <text:p/>
          </draw:image>
        </draw:frame>
        <draw:frame draw:style-name="gr15" draw:text-style-name="P11" draw:layer="layout" svg:width="3.819cm" svg:height="3.819cm" svg:x="18.895cm" svg:y="6.545cm">
          <draw:image xlink:href="Pictures/10000001000004B0000004B0AAF6178C812E3B6A.png" xlink:type="simple" xlink:show="embed" xlink:actuate="onLoad" draw:mime-type="image/png">
            <text:p/>
          </draw:image>
        </draw:frame>
        <draw:frame draw:style-name="gr15" draw:text-style-name="P11" draw:layer="layout" svg:width="3.819cm" svg:height="3.819cm" svg:x="18.896cm" svg:y="10.541cm">
          <draw:image xlink:href="Pictures/10000001000004B0000004B0AAF6178C812E3B6A.png" xlink:type="simple" xlink:show="embed" xlink:actuate="onLoad" draw:mime-type="image/png">
            <text:p/>
          </draw:image>
        </draw:frame>
        <draw:frame draw:style-name="gr19" draw:text-style-name="P11" draw:layer="layout" svg:width="7cm" svg:height="1.499cm" svg:x="11.045cm" svg:y="5.726cm">
          <draw:image xlink:href="Pictures/1000000100000546000004B051E76E80C1F0D548.png" xlink:type="simple" xlink:show="embed" xlink:actuate="onLoad" draw:mime-type="image/png">
            <text:p/>
          </draw:image>
        </draw:frame>
        <draw:frame draw:style-name="gr20" draw:text-style-name="P15" draw:layer="layout" svg:width="6.848cm" svg:height="0.631cm" svg:x="11.053cm" svg:y="8.4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1" draw:layer="layout" svg:width="1.186cm" svg:height="1.768cm" svg:x="11.266cm" svg:y="5.2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1.005cm" svg:height="1.498cm" svg:x="12.718cm" svg:y="5.2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0.756cm" svg:height="1.127cm" svg:x="12.272cm" svg:y="5.787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0.756cm" svg:height="1.127cm" svg:x="15.868cm" svg:y="4.946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0.97cm" svg:height="1.446cm" svg:x="16.575cm" svg:y="4.693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0.97cm" svg:height="1.446cm" svg:x="16.018cm" svg:y="4.844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3.675cm" svg:y="6.312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3.931cm" svg:y="6.225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4.134cm" svg:y="6.317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4.47cm" svg:y="6.182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1cm" svg:height="0.246cm" svg:x="14.843cm" svg:y="6.336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5cm" svg:height="0.293cm" svg:x="15.226cm" svg:y="6.22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45cm" svg:height="0.287cm" svg:x="15.226cm" svg:y="6.439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4.913cm" svg:y="6.513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4.134cm" svg:y="6.529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3.399cm" svg:y="6.565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358cm" svg:height="0.419cm" svg:x="15.451cm" svg:y="6.516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23cm" svg:height="0.261cm" svg:x="15.921cm" svg:y="6.405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61cm" svg:height="0.306cm" svg:x="15.687cm" svg:y="6.394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15" draw:text-style-name="P11" draw:layer="layout" svg:width="0.294cm" svg:height="0.285cm" svg:x="14.534cm" svg:y="6.559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23cm" svg:height="0.216cm" svg:x="14.843cm" svg:y="6.503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94cm" svg:height="0.285cm" svg:x="15.811cm" svg:y="6.161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24cm" svg:height="0.217cm" svg:x="16.338cm" svg:y="6.252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39cm" svg:height="0.232cm" svg:x="15.55cm" svg:y="6.357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23cm" svg:height="0.216cm" svg:x="13.708cm" svg:y="6.238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146cm" svg:height="0.14cm" svg:x="14.423cm" svg:y="6.045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146cm" svg:height="0.14cm" svg:x="14.482cm" svg:y="6.201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23cm" svg:height="0.216cm" svg:x="13.47cm" svg:y="6.365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146cm" svg:height="0.141cm" svg:x="14.723cm" svg:y="6.092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146cm" svg:height="0.14cm" svg:x="15.036cm" svg:y="6.07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146cm" svg:height="0.14cm" svg:x="14.336cm" svg:y="6.278cm">
          <draw:image xlink:href="Pictures/1000000100000043000000418B26D260AE38FC35.png" xlink:type="simple" xlink:show="embed" xlink:actuate="onLoad" draw:mime-type="image/png">
            <text:p/>
          </draw:image>
        </draw:frame>
        <draw:frame draw:style-name="gr15" draw:text-style-name="P11" draw:layer="layout" svg:width="0.223cm" svg:height="0.216cm" svg:x="15.291cm" svg:y="5.98cm">
          <draw:image xlink:href="Pictures/1000000100000043000000418B26D260AE38FC35.png" xlink:type="simple" xlink:show="embed" xlink:actuate="onLoad" draw:mime-type="image/png">
            <text:p/>
          </draw:image>
        </draw:frame>
        <draw:line draw:style-name="gr21" draw:text-style-name="P11" draw:layer="layout" svg:x1="20.16cm" svg:y1="4.887cm" svg:x2="20.16cm" svg:y2="4.226cm">
          <text:p/>
        </draw:line>
        <draw:line draw:style-name="gr21" draw:text-style-name="P11" draw:layer="layout" svg:x1="20.586cm" svg:y1="4.228cm" svg:x2="20.16cm" svg:y2="4.227cm">
          <text:p/>
        </draw:line>
        <draw:line draw:style-name="gr21" draw:text-style-name="P11" draw:layer="layout" svg:x1="20.586cm" svg:y1="4.227cm" svg:x2="20.586cm" svg:y2="3.353cm">
          <text:p/>
        </draw:line>
        <draw:line draw:style-name="gr21" draw:text-style-name="P11" draw:layer="layout" svg:x1="21.235cm" svg:y1="3.353cm" svg:x2="20.586cm" svg:y2="3.353cm">
          <text:p/>
        </draw:line>
        <draw:custom-shape draw:style-name="gr22" draw:text-style-name="P16" draw:layer="layout" svg:width="0.061cm" svg:height="0.061cm" svg:x="21.865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19.31cm" svg:y1="6.939cm" svg:x2="19.347cm" svg:y2="6.939cm">
          <text:p/>
        </draw:line>
        <draw:line draw:style-name="gr23" draw:text-style-name="P11" draw:layer="layout" svg:x1="19.347cm" svg:y1="6.939cm" svg:x2="19.384cm" svg:y2="6.902cm">
          <text:p/>
        </draw:line>
        <draw:line draw:style-name="gr23" draw:text-style-name="P11" draw:layer="layout" svg:x1="19.422cm" svg:y1="6.939cm" svg:x2="19.385cm" svg:y2="6.902cm">
          <text:p/>
        </draw:line>
        <draw:line draw:style-name="gr23" draw:text-style-name="P11" draw:layer="layout" svg:x1="19.459cm" svg:y1="6.976cm" svg:x2="19.422cm" svg:y2="6.939cm">
          <text:p/>
        </draw:line>
        <draw:line draw:style-name="gr23" draw:text-style-name="P11" draw:layer="layout" svg:x1="19.46cm" svg:y1="6.976cm" svg:x2="19.497cm" svg:y2="6.939cm">
          <text:p/>
        </draw:line>
        <draw:line draw:style-name="gr23" draw:text-style-name="P11" draw:layer="layout" svg:x1="19.647cm" svg:y1="6.939cm" svg:x2="19.684cm" svg:y2="6.939cm">
          <text:p/>
        </draw:line>
        <draw:line draw:style-name="gr23" draw:text-style-name="P11" draw:layer="layout" svg:x1="19.497cm" svg:y1="6.939cm" svg:x2="19.534cm" svg:y2="6.902cm">
          <text:p/>
        </draw:line>
        <draw:line draw:style-name="gr23" draw:text-style-name="P11" draw:layer="layout" svg:x1="19.571cm" svg:y1="6.939cm" svg:x2="19.534cm" svg:y2="6.902cm">
          <text:p/>
        </draw:line>
        <draw:line draw:style-name="gr23" draw:text-style-name="P11" draw:layer="layout" svg:x1="19.609cm" svg:y1="6.976cm" svg:x2="19.572cm" svg:y2="6.939cm">
          <text:p/>
        </draw:line>
        <draw:line draw:style-name="gr23" draw:text-style-name="P11" draw:layer="layout" svg:x1="19.609cm" svg:y1="6.976cm" svg:x2="19.646cm" svg:y2="6.939cm">
          <text:p/>
        </draw:line>
        <draw:custom-shape draw:style-name="gr22" draw:text-style-name="P16" draw:layer="layout" svg:width="0.061cm" svg:height="0.061cm" svg:x="20.985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1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118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684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25cm" svg:y="7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5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1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118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684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25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5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1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118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684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25cm" svg:y="7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1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118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684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2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5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1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118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684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19.25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2.285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851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418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4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2.285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851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41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4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2.285cm" svg:y="9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851cm" svg:y="9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418cm" svg:y="9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984cm" svg:y="9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0.55cm" svg:y="9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2.285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851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418cm" svg:y="8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2.285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851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061cm" svg:height="0.061cm" svg:x="21.41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19.31cm" svg:y1="7.368cm" svg:x2="19.347cm" svg:y2="7.368cm">
          <text:p/>
        </draw:line>
        <draw:line draw:style-name="gr23" draw:text-style-name="P11" draw:layer="layout" svg:x1="19.347cm" svg:y1="7.368cm" svg:x2="19.384cm" svg:y2="7.331cm">
          <text:p/>
        </draw:line>
        <draw:line draw:style-name="gr23" draw:text-style-name="P11" draw:layer="layout" svg:x1="19.422cm" svg:y1="7.368cm" svg:x2="19.385cm" svg:y2="7.331cm">
          <text:p/>
        </draw:line>
        <draw:line draw:style-name="gr23" draw:text-style-name="P11" draw:layer="layout" svg:x1="19.459cm" svg:y1="7.405cm" svg:x2="19.422cm" svg:y2="7.368cm">
          <text:p/>
        </draw:line>
        <draw:line draw:style-name="gr23" draw:text-style-name="P11" draw:layer="layout" svg:x1="19.46cm" svg:y1="7.405cm" svg:x2="19.497cm" svg:y2="7.368cm">
          <text:p/>
        </draw:line>
        <draw:line draw:style-name="gr23" draw:text-style-name="P11" draw:layer="layout" svg:x1="19.647cm" svg:y1="7.368cm" svg:x2="19.684cm" svg:y2="7.368cm">
          <text:p/>
        </draw:line>
        <draw:line draw:style-name="gr23" draw:text-style-name="P11" draw:layer="layout" svg:x1="19.497cm" svg:y1="7.368cm" svg:x2="19.534cm" svg:y2="7.331cm">
          <text:p/>
        </draw:line>
        <draw:line draw:style-name="gr23" draw:text-style-name="P11" draw:layer="layout" svg:x1="19.571cm" svg:y1="7.368cm" svg:x2="19.534cm" svg:y2="7.331cm">
          <text:p/>
        </draw:line>
        <draw:line draw:style-name="gr23" draw:text-style-name="P11" draw:layer="layout" svg:x1="19.609cm" svg:y1="7.405cm" svg:x2="19.572cm" svg:y2="7.368cm">
          <text:p/>
        </draw:line>
        <draw:line draw:style-name="gr23" draw:text-style-name="P11" draw:layer="layout" svg:x1="19.609cm" svg:y1="7.405cm" svg:x2="19.646cm" svg:y2="7.368cm">
          <text:p/>
        </draw:line>
        <draw:line draw:style-name="gr23" draw:text-style-name="P11" draw:layer="layout" svg:x1="19.31cm" svg:y1="7.786cm" svg:x2="19.347cm" svg:y2="7.786cm">
          <text:p/>
        </draw:line>
        <draw:line draw:style-name="gr23" draw:text-style-name="P11" draw:layer="layout" svg:x1="19.347cm" svg:y1="7.786cm" svg:x2="19.384cm" svg:y2="7.749cm">
          <text:p/>
        </draw:line>
        <draw:line draw:style-name="gr23" draw:text-style-name="P11" draw:layer="layout" svg:x1="19.422cm" svg:y1="7.786cm" svg:x2="19.385cm" svg:y2="7.749cm">
          <text:p/>
        </draw:line>
        <draw:line draw:style-name="gr23" draw:text-style-name="P11" draw:layer="layout" svg:x1="19.459cm" svg:y1="7.823cm" svg:x2="19.422cm" svg:y2="7.786cm">
          <text:p/>
        </draw:line>
        <draw:line draw:style-name="gr23" draw:text-style-name="P11" draw:layer="layout" svg:x1="19.46cm" svg:y1="7.823cm" svg:x2="19.497cm" svg:y2="7.786cm">
          <text:p/>
        </draw:line>
        <draw:line draw:style-name="gr23" draw:text-style-name="P11" draw:layer="layout" svg:x1="19.647cm" svg:y1="7.786cm" svg:x2="19.684cm" svg:y2="7.786cm">
          <text:p/>
        </draw:line>
        <draw:line draw:style-name="gr23" draw:text-style-name="P11" draw:layer="layout" svg:x1="19.497cm" svg:y1="7.786cm" svg:x2="19.534cm" svg:y2="7.749cm">
          <text:p/>
        </draw:line>
        <draw:line draw:style-name="gr23" draw:text-style-name="P11" draw:layer="layout" svg:x1="19.571cm" svg:y1="7.786cm" svg:x2="19.534cm" svg:y2="7.749cm">
          <text:p/>
        </draw:line>
        <draw:line draw:style-name="gr23" draw:text-style-name="P11" draw:layer="layout" svg:x1="19.609cm" svg:y1="7.823cm" svg:x2="19.572cm" svg:y2="7.786cm">
          <text:p/>
        </draw:line>
        <draw:line draw:style-name="gr23" draw:text-style-name="P11" draw:layer="layout" svg:x1="19.609cm" svg:y1="7.823cm" svg:x2="19.646cm" svg:y2="7.786cm">
          <text:p/>
        </draw:line>
        <draw:line draw:style-name="gr23" draw:text-style-name="P11" draw:layer="layout" svg:x1="19.31cm" svg:y1="8.231cm" svg:x2="19.347cm" svg:y2="8.231cm">
          <text:p/>
        </draw:line>
        <draw:line draw:style-name="gr23" draw:text-style-name="P11" draw:layer="layout" svg:x1="19.347cm" svg:y1="8.231cm" svg:x2="19.384cm" svg:y2="8.194cm">
          <text:p/>
        </draw:line>
        <draw:line draw:style-name="gr23" draw:text-style-name="P11" draw:layer="layout" svg:x1="19.422cm" svg:y1="8.231cm" svg:x2="19.385cm" svg:y2="8.194cm">
          <text:p/>
        </draw:line>
        <draw:line draw:style-name="gr23" draw:text-style-name="P11" draw:layer="layout" svg:x1="19.459cm" svg:y1="8.268cm" svg:x2="19.422cm" svg:y2="8.231cm">
          <text:p/>
        </draw:line>
        <draw:line draw:style-name="gr23" draw:text-style-name="P11" draw:layer="layout" svg:x1="19.46cm" svg:y1="8.268cm" svg:x2="19.497cm" svg:y2="8.231cm">
          <text:p/>
        </draw:line>
        <draw:line draw:style-name="gr23" draw:text-style-name="P11" draw:layer="layout" svg:x1="19.647cm" svg:y1="8.231cm" svg:x2="19.684cm" svg:y2="8.231cm">
          <text:p/>
        </draw:line>
        <draw:line draw:style-name="gr23" draw:text-style-name="P11" draw:layer="layout" svg:x1="19.497cm" svg:y1="8.231cm" svg:x2="19.534cm" svg:y2="8.194cm">
          <text:p/>
        </draw:line>
        <draw:line draw:style-name="gr23" draw:text-style-name="P11" draw:layer="layout" svg:x1="19.571cm" svg:y1="8.231cm" svg:x2="19.534cm" svg:y2="8.194cm">
          <text:p/>
        </draw:line>
        <draw:line draw:style-name="gr23" draw:text-style-name="P11" draw:layer="layout" svg:x1="19.609cm" svg:y1="8.268cm" svg:x2="19.572cm" svg:y2="8.231cm">
          <text:p/>
        </draw:line>
        <draw:line draw:style-name="gr23" draw:text-style-name="P11" draw:layer="layout" svg:x1="19.609cm" svg:y1="8.268cm" svg:x2="19.646cm" svg:y2="8.231cm">
          <text:p/>
        </draw:line>
        <draw:line draw:style-name="gr23" draw:text-style-name="P11" draw:layer="layout" svg:x1="19.31cm" svg:y1="8.68cm" svg:x2="19.347cm" svg:y2="8.68cm">
          <text:p/>
        </draw:line>
        <draw:line draw:style-name="gr23" draw:text-style-name="P11" draw:layer="layout" svg:x1="19.347cm" svg:y1="8.68cm" svg:x2="19.384cm" svg:y2="8.643cm">
          <text:p/>
        </draw:line>
        <draw:line draw:style-name="gr23" draw:text-style-name="P11" draw:layer="layout" svg:x1="19.422cm" svg:y1="8.68cm" svg:x2="19.385cm" svg:y2="8.643cm">
          <text:p/>
        </draw:line>
        <draw:line draw:style-name="gr23" draw:text-style-name="P11" draw:layer="layout" svg:x1="19.459cm" svg:y1="8.717cm" svg:x2="19.422cm" svg:y2="8.68cm">
          <text:p/>
        </draw:line>
        <draw:line draw:style-name="gr23" draw:text-style-name="P11" draw:layer="layout" svg:x1="19.46cm" svg:y1="8.717cm" svg:x2="19.497cm" svg:y2="8.68cm">
          <text:p/>
        </draw:line>
        <draw:line draw:style-name="gr23" draw:text-style-name="P11" draw:layer="layout" svg:x1="19.647cm" svg:y1="8.68cm" svg:x2="19.684cm" svg:y2="8.68cm">
          <text:p/>
        </draw:line>
        <draw:line draw:style-name="gr23" draw:text-style-name="P11" draw:layer="layout" svg:x1="19.497cm" svg:y1="8.68cm" svg:x2="19.534cm" svg:y2="8.643cm">
          <text:p/>
        </draw:line>
        <draw:line draw:style-name="gr23" draw:text-style-name="P11" draw:layer="layout" svg:x1="19.571cm" svg:y1="8.68cm" svg:x2="19.534cm" svg:y2="8.643cm">
          <text:p/>
        </draw:line>
        <draw:line draw:style-name="gr23" draw:text-style-name="P11" draw:layer="layout" svg:x1="19.609cm" svg:y1="8.717cm" svg:x2="19.572cm" svg:y2="8.68cm">
          <text:p/>
        </draw:line>
        <draw:line draw:style-name="gr23" draw:text-style-name="P11" draw:layer="layout" svg:x1="19.609cm" svg:y1="8.717cm" svg:x2="19.646cm" svg:y2="8.68cm">
          <text:p/>
        </draw:line>
        <draw:line draw:style-name="gr23" draw:text-style-name="P11" draw:layer="layout" svg:x1="19.74cm" svg:y1="6.939cm" svg:x2="19.777cm" svg:y2="6.939cm">
          <text:p/>
        </draw:line>
        <draw:line draw:style-name="gr23" draw:text-style-name="P11" draw:layer="layout" svg:x1="19.777cm" svg:y1="6.939cm" svg:x2="19.814cm" svg:y2="6.902cm">
          <text:p/>
        </draw:line>
        <draw:line draw:style-name="gr23" draw:text-style-name="P11" draw:layer="layout" svg:x1="19.852cm" svg:y1="6.939cm" svg:x2="19.815cm" svg:y2="6.902cm">
          <text:p/>
        </draw:line>
        <draw:line draw:style-name="gr23" draw:text-style-name="P11" draw:layer="layout" svg:x1="19.889cm" svg:y1="6.976cm" svg:x2="19.852cm" svg:y2="6.939cm">
          <text:p/>
        </draw:line>
        <draw:line draw:style-name="gr23" draw:text-style-name="P11" draw:layer="layout" svg:x1="19.89cm" svg:y1="6.976cm" svg:x2="19.927cm" svg:y2="6.939cm">
          <text:p/>
        </draw:line>
        <draw:line draw:style-name="gr23" draw:text-style-name="P11" draw:layer="layout" svg:x1="20.077cm" svg:y1="6.939cm" svg:x2="20.114cm" svg:y2="6.939cm">
          <text:p/>
        </draw:line>
        <draw:line draw:style-name="gr23" draw:text-style-name="P11" draw:layer="layout" svg:x1="19.927cm" svg:y1="6.939cm" svg:x2="19.964cm" svg:y2="6.902cm">
          <text:p/>
        </draw:line>
        <draw:line draw:style-name="gr23" draw:text-style-name="P11" draw:layer="layout" svg:x1="20.001cm" svg:y1="6.939cm" svg:x2="19.964cm" svg:y2="6.902cm">
          <text:p/>
        </draw:line>
        <draw:line draw:style-name="gr23" draw:text-style-name="P11" draw:layer="layout" svg:x1="20.039cm" svg:y1="6.976cm" svg:x2="20.002cm" svg:y2="6.939cm">
          <text:p/>
        </draw:line>
        <draw:line draw:style-name="gr23" draw:text-style-name="P11" draw:layer="layout" svg:x1="20.039cm" svg:y1="6.976cm" svg:x2="20.076cm" svg:y2="6.939cm">
          <text:p/>
        </draw:line>
        <draw:line draw:style-name="gr23" draw:text-style-name="P11" draw:layer="layout" svg:x1="19.74cm" svg:y1="7.368cm" svg:x2="19.777cm" svg:y2="7.368cm">
          <text:p/>
        </draw:line>
        <draw:line draw:style-name="gr23" draw:text-style-name="P11" draw:layer="layout" svg:x1="19.777cm" svg:y1="7.368cm" svg:x2="19.814cm" svg:y2="7.331cm">
          <text:p/>
        </draw:line>
        <draw:line draw:style-name="gr23" draw:text-style-name="P11" draw:layer="layout" svg:x1="19.852cm" svg:y1="7.368cm" svg:x2="19.815cm" svg:y2="7.331cm">
          <text:p/>
        </draw:line>
        <draw:line draw:style-name="gr23" draw:text-style-name="P11" draw:layer="layout" svg:x1="19.889cm" svg:y1="7.405cm" svg:x2="19.852cm" svg:y2="7.368cm">
          <text:p/>
        </draw:line>
        <draw:line draw:style-name="gr23" draw:text-style-name="P11" draw:layer="layout" svg:x1="19.89cm" svg:y1="7.405cm" svg:x2="19.927cm" svg:y2="7.368cm">
          <text:p/>
        </draw:line>
        <draw:line draw:style-name="gr23" draw:text-style-name="P11" draw:layer="layout" svg:x1="20.077cm" svg:y1="7.368cm" svg:x2="20.114cm" svg:y2="7.368cm">
          <text:p/>
        </draw:line>
        <draw:line draw:style-name="gr23" draw:text-style-name="P11" draw:layer="layout" svg:x1="19.927cm" svg:y1="7.368cm" svg:x2="19.964cm" svg:y2="7.331cm">
          <text:p/>
        </draw:line>
        <draw:line draw:style-name="gr23" draw:text-style-name="P11" draw:layer="layout" svg:x1="20.001cm" svg:y1="7.368cm" svg:x2="19.964cm" svg:y2="7.331cm">
          <text:p/>
        </draw:line>
        <draw:line draw:style-name="gr23" draw:text-style-name="P11" draw:layer="layout" svg:x1="20.039cm" svg:y1="7.405cm" svg:x2="20.002cm" svg:y2="7.368cm">
          <text:p/>
        </draw:line>
        <draw:line draw:style-name="gr23" draw:text-style-name="P11" draw:layer="layout" svg:x1="20.039cm" svg:y1="7.405cm" svg:x2="20.076cm" svg:y2="7.368cm">
          <text:p/>
        </draw:line>
        <draw:line draw:style-name="gr23" draw:text-style-name="P11" draw:layer="layout" svg:x1="19.74cm" svg:y1="7.786cm" svg:x2="19.777cm" svg:y2="7.786cm">
          <text:p/>
        </draw:line>
        <draw:line draw:style-name="gr23" draw:text-style-name="P11" draw:layer="layout" svg:x1="19.777cm" svg:y1="7.786cm" svg:x2="19.814cm" svg:y2="7.749cm">
          <text:p/>
        </draw:line>
        <draw:line draw:style-name="gr23" draw:text-style-name="P11" draw:layer="layout" svg:x1="19.852cm" svg:y1="7.786cm" svg:x2="19.815cm" svg:y2="7.749cm">
          <text:p/>
        </draw:line>
        <draw:line draw:style-name="gr23" draw:text-style-name="P11" draw:layer="layout" svg:x1="19.889cm" svg:y1="7.823cm" svg:x2="19.852cm" svg:y2="7.786cm">
          <text:p/>
        </draw:line>
        <draw:line draw:style-name="gr23" draw:text-style-name="P11" draw:layer="layout" svg:x1="19.89cm" svg:y1="7.823cm" svg:x2="19.927cm" svg:y2="7.786cm">
          <text:p/>
        </draw:line>
        <draw:line draw:style-name="gr23" draw:text-style-name="P11" draw:layer="layout" svg:x1="20.077cm" svg:y1="7.786cm" svg:x2="20.114cm" svg:y2="7.786cm">
          <text:p/>
        </draw:line>
        <draw:line draw:style-name="gr23" draw:text-style-name="P11" draw:layer="layout" svg:x1="19.927cm" svg:y1="7.786cm" svg:x2="19.964cm" svg:y2="7.749cm">
          <text:p/>
        </draw:line>
        <draw:line draw:style-name="gr23" draw:text-style-name="P11" draw:layer="layout" svg:x1="20.001cm" svg:y1="7.786cm" svg:x2="19.964cm" svg:y2="7.749cm">
          <text:p/>
        </draw:line>
        <draw:line draw:style-name="gr23" draw:text-style-name="P11" draw:layer="layout" svg:x1="20.039cm" svg:y1="7.823cm" svg:x2="20.002cm" svg:y2="7.786cm">
          <text:p/>
        </draw:line>
        <draw:line draw:style-name="gr23" draw:text-style-name="P11" draw:layer="layout" svg:x1="20.039cm" svg:y1="7.823cm" svg:x2="20.076cm" svg:y2="7.786cm">
          <text:p/>
        </draw:line>
        <draw:line draw:style-name="gr23" draw:text-style-name="P11" draw:layer="layout" svg:x1="19.74cm" svg:y1="8.231cm" svg:x2="19.777cm" svg:y2="8.231cm">
          <text:p/>
        </draw:line>
        <draw:line draw:style-name="gr23" draw:text-style-name="P11" draw:layer="layout" svg:x1="19.777cm" svg:y1="8.231cm" svg:x2="19.814cm" svg:y2="8.194cm">
          <text:p/>
        </draw:line>
        <draw:line draw:style-name="gr23" draw:text-style-name="P11" draw:layer="layout" svg:x1="19.852cm" svg:y1="8.231cm" svg:x2="19.815cm" svg:y2="8.194cm">
          <text:p/>
        </draw:line>
        <draw:line draw:style-name="gr23" draw:text-style-name="P11" draw:layer="layout" svg:x1="19.889cm" svg:y1="8.268cm" svg:x2="19.852cm" svg:y2="8.231cm">
          <text:p/>
        </draw:line>
        <draw:line draw:style-name="gr23" draw:text-style-name="P11" draw:layer="layout" svg:x1="19.89cm" svg:y1="8.268cm" svg:x2="19.927cm" svg:y2="8.231cm">
          <text:p/>
        </draw:line>
        <draw:line draw:style-name="gr23" draw:text-style-name="P11" draw:layer="layout" svg:x1="20.077cm" svg:y1="8.231cm" svg:x2="20.114cm" svg:y2="8.231cm">
          <text:p/>
        </draw:line>
        <draw:line draw:style-name="gr23" draw:text-style-name="P11" draw:layer="layout" svg:x1="19.927cm" svg:y1="8.231cm" svg:x2="19.964cm" svg:y2="8.194cm">
          <text:p/>
        </draw:line>
        <draw:line draw:style-name="gr23" draw:text-style-name="P11" draw:layer="layout" svg:x1="20.001cm" svg:y1="8.231cm" svg:x2="19.964cm" svg:y2="8.194cm">
          <text:p/>
        </draw:line>
        <draw:line draw:style-name="gr23" draw:text-style-name="P11" draw:layer="layout" svg:x1="20.039cm" svg:y1="8.268cm" svg:x2="20.002cm" svg:y2="8.231cm">
          <text:p/>
        </draw:line>
        <draw:line draw:style-name="gr23" draw:text-style-name="P11" draw:layer="layout" svg:x1="20.039cm" svg:y1="8.268cm" svg:x2="20.076cm" svg:y2="8.231cm">
          <text:p/>
        </draw:line>
        <draw:line draw:style-name="gr23" draw:text-style-name="P11" draw:layer="layout" svg:x1="19.74cm" svg:y1="8.68cm" svg:x2="19.777cm" svg:y2="8.68cm">
          <text:p/>
        </draw:line>
        <draw:line draw:style-name="gr23" draw:text-style-name="P11" draw:layer="layout" svg:x1="19.777cm" svg:y1="8.68cm" svg:x2="19.814cm" svg:y2="8.643cm">
          <text:p/>
        </draw:line>
        <draw:line draw:style-name="gr23" draw:text-style-name="P11" draw:layer="layout" svg:x1="19.852cm" svg:y1="8.68cm" svg:x2="19.815cm" svg:y2="8.643cm">
          <text:p/>
        </draw:line>
        <draw:line draw:style-name="gr23" draw:text-style-name="P11" draw:layer="layout" svg:x1="19.889cm" svg:y1="8.717cm" svg:x2="19.852cm" svg:y2="8.68cm">
          <text:p/>
        </draw:line>
        <draw:line draw:style-name="gr23" draw:text-style-name="P11" draw:layer="layout" svg:x1="19.89cm" svg:y1="8.717cm" svg:x2="19.927cm" svg:y2="8.68cm">
          <text:p/>
        </draw:line>
        <draw:line draw:style-name="gr23" draw:text-style-name="P11" draw:layer="layout" svg:x1="20.077cm" svg:y1="8.68cm" svg:x2="20.114cm" svg:y2="8.68cm">
          <text:p/>
        </draw:line>
        <draw:line draw:style-name="gr23" draw:text-style-name="P11" draw:layer="layout" svg:x1="19.927cm" svg:y1="8.68cm" svg:x2="19.964cm" svg:y2="8.643cm">
          <text:p/>
        </draw:line>
        <draw:line draw:style-name="gr23" draw:text-style-name="P11" draw:layer="layout" svg:x1="20.001cm" svg:y1="8.68cm" svg:x2="19.964cm" svg:y2="8.643cm">
          <text:p/>
        </draw:line>
        <draw:line draw:style-name="gr23" draw:text-style-name="P11" draw:layer="layout" svg:x1="20.039cm" svg:y1="8.717cm" svg:x2="20.002cm" svg:y2="8.68cm">
          <text:p/>
        </draw:line>
        <draw:line draw:style-name="gr23" draw:text-style-name="P11" draw:layer="layout" svg:x1="20.039cm" svg:y1="8.717cm" svg:x2="20.076cm" svg:y2="8.68cm">
          <text:p/>
        </draw:line>
        <draw:line draw:style-name="gr23" draw:text-style-name="P11" draw:layer="layout" svg:x1="20.18cm" svg:y1="6.939cm" svg:x2="20.217cm" svg:y2="6.939cm">
          <text:p/>
        </draw:line>
        <draw:line draw:style-name="gr23" draw:text-style-name="P11" draw:layer="layout" svg:x1="20.217cm" svg:y1="6.939cm" svg:x2="20.254cm" svg:y2="6.902cm">
          <text:p/>
        </draw:line>
        <draw:line draw:style-name="gr23" draw:text-style-name="P11" draw:layer="layout" svg:x1="20.292cm" svg:y1="6.939cm" svg:x2="20.255cm" svg:y2="6.902cm">
          <text:p/>
        </draw:line>
        <draw:line draw:style-name="gr23" draw:text-style-name="P11" draw:layer="layout" svg:x1="20.329cm" svg:y1="6.976cm" svg:x2="20.292cm" svg:y2="6.939cm">
          <text:p/>
        </draw:line>
        <draw:line draw:style-name="gr23" draw:text-style-name="P11" draw:layer="layout" svg:x1="20.33cm" svg:y1="6.976cm" svg:x2="20.367cm" svg:y2="6.939cm">
          <text:p/>
        </draw:line>
        <draw:line draw:style-name="gr23" draw:text-style-name="P11" draw:layer="layout" svg:x1="20.517cm" svg:y1="6.939cm" svg:x2="20.554cm" svg:y2="6.939cm">
          <text:p/>
        </draw:line>
        <draw:line draw:style-name="gr23" draw:text-style-name="P11" draw:layer="layout" svg:x1="20.367cm" svg:y1="6.939cm" svg:x2="20.404cm" svg:y2="6.902cm">
          <text:p/>
        </draw:line>
        <draw:line draw:style-name="gr23" draw:text-style-name="P11" draw:layer="layout" svg:x1="20.441cm" svg:y1="6.939cm" svg:x2="20.404cm" svg:y2="6.902cm">
          <text:p/>
        </draw:line>
        <draw:line draw:style-name="gr23" draw:text-style-name="P11" draw:layer="layout" svg:x1="20.479cm" svg:y1="6.976cm" svg:x2="20.442cm" svg:y2="6.939cm">
          <text:p/>
        </draw:line>
        <draw:line draw:style-name="gr23" draw:text-style-name="P11" draw:layer="layout" svg:x1="20.479cm" svg:y1="6.976cm" svg:x2="20.516cm" svg:y2="6.939cm">
          <text:p/>
        </draw:line>
        <draw:line draw:style-name="gr23" draw:text-style-name="P11" draw:layer="layout" svg:x1="20.18cm" svg:y1="7.368cm" svg:x2="20.217cm" svg:y2="7.368cm">
          <text:p/>
        </draw:line>
        <draw:line draw:style-name="gr23" draw:text-style-name="P11" draw:layer="layout" svg:x1="20.217cm" svg:y1="7.368cm" svg:x2="20.254cm" svg:y2="7.331cm">
          <text:p/>
        </draw:line>
        <draw:line draw:style-name="gr23" draw:text-style-name="P11" draw:layer="layout" svg:x1="20.292cm" svg:y1="7.368cm" svg:x2="20.255cm" svg:y2="7.331cm">
          <text:p/>
        </draw:line>
        <draw:line draw:style-name="gr23" draw:text-style-name="P11" draw:layer="layout" svg:x1="20.329cm" svg:y1="7.405cm" svg:x2="20.292cm" svg:y2="7.368cm">
          <text:p/>
        </draw:line>
        <draw:line draw:style-name="gr23" draw:text-style-name="P11" draw:layer="layout" svg:x1="20.33cm" svg:y1="7.405cm" svg:x2="20.367cm" svg:y2="7.368cm">
          <text:p/>
        </draw:line>
        <draw:line draw:style-name="gr23" draw:text-style-name="P11" draw:layer="layout" svg:x1="20.517cm" svg:y1="7.368cm" svg:x2="20.554cm" svg:y2="7.368cm">
          <text:p/>
        </draw:line>
        <draw:line draw:style-name="gr23" draw:text-style-name="P11" draw:layer="layout" svg:x1="20.367cm" svg:y1="7.368cm" svg:x2="20.404cm" svg:y2="7.331cm">
          <text:p/>
        </draw:line>
        <draw:line draw:style-name="gr23" draw:text-style-name="P11" draw:layer="layout" svg:x1="20.441cm" svg:y1="7.368cm" svg:x2="20.404cm" svg:y2="7.331cm">
          <text:p/>
        </draw:line>
        <draw:line draw:style-name="gr23" draw:text-style-name="P11" draw:layer="layout" svg:x1="20.479cm" svg:y1="7.405cm" svg:x2="20.442cm" svg:y2="7.368cm">
          <text:p/>
        </draw:line>
        <draw:line draw:style-name="gr23" draw:text-style-name="P11" draw:layer="layout" svg:x1="20.479cm" svg:y1="7.405cm" svg:x2="20.516cm" svg:y2="7.368cm">
          <text:p/>
        </draw:line>
        <draw:line draw:style-name="gr23" draw:text-style-name="P11" draw:layer="layout" svg:x1="20.18cm" svg:y1="7.786cm" svg:x2="20.217cm" svg:y2="7.786cm">
          <text:p/>
        </draw:line>
        <draw:line draw:style-name="gr23" draw:text-style-name="P11" draw:layer="layout" svg:x1="20.217cm" svg:y1="7.786cm" svg:x2="20.254cm" svg:y2="7.749cm">
          <text:p/>
        </draw:line>
        <draw:line draw:style-name="gr23" draw:text-style-name="P11" draw:layer="layout" svg:x1="20.292cm" svg:y1="7.786cm" svg:x2="20.255cm" svg:y2="7.749cm">
          <text:p/>
        </draw:line>
        <draw:line draw:style-name="gr23" draw:text-style-name="P11" draw:layer="layout" svg:x1="20.329cm" svg:y1="7.823cm" svg:x2="20.292cm" svg:y2="7.786cm">
          <text:p/>
        </draw:line>
        <draw:line draw:style-name="gr23" draw:text-style-name="P11" draw:layer="layout" svg:x1="20.33cm" svg:y1="7.823cm" svg:x2="20.367cm" svg:y2="7.786cm">
          <text:p/>
        </draw:line>
        <draw:line draw:style-name="gr23" draw:text-style-name="P11" draw:layer="layout" svg:x1="20.517cm" svg:y1="7.786cm" svg:x2="20.554cm" svg:y2="7.786cm">
          <text:p/>
        </draw:line>
        <draw:line draw:style-name="gr23" draw:text-style-name="P11" draw:layer="layout" svg:x1="20.367cm" svg:y1="7.786cm" svg:x2="20.404cm" svg:y2="7.749cm">
          <text:p/>
        </draw:line>
        <draw:line draw:style-name="gr23" draw:text-style-name="P11" draw:layer="layout" svg:x1="20.441cm" svg:y1="7.786cm" svg:x2="20.404cm" svg:y2="7.749cm">
          <text:p/>
        </draw:line>
        <draw:line draw:style-name="gr23" draw:text-style-name="P11" draw:layer="layout" svg:x1="20.479cm" svg:y1="7.823cm" svg:x2="20.442cm" svg:y2="7.786cm">
          <text:p/>
        </draw:line>
        <draw:line draw:style-name="gr23" draw:text-style-name="P11" draw:layer="layout" svg:x1="20.479cm" svg:y1="7.823cm" svg:x2="20.516cm" svg:y2="7.786cm">
          <text:p/>
        </draw:line>
        <draw:line draw:style-name="gr23" draw:text-style-name="P11" draw:layer="layout" svg:x1="20.18cm" svg:y1="8.231cm" svg:x2="20.217cm" svg:y2="8.231cm">
          <text:p/>
        </draw:line>
        <draw:line draw:style-name="gr23" draw:text-style-name="P11" draw:layer="layout" svg:x1="20.217cm" svg:y1="8.231cm" svg:x2="20.254cm" svg:y2="8.194cm">
          <text:p/>
        </draw:line>
        <draw:line draw:style-name="gr23" draw:text-style-name="P11" draw:layer="layout" svg:x1="20.292cm" svg:y1="8.231cm" svg:x2="20.255cm" svg:y2="8.194cm">
          <text:p/>
        </draw:line>
        <draw:line draw:style-name="gr23" draw:text-style-name="P11" draw:layer="layout" svg:x1="20.329cm" svg:y1="8.268cm" svg:x2="20.292cm" svg:y2="8.231cm">
          <text:p/>
        </draw:line>
        <draw:line draw:style-name="gr23" draw:text-style-name="P11" draw:layer="layout" svg:x1="20.33cm" svg:y1="8.268cm" svg:x2="20.367cm" svg:y2="8.231cm">
          <text:p/>
        </draw:line>
        <draw:line draw:style-name="gr23" draw:text-style-name="P11" draw:layer="layout" svg:x1="20.517cm" svg:y1="8.231cm" svg:x2="20.554cm" svg:y2="8.231cm">
          <text:p/>
        </draw:line>
        <draw:line draw:style-name="gr23" draw:text-style-name="P11" draw:layer="layout" svg:x1="20.367cm" svg:y1="8.231cm" svg:x2="20.404cm" svg:y2="8.194cm">
          <text:p/>
        </draw:line>
        <draw:line draw:style-name="gr23" draw:text-style-name="P11" draw:layer="layout" svg:x1="20.441cm" svg:y1="8.231cm" svg:x2="20.404cm" svg:y2="8.194cm">
          <text:p/>
        </draw:line>
        <draw:line draw:style-name="gr23" draw:text-style-name="P11" draw:layer="layout" svg:x1="20.479cm" svg:y1="8.268cm" svg:x2="20.442cm" svg:y2="8.231cm">
          <text:p/>
        </draw:line>
        <draw:line draw:style-name="gr23" draw:text-style-name="P11" draw:layer="layout" svg:x1="20.479cm" svg:y1="8.268cm" svg:x2="20.516cm" svg:y2="8.231cm">
          <text:p/>
        </draw:line>
        <draw:line draw:style-name="gr23" draw:text-style-name="P11" draw:layer="layout" svg:x1="20.18cm" svg:y1="8.68cm" svg:x2="20.217cm" svg:y2="8.68cm">
          <text:p/>
        </draw:line>
        <draw:line draw:style-name="gr23" draw:text-style-name="P11" draw:layer="layout" svg:x1="20.217cm" svg:y1="8.68cm" svg:x2="20.254cm" svg:y2="8.643cm">
          <text:p/>
        </draw:line>
        <draw:line draw:style-name="gr23" draw:text-style-name="P11" draw:layer="layout" svg:x1="20.292cm" svg:y1="8.68cm" svg:x2="20.255cm" svg:y2="8.643cm">
          <text:p/>
        </draw:line>
        <draw:line draw:style-name="gr23" draw:text-style-name="P11" draw:layer="layout" svg:x1="20.329cm" svg:y1="8.717cm" svg:x2="20.292cm" svg:y2="8.68cm">
          <text:p/>
        </draw:line>
        <draw:line draw:style-name="gr23" draw:text-style-name="P11" draw:layer="layout" svg:x1="20.33cm" svg:y1="8.717cm" svg:x2="20.367cm" svg:y2="8.68cm">
          <text:p/>
        </draw:line>
        <draw:line draw:style-name="gr23" draw:text-style-name="P11" draw:layer="layout" svg:x1="20.517cm" svg:y1="8.68cm" svg:x2="20.554cm" svg:y2="8.68cm">
          <text:p/>
        </draw:line>
        <draw:line draw:style-name="gr23" draw:text-style-name="P11" draw:layer="layout" svg:x1="20.367cm" svg:y1="8.68cm" svg:x2="20.404cm" svg:y2="8.643cm">
          <text:p/>
        </draw:line>
        <draw:line draw:style-name="gr23" draw:text-style-name="P11" draw:layer="layout" svg:x1="20.441cm" svg:y1="8.68cm" svg:x2="20.404cm" svg:y2="8.643cm">
          <text:p/>
        </draw:line>
        <draw:line draw:style-name="gr23" draw:text-style-name="P11" draw:layer="layout" svg:x1="20.479cm" svg:y1="8.717cm" svg:x2="20.442cm" svg:y2="8.68cm">
          <text:p/>
        </draw:line>
        <draw:line draw:style-name="gr23" draw:text-style-name="P11" draw:layer="layout" svg:x1="20.479cm" svg:y1="8.717cm" svg:x2="20.516cm" svg:y2="8.68cm">
          <text:p/>
        </draw:line>
        <draw:line draw:style-name="gr23" draw:text-style-name="P11" draw:layer="layout" svg:x1="20.615cm" svg:y1="6.939cm" svg:x2="20.652cm" svg:y2="6.939cm">
          <text:p/>
        </draw:line>
        <draw:line draw:style-name="gr23" draw:text-style-name="P11" draw:layer="layout" svg:x1="20.652cm" svg:y1="6.939cm" svg:x2="20.689cm" svg:y2="6.902cm">
          <text:p/>
        </draw:line>
        <draw:line draw:style-name="gr23" draw:text-style-name="P11" draw:layer="layout" svg:x1="20.727cm" svg:y1="6.939cm" svg:x2="20.69cm" svg:y2="6.902cm">
          <text:p/>
        </draw:line>
        <draw:line draw:style-name="gr23" draw:text-style-name="P11" draw:layer="layout" svg:x1="20.764cm" svg:y1="6.976cm" svg:x2="20.727cm" svg:y2="6.939cm">
          <text:p/>
        </draw:line>
        <draw:line draw:style-name="gr23" draw:text-style-name="P11" draw:layer="layout" svg:x1="20.765cm" svg:y1="6.976cm" svg:x2="20.802cm" svg:y2="6.939cm">
          <text:p/>
        </draw:line>
        <draw:line draw:style-name="gr23" draw:text-style-name="P11" draw:layer="layout" svg:x1="20.952cm" svg:y1="6.939cm" svg:x2="20.989cm" svg:y2="6.939cm">
          <text:p/>
        </draw:line>
        <draw:line draw:style-name="gr23" draw:text-style-name="P11" draw:layer="layout" svg:x1="20.802cm" svg:y1="6.939cm" svg:x2="20.839cm" svg:y2="6.902cm">
          <text:p/>
        </draw:line>
        <draw:line draw:style-name="gr23" draw:text-style-name="P11" draw:layer="layout" svg:x1="20.876cm" svg:y1="6.939cm" svg:x2="20.839cm" svg:y2="6.902cm">
          <text:p/>
        </draw:line>
        <draw:line draw:style-name="gr23" draw:text-style-name="P11" draw:layer="layout" svg:x1="20.914cm" svg:y1="6.976cm" svg:x2="20.877cm" svg:y2="6.939cm">
          <text:p/>
        </draw:line>
        <draw:line draw:style-name="gr23" draw:text-style-name="P11" draw:layer="layout" svg:x1="20.914cm" svg:y1="6.976cm" svg:x2="20.951cm" svg:y2="6.939cm">
          <text:p/>
        </draw:line>
        <draw:line draw:style-name="gr23" draw:text-style-name="P11" draw:layer="layout" svg:x1="20.615cm" svg:y1="7.368cm" svg:x2="20.652cm" svg:y2="7.368cm">
          <text:p/>
        </draw:line>
        <draw:line draw:style-name="gr23" draw:text-style-name="P11" draw:layer="layout" svg:x1="20.652cm" svg:y1="7.368cm" svg:x2="20.689cm" svg:y2="7.331cm">
          <text:p/>
        </draw:line>
        <draw:line draw:style-name="gr23" draw:text-style-name="P11" draw:layer="layout" svg:x1="20.727cm" svg:y1="7.368cm" svg:x2="20.69cm" svg:y2="7.331cm">
          <text:p/>
        </draw:line>
        <draw:line draw:style-name="gr23" draw:text-style-name="P11" draw:layer="layout" svg:x1="20.764cm" svg:y1="7.405cm" svg:x2="20.727cm" svg:y2="7.368cm">
          <text:p/>
        </draw:line>
        <draw:line draw:style-name="gr23" draw:text-style-name="P11" draw:layer="layout" svg:x1="20.765cm" svg:y1="7.405cm" svg:x2="20.802cm" svg:y2="7.368cm">
          <text:p/>
        </draw:line>
        <draw:line draw:style-name="gr23" draw:text-style-name="P11" draw:layer="layout" svg:x1="20.952cm" svg:y1="7.368cm" svg:x2="20.989cm" svg:y2="7.368cm">
          <text:p/>
        </draw:line>
        <draw:line draw:style-name="gr23" draw:text-style-name="P11" draw:layer="layout" svg:x1="20.802cm" svg:y1="7.368cm" svg:x2="20.839cm" svg:y2="7.331cm">
          <text:p/>
        </draw:line>
        <draw:line draw:style-name="gr23" draw:text-style-name="P11" draw:layer="layout" svg:x1="20.876cm" svg:y1="7.368cm" svg:x2="20.839cm" svg:y2="7.331cm">
          <text:p/>
        </draw:line>
        <draw:line draw:style-name="gr23" draw:text-style-name="P11" draw:layer="layout" svg:x1="20.914cm" svg:y1="7.405cm" svg:x2="20.877cm" svg:y2="7.368cm">
          <text:p/>
        </draw:line>
        <draw:line draw:style-name="gr23" draw:text-style-name="P11" draw:layer="layout" svg:x1="20.914cm" svg:y1="7.405cm" svg:x2="20.951cm" svg:y2="7.368cm">
          <text:p/>
        </draw:line>
        <draw:line draw:style-name="gr23" draw:text-style-name="P11" draw:layer="layout" svg:x1="20.615cm" svg:y1="7.786cm" svg:x2="20.652cm" svg:y2="7.786cm">
          <text:p/>
        </draw:line>
        <draw:line draw:style-name="gr23" draw:text-style-name="P11" draw:layer="layout" svg:x1="20.652cm" svg:y1="7.786cm" svg:x2="20.689cm" svg:y2="7.749cm">
          <text:p/>
        </draw:line>
        <draw:line draw:style-name="gr23" draw:text-style-name="P11" draw:layer="layout" svg:x1="20.727cm" svg:y1="7.786cm" svg:x2="20.69cm" svg:y2="7.749cm">
          <text:p/>
        </draw:line>
        <draw:line draw:style-name="gr23" draw:text-style-name="P11" draw:layer="layout" svg:x1="20.764cm" svg:y1="7.823cm" svg:x2="20.727cm" svg:y2="7.786cm">
          <text:p/>
        </draw:line>
        <draw:line draw:style-name="gr23" draw:text-style-name="P11" draw:layer="layout" svg:x1="20.765cm" svg:y1="7.823cm" svg:x2="20.802cm" svg:y2="7.786cm">
          <text:p/>
        </draw:line>
        <draw:line draw:style-name="gr23" draw:text-style-name="P11" draw:layer="layout" svg:x1="20.952cm" svg:y1="7.786cm" svg:x2="20.989cm" svg:y2="7.786cm">
          <text:p/>
        </draw:line>
        <draw:line draw:style-name="gr23" draw:text-style-name="P11" draw:layer="layout" svg:x1="20.802cm" svg:y1="7.786cm" svg:x2="20.839cm" svg:y2="7.749cm">
          <text:p/>
        </draw:line>
        <draw:line draw:style-name="gr23" draw:text-style-name="P11" draw:layer="layout" svg:x1="20.876cm" svg:y1="7.786cm" svg:x2="20.839cm" svg:y2="7.749cm">
          <text:p/>
        </draw:line>
        <draw:line draw:style-name="gr23" draw:text-style-name="P11" draw:layer="layout" svg:x1="20.914cm" svg:y1="7.823cm" svg:x2="20.877cm" svg:y2="7.786cm">
          <text:p/>
        </draw:line>
        <draw:line draw:style-name="gr23" draw:text-style-name="P11" draw:layer="layout" svg:x1="20.914cm" svg:y1="7.823cm" svg:x2="20.951cm" svg:y2="7.786cm">
          <text:p/>
        </draw:line>
        <draw:line draw:style-name="gr23" draw:text-style-name="P11" draw:layer="layout" svg:x1="20.615cm" svg:y1="8.231cm" svg:x2="20.652cm" svg:y2="8.231cm">
          <text:p/>
        </draw:line>
        <draw:line draw:style-name="gr23" draw:text-style-name="P11" draw:layer="layout" svg:x1="20.652cm" svg:y1="8.231cm" svg:x2="20.689cm" svg:y2="8.194cm">
          <text:p/>
        </draw:line>
        <draw:line draw:style-name="gr23" draw:text-style-name="P11" draw:layer="layout" svg:x1="20.727cm" svg:y1="8.231cm" svg:x2="20.69cm" svg:y2="8.194cm">
          <text:p/>
        </draw:line>
        <draw:line draw:style-name="gr23" draw:text-style-name="P11" draw:layer="layout" svg:x1="20.764cm" svg:y1="8.268cm" svg:x2="20.727cm" svg:y2="8.231cm">
          <text:p/>
        </draw:line>
        <draw:line draw:style-name="gr23" draw:text-style-name="P11" draw:layer="layout" svg:x1="20.765cm" svg:y1="8.268cm" svg:x2="20.802cm" svg:y2="8.231cm">
          <text:p/>
        </draw:line>
        <draw:line draw:style-name="gr23" draw:text-style-name="P11" draw:layer="layout" svg:x1="20.952cm" svg:y1="8.231cm" svg:x2="20.989cm" svg:y2="8.231cm">
          <text:p/>
        </draw:line>
        <draw:line draw:style-name="gr23" draw:text-style-name="P11" draw:layer="layout" svg:x1="20.802cm" svg:y1="8.231cm" svg:x2="20.839cm" svg:y2="8.194cm">
          <text:p/>
        </draw:line>
        <draw:line draw:style-name="gr23" draw:text-style-name="P11" draw:layer="layout" svg:x1="20.876cm" svg:y1="8.231cm" svg:x2="20.839cm" svg:y2="8.194cm">
          <text:p/>
        </draw:line>
        <draw:line draw:style-name="gr23" draw:text-style-name="P11" draw:layer="layout" svg:x1="20.914cm" svg:y1="8.268cm" svg:x2="20.877cm" svg:y2="8.231cm">
          <text:p/>
        </draw:line>
        <draw:line draw:style-name="gr23" draw:text-style-name="P11" draw:layer="layout" svg:x1="20.914cm" svg:y1="8.268cm" svg:x2="20.951cm" svg:y2="8.231cm">
          <text:p/>
        </draw:line>
        <draw:line draw:style-name="gr23" draw:text-style-name="P11" draw:layer="layout" svg:x1="20.615cm" svg:y1="8.68cm" svg:x2="20.652cm" svg:y2="8.68cm">
          <text:p/>
        </draw:line>
        <draw:line draw:style-name="gr23" draw:text-style-name="P11" draw:layer="layout" svg:x1="20.652cm" svg:y1="8.68cm" svg:x2="20.689cm" svg:y2="8.643cm">
          <text:p/>
        </draw:line>
        <draw:line draw:style-name="gr23" draw:text-style-name="P11" draw:layer="layout" svg:x1="20.727cm" svg:y1="8.68cm" svg:x2="20.69cm" svg:y2="8.643cm">
          <text:p/>
        </draw:line>
        <draw:line draw:style-name="gr23" draw:text-style-name="P11" draw:layer="layout" svg:x1="20.764cm" svg:y1="8.717cm" svg:x2="20.727cm" svg:y2="8.68cm">
          <text:p/>
        </draw:line>
        <draw:line draw:style-name="gr23" draw:text-style-name="P11" draw:layer="layout" svg:x1="20.765cm" svg:y1="8.717cm" svg:x2="20.802cm" svg:y2="8.68cm">
          <text:p/>
        </draw:line>
        <draw:line draw:style-name="gr23" draw:text-style-name="P11" draw:layer="layout" svg:x1="20.952cm" svg:y1="8.68cm" svg:x2="20.989cm" svg:y2="8.68cm">
          <text:p/>
        </draw:line>
        <draw:line draw:style-name="gr23" draw:text-style-name="P11" draw:layer="layout" svg:x1="20.802cm" svg:y1="8.68cm" svg:x2="20.839cm" svg:y2="8.643cm">
          <text:p/>
        </draw:line>
        <draw:line draw:style-name="gr23" draw:text-style-name="P11" draw:layer="layout" svg:x1="20.876cm" svg:y1="8.68cm" svg:x2="20.839cm" svg:y2="8.643cm">
          <text:p/>
        </draw:line>
        <draw:line draw:style-name="gr23" draw:text-style-name="P11" draw:layer="layout" svg:x1="20.914cm" svg:y1="8.717cm" svg:x2="20.877cm" svg:y2="8.68cm">
          <text:p/>
        </draw:line>
        <draw:line draw:style-name="gr23" draw:text-style-name="P11" draw:layer="layout" svg:x1="20.914cm" svg:y1="8.717cm" svg:x2="20.951cm" svg:y2="8.68cm">
          <text:p/>
        </draw:line>
        <draw:line draw:style-name="gr23" draw:text-style-name="P11" draw:layer="layout" svg:x1="20.615cm" svg:y1="9.089cm" svg:x2="20.652cm" svg:y2="9.089cm">
          <text:p/>
        </draw:line>
        <draw:line draw:style-name="gr23" draw:text-style-name="P11" draw:layer="layout" svg:x1="20.652cm" svg:y1="9.089cm" svg:x2="20.689cm" svg:y2="9.052cm">
          <text:p/>
        </draw:line>
        <draw:line draw:style-name="gr23" draw:text-style-name="P11" draw:layer="layout" svg:x1="20.727cm" svg:y1="9.089cm" svg:x2="20.69cm" svg:y2="9.052cm">
          <text:p/>
        </draw:line>
        <draw:line draw:style-name="gr23" draw:text-style-name="P11" draw:layer="layout" svg:x1="20.764cm" svg:y1="9.126cm" svg:x2="20.727cm" svg:y2="9.089cm">
          <text:p/>
        </draw:line>
        <draw:line draw:style-name="gr23" draw:text-style-name="P11" draw:layer="layout" svg:x1="20.765cm" svg:y1="9.126cm" svg:x2="20.802cm" svg:y2="9.089cm">
          <text:p/>
        </draw:line>
        <draw:line draw:style-name="gr23" draw:text-style-name="P11" draw:layer="layout" svg:x1="20.952cm" svg:y1="9.089cm" svg:x2="20.989cm" svg:y2="9.089cm">
          <text:p/>
        </draw:line>
        <draw:line draw:style-name="gr23" draw:text-style-name="P11" draw:layer="layout" svg:x1="20.802cm" svg:y1="9.089cm" svg:x2="20.839cm" svg:y2="9.052cm">
          <text:p/>
        </draw:line>
        <draw:line draw:style-name="gr23" draw:text-style-name="P11" draw:layer="layout" svg:x1="20.876cm" svg:y1="9.089cm" svg:x2="20.839cm" svg:y2="9.052cm">
          <text:p/>
        </draw:line>
        <draw:line draw:style-name="gr23" draw:text-style-name="P11" draw:layer="layout" svg:x1="20.914cm" svg:y1="9.126cm" svg:x2="20.877cm" svg:y2="9.089cm">
          <text:p/>
        </draw:line>
        <draw:line draw:style-name="gr23" draw:text-style-name="P11" draw:layer="layout" svg:x1="20.914cm" svg:y1="9.126cm" svg:x2="20.951cm" svg:y2="9.089cm">
          <text:p/>
        </draw:line>
        <draw:line draw:style-name="gr23" draw:text-style-name="P11" draw:layer="layout" svg:x1="20.615cm" svg:y1="9.53cm" svg:x2="20.652cm" svg:y2="9.53cm">
          <text:p/>
        </draw:line>
        <draw:line draw:style-name="gr23" draw:text-style-name="P11" draw:layer="layout" svg:x1="20.652cm" svg:y1="9.53cm" svg:x2="20.689cm" svg:y2="9.493cm">
          <text:p/>
        </draw:line>
        <draw:line draw:style-name="gr23" draw:text-style-name="P11" draw:layer="layout" svg:x1="20.727cm" svg:y1="9.53cm" svg:x2="20.69cm" svg:y2="9.493cm">
          <text:p/>
        </draw:line>
        <draw:line draw:style-name="gr23" draw:text-style-name="P11" draw:layer="layout" svg:x1="20.764cm" svg:y1="9.567cm" svg:x2="20.727cm" svg:y2="9.53cm">
          <text:p/>
        </draw:line>
        <draw:line draw:style-name="gr23" draw:text-style-name="P11" draw:layer="layout" svg:x1="20.765cm" svg:y1="9.567cm" svg:x2="20.802cm" svg:y2="9.53cm">
          <text:p/>
        </draw:line>
        <draw:line draw:style-name="gr23" draw:text-style-name="P11" draw:layer="layout" svg:x1="20.952cm" svg:y1="9.53cm" svg:x2="20.989cm" svg:y2="9.53cm">
          <text:p/>
        </draw:line>
        <draw:line draw:style-name="gr23" draw:text-style-name="P11" draw:layer="layout" svg:x1="20.802cm" svg:y1="9.53cm" svg:x2="20.839cm" svg:y2="9.493cm">
          <text:p/>
        </draw:line>
        <draw:line draw:style-name="gr23" draw:text-style-name="P11" draw:layer="layout" svg:x1="20.876cm" svg:y1="9.53cm" svg:x2="20.839cm" svg:y2="9.493cm">
          <text:p/>
        </draw:line>
        <draw:line draw:style-name="gr23" draw:text-style-name="P11" draw:layer="layout" svg:x1="20.914cm" svg:y1="9.567cm" svg:x2="20.877cm" svg:y2="9.53cm">
          <text:p/>
        </draw:line>
        <draw:line draw:style-name="gr23" draw:text-style-name="P11" draw:layer="layout" svg:x1="20.914cm" svg:y1="9.567cm" svg:x2="20.951cm" svg:y2="9.53cm">
          <text:p/>
        </draw:line>
        <draw:line draw:style-name="gr23" draw:text-style-name="P11" draw:layer="layout" svg:x1="20.615cm" svg:y1="9.971cm" svg:x2="20.652cm" svg:y2="9.971cm">
          <text:p/>
        </draw:line>
        <draw:line draw:style-name="gr23" draw:text-style-name="P11" draw:layer="layout" svg:x1="20.652cm" svg:y1="9.971cm" svg:x2="20.689cm" svg:y2="9.934cm">
          <text:p/>
        </draw:line>
        <draw:line draw:style-name="gr23" draw:text-style-name="P11" draw:layer="layout" svg:x1="20.727cm" svg:y1="9.971cm" svg:x2="20.69cm" svg:y2="9.934cm">
          <text:p/>
        </draw:line>
        <draw:line draw:style-name="gr23" draw:text-style-name="P11" draw:layer="layout" svg:x1="20.764cm" svg:y1="10.008cm" svg:x2="20.727cm" svg:y2="9.971cm">
          <text:p/>
        </draw:line>
        <draw:line draw:style-name="gr23" draw:text-style-name="P11" draw:layer="layout" svg:x1="20.765cm" svg:y1="10.008cm" svg:x2="20.802cm" svg:y2="9.971cm">
          <text:p/>
        </draw:line>
        <draw:line draw:style-name="gr23" draw:text-style-name="P11" draw:layer="layout" svg:x1="20.952cm" svg:y1="9.971cm" svg:x2="20.989cm" svg:y2="9.971cm">
          <text:p/>
        </draw:line>
        <draw:line draw:style-name="gr23" draw:text-style-name="P11" draw:layer="layout" svg:x1="20.802cm" svg:y1="9.971cm" svg:x2="20.839cm" svg:y2="9.934cm">
          <text:p/>
        </draw:line>
        <draw:line draw:style-name="gr23" draw:text-style-name="P11" draw:layer="layout" svg:x1="20.876cm" svg:y1="9.971cm" svg:x2="20.839cm" svg:y2="9.934cm">
          <text:p/>
        </draw:line>
        <draw:line draw:style-name="gr23" draw:text-style-name="P11" draw:layer="layout" svg:x1="20.914cm" svg:y1="10.008cm" svg:x2="20.877cm" svg:y2="9.971cm">
          <text:p/>
        </draw:line>
        <draw:line draw:style-name="gr23" draw:text-style-name="P11" draw:layer="layout" svg:x1="20.914cm" svg:y1="10.008cm" svg:x2="20.951cm" svg:y2="9.971cm">
          <text:p/>
        </draw:line>
        <draw:line draw:style-name="gr23" draw:text-style-name="P11" draw:layer="layout" svg:x1="21.044cm" svg:y1="8.231cm" svg:x2="21.081cm" svg:y2="8.231cm">
          <text:p/>
        </draw:line>
        <draw:line draw:style-name="gr23" draw:text-style-name="P11" draw:layer="layout" svg:x1="21.081cm" svg:y1="8.231cm" svg:x2="21.118cm" svg:y2="8.194cm">
          <text:p/>
        </draw:line>
        <draw:line draw:style-name="gr23" draw:text-style-name="P11" draw:layer="layout" svg:x1="21.156cm" svg:y1="8.231cm" svg:x2="21.119cm" svg:y2="8.194cm">
          <text:p/>
        </draw:line>
        <draw:line draw:style-name="gr23" draw:text-style-name="P11" draw:layer="layout" svg:x1="21.193cm" svg:y1="8.268cm" svg:x2="21.156cm" svg:y2="8.231cm">
          <text:p/>
        </draw:line>
        <draw:line draw:style-name="gr23" draw:text-style-name="P11" draw:layer="layout" svg:x1="21.194cm" svg:y1="8.268cm" svg:x2="21.231cm" svg:y2="8.231cm">
          <text:p/>
        </draw:line>
        <draw:line draw:style-name="gr23" draw:text-style-name="P11" draw:layer="layout" svg:x1="21.381cm" svg:y1="8.231cm" svg:x2="21.418cm" svg:y2="8.231cm">
          <text:p/>
        </draw:line>
        <draw:line draw:style-name="gr23" draw:text-style-name="P11" draw:layer="layout" svg:x1="21.231cm" svg:y1="8.231cm" svg:x2="21.268cm" svg:y2="8.194cm">
          <text:p/>
        </draw:line>
        <draw:line draw:style-name="gr23" draw:text-style-name="P11" draw:layer="layout" svg:x1="21.305cm" svg:y1="8.231cm" svg:x2="21.268cm" svg:y2="8.194cm">
          <text:p/>
        </draw:line>
        <draw:line draw:style-name="gr23" draw:text-style-name="P11" draw:layer="layout" svg:x1="21.343cm" svg:y1="8.268cm" svg:x2="21.306cm" svg:y2="8.231cm">
          <text:p/>
        </draw:line>
        <draw:line draw:style-name="gr23" draw:text-style-name="P11" draw:layer="layout" svg:x1="21.343cm" svg:y1="8.268cm" svg:x2="21.38cm" svg:y2="8.231cm">
          <text:p/>
        </draw:line>
        <draw:line draw:style-name="gr23" draw:text-style-name="P11" draw:layer="layout" svg:x1="21.044cm" svg:y1="8.68cm" svg:x2="21.081cm" svg:y2="8.68cm">
          <text:p/>
        </draw:line>
        <draw:line draw:style-name="gr23" draw:text-style-name="P11" draw:layer="layout" svg:x1="21.081cm" svg:y1="8.68cm" svg:x2="21.118cm" svg:y2="8.643cm">
          <text:p/>
        </draw:line>
        <draw:line draw:style-name="gr23" draw:text-style-name="P11" draw:layer="layout" svg:x1="21.156cm" svg:y1="8.68cm" svg:x2="21.119cm" svg:y2="8.643cm">
          <text:p/>
        </draw:line>
        <draw:line draw:style-name="gr23" draw:text-style-name="P11" draw:layer="layout" svg:x1="21.193cm" svg:y1="8.717cm" svg:x2="21.156cm" svg:y2="8.68cm">
          <text:p/>
        </draw:line>
        <draw:line draw:style-name="gr23" draw:text-style-name="P11" draw:layer="layout" svg:x1="21.194cm" svg:y1="8.717cm" svg:x2="21.231cm" svg:y2="8.68cm">
          <text:p/>
        </draw:line>
        <draw:line draw:style-name="gr23" draw:text-style-name="P11" draw:layer="layout" svg:x1="21.381cm" svg:y1="8.68cm" svg:x2="21.418cm" svg:y2="8.68cm">
          <text:p/>
        </draw:line>
        <draw:line draw:style-name="gr23" draw:text-style-name="P11" draw:layer="layout" svg:x1="21.231cm" svg:y1="8.68cm" svg:x2="21.268cm" svg:y2="8.643cm">
          <text:p/>
        </draw:line>
        <draw:line draw:style-name="gr23" draw:text-style-name="P11" draw:layer="layout" svg:x1="21.305cm" svg:y1="8.68cm" svg:x2="21.268cm" svg:y2="8.643cm">
          <text:p/>
        </draw:line>
        <draw:line draw:style-name="gr23" draw:text-style-name="P11" draw:layer="layout" svg:x1="21.343cm" svg:y1="8.717cm" svg:x2="21.306cm" svg:y2="8.68cm">
          <text:p/>
        </draw:line>
        <draw:line draw:style-name="gr23" draw:text-style-name="P11" draw:layer="layout" svg:x1="21.343cm" svg:y1="8.717cm" svg:x2="21.38cm" svg:y2="8.68cm">
          <text:p/>
        </draw:line>
        <draw:line draw:style-name="gr23" draw:text-style-name="P11" draw:layer="layout" svg:x1="21.044cm" svg:y1="9.089cm" svg:x2="21.081cm" svg:y2="9.089cm">
          <text:p/>
        </draw:line>
        <draw:line draw:style-name="gr23" draw:text-style-name="P11" draw:layer="layout" svg:x1="21.081cm" svg:y1="9.089cm" svg:x2="21.118cm" svg:y2="9.052cm">
          <text:p/>
        </draw:line>
        <draw:line draw:style-name="gr23" draw:text-style-name="P11" draw:layer="layout" svg:x1="21.156cm" svg:y1="9.089cm" svg:x2="21.119cm" svg:y2="9.052cm">
          <text:p/>
        </draw:line>
        <draw:line draw:style-name="gr23" draw:text-style-name="P11" draw:layer="layout" svg:x1="21.193cm" svg:y1="9.126cm" svg:x2="21.156cm" svg:y2="9.089cm">
          <text:p/>
        </draw:line>
        <draw:line draw:style-name="gr23" draw:text-style-name="P11" draw:layer="layout" svg:x1="21.194cm" svg:y1="9.126cm" svg:x2="21.231cm" svg:y2="9.089cm">
          <text:p/>
        </draw:line>
        <draw:line draw:style-name="gr23" draw:text-style-name="P11" draw:layer="layout" svg:x1="21.381cm" svg:y1="9.089cm" svg:x2="21.418cm" svg:y2="9.089cm">
          <text:p/>
        </draw:line>
        <draw:line draw:style-name="gr23" draw:text-style-name="P11" draw:layer="layout" svg:x1="21.231cm" svg:y1="9.089cm" svg:x2="21.268cm" svg:y2="9.052cm">
          <text:p/>
        </draw:line>
        <draw:line draw:style-name="gr23" draw:text-style-name="P11" draw:layer="layout" svg:x1="21.305cm" svg:y1="9.089cm" svg:x2="21.268cm" svg:y2="9.052cm">
          <text:p/>
        </draw:line>
        <draw:line draw:style-name="gr23" draw:text-style-name="P11" draw:layer="layout" svg:x1="21.343cm" svg:y1="9.126cm" svg:x2="21.306cm" svg:y2="9.089cm">
          <text:p/>
        </draw:line>
        <draw:line draw:style-name="gr23" draw:text-style-name="P11" draw:layer="layout" svg:x1="21.343cm" svg:y1="9.126cm" svg:x2="21.38cm" svg:y2="9.089cm">
          <text:p/>
        </draw:line>
        <draw:line draw:style-name="gr23" draw:text-style-name="P11" draw:layer="layout" svg:x1="21.044cm" svg:y1="9.53cm" svg:x2="21.081cm" svg:y2="9.53cm">
          <text:p/>
        </draw:line>
        <draw:line draw:style-name="gr23" draw:text-style-name="P11" draw:layer="layout" svg:x1="21.081cm" svg:y1="9.53cm" svg:x2="21.118cm" svg:y2="9.493cm">
          <text:p/>
        </draw:line>
        <draw:line draw:style-name="gr23" draw:text-style-name="P11" draw:layer="layout" svg:x1="21.156cm" svg:y1="9.53cm" svg:x2="21.119cm" svg:y2="9.493cm">
          <text:p/>
        </draw:line>
        <draw:line draw:style-name="gr23" draw:text-style-name="P11" draw:layer="layout" svg:x1="21.193cm" svg:y1="9.567cm" svg:x2="21.156cm" svg:y2="9.53cm">
          <text:p/>
        </draw:line>
        <draw:line draw:style-name="gr23" draw:text-style-name="P11" draw:layer="layout" svg:x1="21.194cm" svg:y1="9.567cm" svg:x2="21.231cm" svg:y2="9.53cm">
          <text:p/>
        </draw:line>
        <draw:line draw:style-name="gr23" draw:text-style-name="P11" draw:layer="layout" svg:x1="21.381cm" svg:y1="9.53cm" svg:x2="21.418cm" svg:y2="9.53cm">
          <text:p/>
        </draw:line>
        <draw:line draw:style-name="gr23" draw:text-style-name="P11" draw:layer="layout" svg:x1="21.231cm" svg:y1="9.53cm" svg:x2="21.268cm" svg:y2="9.493cm">
          <text:p/>
        </draw:line>
        <draw:line draw:style-name="gr23" draw:text-style-name="P11" draw:layer="layout" svg:x1="21.305cm" svg:y1="9.53cm" svg:x2="21.268cm" svg:y2="9.493cm">
          <text:p/>
        </draw:line>
        <draw:line draw:style-name="gr23" draw:text-style-name="P11" draw:layer="layout" svg:x1="21.343cm" svg:y1="9.567cm" svg:x2="21.306cm" svg:y2="9.53cm">
          <text:p/>
        </draw:line>
        <draw:line draw:style-name="gr23" draw:text-style-name="P11" draw:layer="layout" svg:x1="21.343cm" svg:y1="9.567cm" svg:x2="21.38cm" svg:y2="9.53cm">
          <text:p/>
        </draw:line>
        <draw:line draw:style-name="gr23" draw:text-style-name="P11" draw:layer="layout" svg:x1="21.044cm" svg:y1="9.971cm" svg:x2="21.081cm" svg:y2="9.971cm">
          <text:p/>
        </draw:line>
        <draw:line draw:style-name="gr23" draw:text-style-name="P11" draw:layer="layout" svg:x1="21.081cm" svg:y1="9.971cm" svg:x2="21.118cm" svg:y2="9.934cm">
          <text:p/>
        </draw:line>
        <draw:line draw:style-name="gr23" draw:text-style-name="P11" draw:layer="layout" svg:x1="21.156cm" svg:y1="9.971cm" svg:x2="21.119cm" svg:y2="9.934cm">
          <text:p/>
        </draw:line>
        <draw:line draw:style-name="gr23" draw:text-style-name="P11" draw:layer="layout" svg:x1="21.193cm" svg:y1="10.008cm" svg:x2="21.156cm" svg:y2="9.971cm">
          <text:p/>
        </draw:line>
        <draw:line draw:style-name="gr23" draw:text-style-name="P11" draw:layer="layout" svg:x1="21.194cm" svg:y1="10.008cm" svg:x2="21.231cm" svg:y2="9.971cm">
          <text:p/>
        </draw:line>
        <draw:line draw:style-name="gr23" draw:text-style-name="P11" draw:layer="layout" svg:x1="21.381cm" svg:y1="9.971cm" svg:x2="21.418cm" svg:y2="9.971cm">
          <text:p/>
        </draw:line>
        <draw:line draw:style-name="gr23" draw:text-style-name="P11" draw:layer="layout" svg:x1="21.231cm" svg:y1="9.971cm" svg:x2="21.268cm" svg:y2="9.934cm">
          <text:p/>
        </draw:line>
        <draw:line draw:style-name="gr23" draw:text-style-name="P11" draw:layer="layout" svg:x1="21.305cm" svg:y1="9.971cm" svg:x2="21.268cm" svg:y2="9.934cm">
          <text:p/>
        </draw:line>
        <draw:line draw:style-name="gr23" draw:text-style-name="P11" draw:layer="layout" svg:x1="21.343cm" svg:y1="10.008cm" svg:x2="21.306cm" svg:y2="9.971cm">
          <text:p/>
        </draw:line>
        <draw:line draw:style-name="gr23" draw:text-style-name="P11" draw:layer="layout" svg:x1="21.343cm" svg:y1="10.008cm" svg:x2="21.38cm" svg:y2="9.971cm">
          <text:p/>
        </draw:line>
        <draw:line draw:style-name="gr23" draw:text-style-name="P11" draw:layer="layout" svg:x1="21.477cm" svg:y1="8.231cm" svg:x2="21.514cm" svg:y2="8.231cm">
          <text:p/>
        </draw:line>
        <draw:line draw:style-name="gr23" draw:text-style-name="P11" draw:layer="layout" svg:x1="21.514cm" svg:y1="8.231cm" svg:x2="21.551cm" svg:y2="8.194cm">
          <text:p/>
        </draw:line>
        <draw:line draw:style-name="gr23" draw:text-style-name="P11" draw:layer="layout" svg:x1="21.589cm" svg:y1="8.231cm" svg:x2="21.552cm" svg:y2="8.194cm">
          <text:p/>
        </draw:line>
        <draw:line draw:style-name="gr23" draw:text-style-name="P11" draw:layer="layout" svg:x1="21.626cm" svg:y1="8.268cm" svg:x2="21.589cm" svg:y2="8.231cm">
          <text:p/>
        </draw:line>
        <draw:line draw:style-name="gr23" draw:text-style-name="P11" draw:layer="layout" svg:x1="21.627cm" svg:y1="8.268cm" svg:x2="21.664cm" svg:y2="8.231cm">
          <text:p/>
        </draw:line>
        <draw:line draw:style-name="gr23" draw:text-style-name="P11" draw:layer="layout" svg:x1="21.814cm" svg:y1="8.231cm" svg:x2="21.851cm" svg:y2="8.231cm">
          <text:p/>
        </draw:line>
        <draw:line draw:style-name="gr23" draw:text-style-name="P11" draw:layer="layout" svg:x1="21.664cm" svg:y1="8.231cm" svg:x2="21.701cm" svg:y2="8.194cm">
          <text:p/>
        </draw:line>
        <draw:line draw:style-name="gr23" draw:text-style-name="P11" draw:layer="layout" svg:x1="21.738cm" svg:y1="8.231cm" svg:x2="21.701cm" svg:y2="8.194cm">
          <text:p/>
        </draw:line>
        <draw:line draw:style-name="gr23" draw:text-style-name="P11" draw:layer="layout" svg:x1="21.776cm" svg:y1="8.268cm" svg:x2="21.739cm" svg:y2="8.231cm">
          <text:p/>
        </draw:line>
        <draw:line draw:style-name="gr23" draw:text-style-name="P11" draw:layer="layout" svg:x1="21.776cm" svg:y1="8.268cm" svg:x2="21.813cm" svg:y2="8.231cm">
          <text:p/>
        </draw:line>
        <draw:line draw:style-name="gr23" draw:text-style-name="P11" draw:layer="layout" svg:x1="21.477cm" svg:y1="8.68cm" svg:x2="21.514cm" svg:y2="8.68cm">
          <text:p/>
        </draw:line>
        <draw:line draw:style-name="gr23" draw:text-style-name="P11" draw:layer="layout" svg:x1="21.514cm" svg:y1="8.68cm" svg:x2="21.551cm" svg:y2="8.643cm">
          <text:p/>
        </draw:line>
        <draw:line draw:style-name="gr23" draw:text-style-name="P11" draw:layer="layout" svg:x1="21.589cm" svg:y1="8.68cm" svg:x2="21.552cm" svg:y2="8.643cm">
          <text:p/>
        </draw:line>
        <draw:line draw:style-name="gr23" draw:text-style-name="P11" draw:layer="layout" svg:x1="21.626cm" svg:y1="8.717cm" svg:x2="21.589cm" svg:y2="8.68cm">
          <text:p/>
        </draw:line>
        <draw:line draw:style-name="gr23" draw:text-style-name="P11" draw:layer="layout" svg:x1="21.627cm" svg:y1="8.717cm" svg:x2="21.664cm" svg:y2="8.68cm">
          <text:p/>
        </draw:line>
        <draw:line draw:style-name="gr23" draw:text-style-name="P11" draw:layer="layout" svg:x1="21.814cm" svg:y1="8.68cm" svg:x2="21.851cm" svg:y2="8.68cm">
          <text:p/>
        </draw:line>
        <draw:line draw:style-name="gr23" draw:text-style-name="P11" draw:layer="layout" svg:x1="21.664cm" svg:y1="8.68cm" svg:x2="21.701cm" svg:y2="8.643cm">
          <text:p/>
        </draw:line>
        <draw:line draw:style-name="gr23" draw:text-style-name="P11" draw:layer="layout" svg:x1="21.738cm" svg:y1="8.68cm" svg:x2="21.701cm" svg:y2="8.643cm">
          <text:p/>
        </draw:line>
        <draw:line draw:style-name="gr23" draw:text-style-name="P11" draw:layer="layout" svg:x1="21.776cm" svg:y1="8.717cm" svg:x2="21.739cm" svg:y2="8.68cm">
          <text:p/>
        </draw:line>
        <draw:line draw:style-name="gr23" draw:text-style-name="P11" draw:layer="layout" svg:x1="21.776cm" svg:y1="8.717cm" svg:x2="21.813cm" svg:y2="8.68cm">
          <text:p/>
        </draw:line>
        <draw:line draw:style-name="gr23" draw:text-style-name="P11" draw:layer="layout" svg:x1="21.477cm" svg:y1="9.089cm" svg:x2="21.514cm" svg:y2="9.089cm">
          <text:p/>
        </draw:line>
        <draw:line draw:style-name="gr23" draw:text-style-name="P11" draw:layer="layout" svg:x1="21.514cm" svg:y1="9.089cm" svg:x2="21.551cm" svg:y2="9.052cm">
          <text:p/>
        </draw:line>
        <draw:line draw:style-name="gr23" draw:text-style-name="P11" draw:layer="layout" svg:x1="21.589cm" svg:y1="9.089cm" svg:x2="21.552cm" svg:y2="9.052cm">
          <text:p/>
        </draw:line>
        <draw:line draw:style-name="gr23" draw:text-style-name="P11" draw:layer="layout" svg:x1="21.626cm" svg:y1="9.126cm" svg:x2="21.589cm" svg:y2="9.089cm">
          <text:p/>
        </draw:line>
        <draw:line draw:style-name="gr23" draw:text-style-name="P11" draw:layer="layout" svg:x1="21.627cm" svg:y1="9.126cm" svg:x2="21.664cm" svg:y2="9.089cm">
          <text:p/>
        </draw:line>
        <draw:line draw:style-name="gr23" draw:text-style-name="P11" draw:layer="layout" svg:x1="21.814cm" svg:y1="9.089cm" svg:x2="21.851cm" svg:y2="9.089cm">
          <text:p/>
        </draw:line>
        <draw:line draw:style-name="gr23" draw:text-style-name="P11" draw:layer="layout" svg:x1="21.664cm" svg:y1="9.089cm" svg:x2="21.701cm" svg:y2="9.052cm">
          <text:p/>
        </draw:line>
        <draw:line draw:style-name="gr23" draw:text-style-name="P11" draw:layer="layout" svg:x1="21.738cm" svg:y1="9.089cm" svg:x2="21.701cm" svg:y2="9.052cm">
          <text:p/>
        </draw:line>
        <draw:line draw:style-name="gr23" draw:text-style-name="P11" draw:layer="layout" svg:x1="21.776cm" svg:y1="9.126cm" svg:x2="21.739cm" svg:y2="9.089cm">
          <text:p/>
        </draw:line>
        <draw:line draw:style-name="gr23" draw:text-style-name="P11" draw:layer="layout" svg:x1="21.776cm" svg:y1="9.126cm" svg:x2="21.813cm" svg:y2="9.089cm">
          <text:p/>
        </draw:line>
        <draw:line draw:style-name="gr23" draw:text-style-name="P11" draw:layer="layout" svg:x1="21.477cm" svg:y1="9.53cm" svg:x2="21.514cm" svg:y2="9.53cm">
          <text:p/>
        </draw:line>
        <draw:line draw:style-name="gr23" draw:text-style-name="P11" draw:layer="layout" svg:x1="21.514cm" svg:y1="9.53cm" svg:x2="21.551cm" svg:y2="9.493cm">
          <text:p/>
        </draw:line>
        <draw:line draw:style-name="gr23" draw:text-style-name="P11" draw:layer="layout" svg:x1="21.589cm" svg:y1="9.53cm" svg:x2="21.552cm" svg:y2="9.493cm">
          <text:p/>
        </draw:line>
        <draw:line draw:style-name="gr23" draw:text-style-name="P11" draw:layer="layout" svg:x1="21.626cm" svg:y1="9.567cm" svg:x2="21.589cm" svg:y2="9.53cm">
          <text:p/>
        </draw:line>
        <draw:line draw:style-name="gr23" draw:text-style-name="P11" draw:layer="layout" svg:x1="21.627cm" svg:y1="9.567cm" svg:x2="21.664cm" svg:y2="9.53cm">
          <text:p/>
        </draw:line>
        <draw:line draw:style-name="gr23" draw:text-style-name="P11" draw:layer="layout" svg:x1="21.814cm" svg:y1="9.53cm" svg:x2="21.851cm" svg:y2="9.53cm">
          <text:p/>
        </draw:line>
        <draw:line draw:style-name="gr23" draw:text-style-name="P11" draw:layer="layout" svg:x1="21.664cm" svg:y1="9.53cm" svg:x2="21.701cm" svg:y2="9.493cm">
          <text:p/>
        </draw:line>
        <draw:line draw:style-name="gr23" draw:text-style-name="P11" draw:layer="layout" svg:x1="21.738cm" svg:y1="9.53cm" svg:x2="21.701cm" svg:y2="9.493cm">
          <text:p/>
        </draw:line>
        <draw:line draw:style-name="gr23" draw:text-style-name="P11" draw:layer="layout" svg:x1="21.776cm" svg:y1="9.567cm" svg:x2="21.739cm" svg:y2="9.53cm">
          <text:p/>
        </draw:line>
        <draw:line draw:style-name="gr23" draw:text-style-name="P11" draw:layer="layout" svg:x1="21.776cm" svg:y1="9.567cm" svg:x2="21.813cm" svg:y2="9.53cm">
          <text:p/>
        </draw:line>
        <draw:line draw:style-name="gr23" draw:text-style-name="P11" draw:layer="layout" svg:x1="21.477cm" svg:y1="9.971cm" svg:x2="21.514cm" svg:y2="9.971cm">
          <text:p/>
        </draw:line>
        <draw:line draw:style-name="gr23" draw:text-style-name="P11" draw:layer="layout" svg:x1="21.514cm" svg:y1="9.971cm" svg:x2="21.551cm" svg:y2="9.934cm">
          <text:p/>
        </draw:line>
        <draw:line draw:style-name="gr23" draw:text-style-name="P11" draw:layer="layout" svg:x1="21.589cm" svg:y1="9.971cm" svg:x2="21.552cm" svg:y2="9.934cm">
          <text:p/>
        </draw:line>
        <draw:line draw:style-name="gr23" draw:text-style-name="P11" draw:layer="layout" svg:x1="21.626cm" svg:y1="10.008cm" svg:x2="21.589cm" svg:y2="9.971cm">
          <text:p/>
        </draw:line>
        <draw:line draw:style-name="gr23" draw:text-style-name="P11" draw:layer="layout" svg:x1="21.627cm" svg:y1="10.008cm" svg:x2="21.664cm" svg:y2="9.971cm">
          <text:p/>
        </draw:line>
        <draw:line draw:style-name="gr23" draw:text-style-name="P11" draw:layer="layout" svg:x1="21.814cm" svg:y1="9.971cm" svg:x2="21.851cm" svg:y2="9.971cm">
          <text:p/>
        </draw:line>
        <draw:line draw:style-name="gr23" draw:text-style-name="P11" draw:layer="layout" svg:x1="21.664cm" svg:y1="9.971cm" svg:x2="21.701cm" svg:y2="9.934cm">
          <text:p/>
        </draw:line>
        <draw:line draw:style-name="gr23" draw:text-style-name="P11" draw:layer="layout" svg:x1="21.738cm" svg:y1="9.971cm" svg:x2="21.701cm" svg:y2="9.934cm">
          <text:p/>
        </draw:line>
        <draw:line draw:style-name="gr23" draw:text-style-name="P11" draw:layer="layout" svg:x1="21.776cm" svg:y1="10.008cm" svg:x2="21.739cm" svg:y2="9.971cm">
          <text:p/>
        </draw:line>
        <draw:line draw:style-name="gr23" draw:text-style-name="P11" draw:layer="layout" svg:x1="21.776cm" svg:y1="10.008cm" svg:x2="21.813cm" svg:y2="9.971cm">
          <text:p/>
        </draw:line>
        <draw:line draw:style-name="gr23" draw:text-style-name="P11" draw:layer="layout" svg:x1="21.912cm" svg:y1="8.231cm" svg:x2="21.949cm" svg:y2="8.231cm">
          <text:p/>
        </draw:line>
        <draw:line draw:style-name="gr23" draw:text-style-name="P11" draw:layer="layout" svg:x1="21.949cm" svg:y1="8.231cm" svg:x2="21.986cm" svg:y2="8.194cm">
          <text:p/>
        </draw:line>
        <draw:line draw:style-name="gr23" draw:text-style-name="P11" draw:layer="layout" svg:x1="22.024cm" svg:y1="8.231cm" svg:x2="21.987cm" svg:y2="8.194cm">
          <text:p/>
        </draw:line>
        <draw:line draw:style-name="gr23" draw:text-style-name="P11" draw:layer="layout" svg:x1="22.061cm" svg:y1="8.268cm" svg:x2="22.024cm" svg:y2="8.231cm">
          <text:p/>
        </draw:line>
        <draw:line draw:style-name="gr23" draw:text-style-name="P11" draw:layer="layout" svg:x1="22.062cm" svg:y1="8.268cm" svg:x2="22.099cm" svg:y2="8.231cm">
          <text:p/>
        </draw:line>
        <draw:line draw:style-name="gr23" draw:text-style-name="P11" draw:layer="layout" svg:x1="22.249cm" svg:y1="8.231cm" svg:x2="22.286cm" svg:y2="8.231cm">
          <text:p/>
        </draw:line>
        <draw:line draw:style-name="gr23" draw:text-style-name="P11" draw:layer="layout" svg:x1="22.099cm" svg:y1="8.231cm" svg:x2="22.136cm" svg:y2="8.194cm">
          <text:p/>
        </draw:line>
        <draw:line draw:style-name="gr23" draw:text-style-name="P11" draw:layer="layout" svg:x1="22.173cm" svg:y1="8.231cm" svg:x2="22.136cm" svg:y2="8.194cm">
          <text:p/>
        </draw:line>
        <draw:line draw:style-name="gr23" draw:text-style-name="P11" draw:layer="layout" svg:x1="22.211cm" svg:y1="8.268cm" svg:x2="22.174cm" svg:y2="8.231cm">
          <text:p/>
        </draw:line>
        <draw:line draw:style-name="gr23" draw:text-style-name="P11" draw:layer="layout" svg:x1="22.211cm" svg:y1="8.268cm" svg:x2="22.248cm" svg:y2="8.231cm">
          <text:p/>
        </draw:line>
        <draw:line draw:style-name="gr23" draw:text-style-name="P11" draw:layer="layout" svg:x1="21.912cm" svg:y1="8.68cm" svg:x2="21.949cm" svg:y2="8.68cm">
          <text:p/>
        </draw:line>
        <draw:line draw:style-name="gr23" draw:text-style-name="P11" draw:layer="layout" svg:x1="21.949cm" svg:y1="8.68cm" svg:x2="21.986cm" svg:y2="8.643cm">
          <text:p/>
        </draw:line>
        <draw:line draw:style-name="gr23" draw:text-style-name="P11" draw:layer="layout" svg:x1="22.024cm" svg:y1="8.68cm" svg:x2="21.987cm" svg:y2="8.643cm">
          <text:p/>
        </draw:line>
        <draw:line draw:style-name="gr23" draw:text-style-name="P11" draw:layer="layout" svg:x1="22.061cm" svg:y1="8.717cm" svg:x2="22.024cm" svg:y2="8.68cm">
          <text:p/>
        </draw:line>
        <draw:line draw:style-name="gr23" draw:text-style-name="P11" draw:layer="layout" svg:x1="22.062cm" svg:y1="8.717cm" svg:x2="22.099cm" svg:y2="8.68cm">
          <text:p/>
        </draw:line>
        <draw:line draw:style-name="gr23" draw:text-style-name="P11" draw:layer="layout" svg:x1="22.249cm" svg:y1="8.68cm" svg:x2="22.286cm" svg:y2="8.68cm">
          <text:p/>
        </draw:line>
        <draw:line draw:style-name="gr23" draw:text-style-name="P11" draw:layer="layout" svg:x1="22.099cm" svg:y1="8.68cm" svg:x2="22.136cm" svg:y2="8.643cm">
          <text:p/>
        </draw:line>
        <draw:line draw:style-name="gr23" draw:text-style-name="P11" draw:layer="layout" svg:x1="22.173cm" svg:y1="8.68cm" svg:x2="22.136cm" svg:y2="8.643cm">
          <text:p/>
        </draw:line>
        <draw:line draw:style-name="gr23" draw:text-style-name="P11" draw:layer="layout" svg:x1="22.211cm" svg:y1="8.717cm" svg:x2="22.174cm" svg:y2="8.68cm">
          <text:p/>
        </draw:line>
        <draw:line draw:style-name="gr23" draw:text-style-name="P11" draw:layer="layout" svg:x1="22.211cm" svg:y1="8.717cm" svg:x2="22.248cm" svg:y2="8.68cm">
          <text:p/>
        </draw:line>
        <draw:line draw:style-name="gr23" draw:text-style-name="P11" draw:layer="layout" svg:x1="21.912cm" svg:y1="9.089cm" svg:x2="21.949cm" svg:y2="9.089cm">
          <text:p/>
        </draw:line>
        <draw:line draw:style-name="gr23" draw:text-style-name="P11" draw:layer="layout" svg:x1="21.949cm" svg:y1="9.089cm" svg:x2="21.986cm" svg:y2="9.052cm">
          <text:p/>
        </draw:line>
        <draw:line draw:style-name="gr23" draw:text-style-name="P11" draw:layer="layout" svg:x1="22.024cm" svg:y1="9.089cm" svg:x2="21.987cm" svg:y2="9.052cm">
          <text:p/>
        </draw:line>
        <draw:line draw:style-name="gr23" draw:text-style-name="P11" draw:layer="layout" svg:x1="22.061cm" svg:y1="9.126cm" svg:x2="22.024cm" svg:y2="9.089cm">
          <text:p/>
        </draw:line>
        <draw:line draw:style-name="gr23" draw:text-style-name="P11" draw:layer="layout" svg:x1="22.062cm" svg:y1="9.126cm" svg:x2="22.099cm" svg:y2="9.089cm">
          <text:p/>
        </draw:line>
        <draw:line draw:style-name="gr23" draw:text-style-name="P11" draw:layer="layout" svg:x1="22.249cm" svg:y1="9.089cm" svg:x2="22.286cm" svg:y2="9.089cm">
          <text:p/>
        </draw:line>
        <draw:line draw:style-name="gr23" draw:text-style-name="P11" draw:layer="layout" svg:x1="22.099cm" svg:y1="9.089cm" svg:x2="22.136cm" svg:y2="9.052cm">
          <text:p/>
        </draw:line>
        <draw:line draw:style-name="gr23" draw:text-style-name="P11" draw:layer="layout" svg:x1="22.173cm" svg:y1="9.089cm" svg:x2="22.136cm" svg:y2="9.052cm">
          <text:p/>
        </draw:line>
        <draw:line draw:style-name="gr23" draw:text-style-name="P11" draw:layer="layout" svg:x1="22.211cm" svg:y1="9.126cm" svg:x2="22.174cm" svg:y2="9.089cm">
          <text:p/>
        </draw:line>
        <draw:line draw:style-name="gr23" draw:text-style-name="P11" draw:layer="layout" svg:x1="22.211cm" svg:y1="9.126cm" svg:x2="22.248cm" svg:y2="9.089cm">
          <text:p/>
        </draw:line>
        <draw:line draw:style-name="gr23" draw:text-style-name="P11" draw:layer="layout" svg:x1="21.912cm" svg:y1="9.53cm" svg:x2="21.949cm" svg:y2="9.53cm">
          <text:p/>
        </draw:line>
        <draw:line draw:style-name="gr23" draw:text-style-name="P11" draw:layer="layout" svg:x1="21.949cm" svg:y1="9.53cm" svg:x2="21.986cm" svg:y2="9.493cm">
          <text:p/>
        </draw:line>
        <draw:line draw:style-name="gr23" draw:text-style-name="P11" draw:layer="layout" svg:x1="22.024cm" svg:y1="9.53cm" svg:x2="21.987cm" svg:y2="9.493cm">
          <text:p/>
        </draw:line>
        <draw:line draw:style-name="gr23" draw:text-style-name="P11" draw:layer="layout" svg:x1="22.061cm" svg:y1="9.567cm" svg:x2="22.024cm" svg:y2="9.53cm">
          <text:p/>
        </draw:line>
        <draw:line draw:style-name="gr23" draw:text-style-name="P11" draw:layer="layout" svg:x1="22.062cm" svg:y1="9.567cm" svg:x2="22.099cm" svg:y2="9.53cm">
          <text:p/>
        </draw:line>
        <draw:line draw:style-name="gr23" draw:text-style-name="P11" draw:layer="layout" svg:x1="22.249cm" svg:y1="9.53cm" svg:x2="22.286cm" svg:y2="9.53cm">
          <text:p/>
        </draw:line>
        <draw:line draw:style-name="gr23" draw:text-style-name="P11" draw:layer="layout" svg:x1="22.099cm" svg:y1="9.53cm" svg:x2="22.136cm" svg:y2="9.493cm">
          <text:p/>
        </draw:line>
        <draw:line draw:style-name="gr23" draw:text-style-name="P11" draw:layer="layout" svg:x1="22.173cm" svg:y1="9.53cm" svg:x2="22.136cm" svg:y2="9.493cm">
          <text:p/>
        </draw:line>
        <draw:line draw:style-name="gr23" draw:text-style-name="P11" draw:layer="layout" svg:x1="22.211cm" svg:y1="9.567cm" svg:x2="22.174cm" svg:y2="9.53cm">
          <text:p/>
        </draw:line>
        <draw:line draw:style-name="gr23" draw:text-style-name="P11" draw:layer="layout" svg:x1="22.211cm" svg:y1="9.567cm" svg:x2="22.248cm" svg:y2="9.53cm">
          <text:p/>
        </draw:line>
        <draw:line draw:style-name="gr23" draw:text-style-name="P11" draw:layer="layout" svg:x1="21.912cm" svg:y1="9.971cm" svg:x2="21.949cm" svg:y2="9.971cm">
          <text:p/>
        </draw:line>
        <draw:line draw:style-name="gr23" draw:text-style-name="P11" draw:layer="layout" svg:x1="21.949cm" svg:y1="9.971cm" svg:x2="21.986cm" svg:y2="9.934cm">
          <text:p/>
        </draw:line>
        <draw:line draw:style-name="gr23" draw:text-style-name="P11" draw:layer="layout" svg:x1="22.024cm" svg:y1="9.971cm" svg:x2="21.987cm" svg:y2="9.934cm">
          <text:p/>
        </draw:line>
        <draw:line draw:style-name="gr23" draw:text-style-name="P11" draw:layer="layout" svg:x1="22.061cm" svg:y1="10.008cm" svg:x2="22.024cm" svg:y2="9.971cm">
          <text:p/>
        </draw:line>
        <draw:line draw:style-name="gr23" draw:text-style-name="P11" draw:layer="layout" svg:x1="22.062cm" svg:y1="10.008cm" svg:x2="22.099cm" svg:y2="9.971cm">
          <text:p/>
        </draw:line>
        <draw:line draw:style-name="gr23" draw:text-style-name="P11" draw:layer="layout" svg:x1="22.249cm" svg:y1="9.971cm" svg:x2="22.286cm" svg:y2="9.971cm">
          <text:p/>
        </draw:line>
        <draw:line draw:style-name="gr23" draw:text-style-name="P11" draw:layer="layout" svg:x1="22.099cm" svg:y1="9.971cm" svg:x2="22.136cm" svg:y2="9.934cm">
          <text:p/>
        </draw:line>
        <draw:line draw:style-name="gr23" draw:text-style-name="P11" draw:layer="layout" svg:x1="22.173cm" svg:y1="9.971cm" svg:x2="22.136cm" svg:y2="9.934cm">
          <text:p/>
        </draw:line>
        <draw:line draw:style-name="gr23" draw:text-style-name="P11" draw:layer="layout" svg:x1="22.211cm" svg:y1="10.008cm" svg:x2="22.174cm" svg:y2="9.971cm">
          <text:p/>
        </draw:line>
        <draw:line draw:style-name="gr23" draw:text-style-name="P11" draw:layer="layout" svg:x1="22.211cm" svg:y1="10.008cm" svg:x2="22.248cm" svg:y2="9.971cm">
          <text:p/>
        </draw:line>
        <draw:line draw:style-name="gr23" draw:text-style-name="P11" draw:layer="layout" svg:x1="19.283cm" svg:y1="8.267cm" svg:x2="19.283cm" svg:y2="8.304cm">
          <text:p/>
        </draw:line>
        <draw:line draw:style-name="gr23" draw:text-style-name="P11" draw:layer="layout" svg:x1="19.283cm" svg:y1="8.304cm" svg:x2="19.32cm" svg:y2="8.341cm">
          <text:p/>
        </draw:line>
        <draw:line draw:style-name="gr23" draw:text-style-name="P11" draw:layer="layout" svg:x1="19.283cm" svg:y1="8.379cm" svg:x2="19.32cm" svg:y2="8.342cm">
          <text:p/>
        </draw:line>
        <draw:line draw:style-name="gr23" draw:text-style-name="P11" draw:layer="layout" svg:x1="19.246cm" svg:y1="8.416cm" svg:x2="19.283cm" svg:y2="8.379cm">
          <text:p/>
        </draw:line>
        <draw:line draw:style-name="gr23" draw:text-style-name="P11" draw:layer="layout" svg:x1="19.246cm" svg:y1="8.417cm" svg:x2="19.283cm" svg:y2="8.454cm">
          <text:p/>
        </draw:line>
        <draw:line draw:style-name="gr23" draw:text-style-name="P11" draw:layer="layout" svg:x1="19.283cm" svg:y1="8.604cm" svg:x2="19.283cm" svg:y2="8.641cm">
          <text:p/>
        </draw:line>
        <draw:line draw:style-name="gr23" draw:text-style-name="P11" draw:layer="layout" svg:x1="19.283cm" svg:y1="8.454cm" svg:x2="19.32cm" svg:y2="8.491cm">
          <text:p/>
        </draw:line>
        <draw:line draw:style-name="gr23" draw:text-style-name="P11" draw:layer="layout" svg:x1="19.283cm" svg:y1="8.528cm" svg:x2="19.32cm" svg:y2="8.491cm">
          <text:p/>
        </draw:line>
        <draw:line draw:style-name="gr23" draw:text-style-name="P11" draw:layer="layout" svg:x1="19.246cm" svg:y1="8.566cm" svg:x2="19.283cm" svg:y2="8.529cm">
          <text:p/>
        </draw:line>
        <draw:line draw:style-name="gr23" draw:text-style-name="P11" draw:layer="layout" svg:x1="19.246cm" svg:y1="8.566cm" svg:x2="19.283cm" svg:y2="8.603cm">
          <text:p/>
        </draw:line>
        <draw:line draw:style-name="gr23" draw:text-style-name="P11" draw:layer="layout" svg:x1="19.284cm" svg:y1="7.821cm" svg:x2="19.284cm" svg:y2="7.858cm">
          <text:p/>
        </draw:line>
        <draw:line draw:style-name="gr23" draw:text-style-name="P11" draw:layer="layout" svg:x1="19.284cm" svg:y1="7.858cm" svg:x2="19.321cm" svg:y2="7.895cm">
          <text:p/>
        </draw:line>
        <draw:line draw:style-name="gr23" draw:text-style-name="P11" draw:layer="layout" svg:x1="19.284cm" svg:y1="7.933cm" svg:x2="19.321cm" svg:y2="7.896cm">
          <text:p/>
        </draw:line>
        <draw:line draw:style-name="gr23" draw:text-style-name="P11" draw:layer="layout" svg:x1="19.247cm" svg:y1="7.97cm" svg:x2="19.284cm" svg:y2="7.933cm">
          <text:p/>
        </draw:line>
        <draw:line draw:style-name="gr23" draw:text-style-name="P11" draw:layer="layout" svg:x1="19.247cm" svg:y1="7.971cm" svg:x2="19.284cm" svg:y2="8.008cm">
          <text:p/>
        </draw:line>
        <draw:line draw:style-name="gr23" draw:text-style-name="P11" draw:layer="layout" svg:x1="19.284cm" svg:y1="8.158cm" svg:x2="19.284cm" svg:y2="8.195cm">
          <text:p/>
        </draw:line>
        <draw:line draw:style-name="gr23" draw:text-style-name="P11" draw:layer="layout" svg:x1="19.284cm" svg:y1="8.008cm" svg:x2="19.321cm" svg:y2="8.045cm">
          <text:p/>
        </draw:line>
        <draw:line draw:style-name="gr23" draw:text-style-name="P11" draw:layer="layout" svg:x1="19.284cm" svg:y1="8.082cm" svg:x2="19.321cm" svg:y2="8.045cm">
          <text:p/>
        </draw:line>
        <draw:line draw:style-name="gr23" draw:text-style-name="P11" draw:layer="layout" svg:x1="19.247cm" svg:y1="8.12cm" svg:x2="19.284cm" svg:y2="8.083cm">
          <text:p/>
        </draw:line>
        <draw:line draw:style-name="gr23" draw:text-style-name="P11" draw:layer="layout" svg:x1="19.247cm" svg:y1="8.12cm" svg:x2="19.284cm" svg:y2="8.157cm">
          <text:p/>
        </draw:line>
        <draw:line draw:style-name="gr23" draw:text-style-name="P11" draw:layer="layout" svg:x1="19.285cm" svg:y1="7.393cm" svg:x2="19.285cm" svg:y2="7.43cm">
          <text:p/>
        </draw:line>
        <draw:line draw:style-name="gr23" draw:text-style-name="P11" draw:layer="layout" svg:x1="19.285cm" svg:y1="7.43cm" svg:x2="19.322cm" svg:y2="7.467cm">
          <text:p/>
        </draw:line>
        <draw:line draw:style-name="gr23" draw:text-style-name="P11" draw:layer="layout" svg:x1="19.285cm" svg:y1="7.505cm" svg:x2="19.322cm" svg:y2="7.468cm">
          <text:p/>
        </draw:line>
        <draw:line draw:style-name="gr23" draw:text-style-name="P11" draw:layer="layout" svg:x1="19.248cm" svg:y1="7.542cm" svg:x2="19.285cm" svg:y2="7.505cm">
          <text:p/>
        </draw:line>
        <draw:line draw:style-name="gr23" draw:text-style-name="P11" draw:layer="layout" svg:x1="19.248cm" svg:y1="7.543cm" svg:x2="19.285cm" svg:y2="7.58cm">
          <text:p/>
        </draw:line>
        <draw:line draw:style-name="gr23" draw:text-style-name="P11" draw:layer="layout" svg:x1="19.285cm" svg:y1="7.73cm" svg:x2="19.285cm" svg:y2="7.767cm">
          <text:p/>
        </draw:line>
        <draw:line draw:style-name="gr23" draw:text-style-name="P11" draw:layer="layout" svg:x1="19.285cm" svg:y1="7.58cm" svg:x2="19.322cm" svg:y2="7.617cm">
          <text:p/>
        </draw:line>
        <draw:line draw:style-name="gr23" draw:text-style-name="P11" draw:layer="layout" svg:x1="19.285cm" svg:y1="7.654cm" svg:x2="19.322cm" svg:y2="7.617cm">
          <text:p/>
        </draw:line>
        <draw:line draw:style-name="gr23" draw:text-style-name="P11" draw:layer="layout" svg:x1="19.248cm" svg:y1="7.692cm" svg:x2="19.285cm" svg:y2="7.655cm">
          <text:p/>
        </draw:line>
        <draw:line draw:style-name="gr23" draw:text-style-name="P11" draw:layer="layout" svg:x1="19.248cm" svg:y1="7.692cm" svg:x2="19.285cm" svg:y2="7.729cm">
          <text:p/>
        </draw:line>
        <draw:line draw:style-name="gr23" draw:text-style-name="P11" draw:layer="layout" svg:x1="19.286cm" svg:y1="6.969cm" svg:x2="19.286cm" svg:y2="7.006cm">
          <text:p/>
        </draw:line>
        <draw:line draw:style-name="gr23" draw:text-style-name="P11" draw:layer="layout" svg:x1="19.286cm" svg:y1="7.006cm" svg:x2="19.323cm" svg:y2="7.043cm">
          <text:p/>
        </draw:line>
        <draw:line draw:style-name="gr23" draw:text-style-name="P11" draw:layer="layout" svg:x1="19.286cm" svg:y1="7.081cm" svg:x2="19.323cm" svg:y2="7.044cm">
          <text:p/>
        </draw:line>
        <draw:line draw:style-name="gr23" draw:text-style-name="P11" draw:layer="layout" svg:x1="19.249cm" svg:y1="7.118cm" svg:x2="19.286cm" svg:y2="7.081cm">
          <text:p/>
        </draw:line>
        <draw:line draw:style-name="gr23" draw:text-style-name="P11" draw:layer="layout" svg:x1="19.249cm" svg:y1="7.119cm" svg:x2="19.286cm" svg:y2="7.156cm">
          <text:p/>
        </draw:line>
        <draw:line draw:style-name="gr23" draw:text-style-name="P11" draw:layer="layout" svg:x1="19.286cm" svg:y1="7.306cm" svg:x2="19.286cm" svg:y2="7.343cm">
          <text:p/>
        </draw:line>
        <draw:line draw:style-name="gr23" draw:text-style-name="P11" draw:layer="layout" svg:x1="19.286cm" svg:y1="7.156cm" svg:x2="19.323cm" svg:y2="7.193cm">
          <text:p/>
        </draw:line>
        <draw:line draw:style-name="gr23" draw:text-style-name="P11" draw:layer="layout" svg:x1="19.286cm" svg:y1="7.23cm" svg:x2="19.323cm" svg:y2="7.193cm">
          <text:p/>
        </draw:line>
        <draw:line draw:style-name="gr23" draw:text-style-name="P11" draw:layer="layout" svg:x1="19.249cm" svg:y1="7.268cm" svg:x2="19.286cm" svg:y2="7.231cm">
          <text:p/>
        </draw:line>
        <draw:line draw:style-name="gr23" draw:text-style-name="P11" draw:layer="layout" svg:x1="19.249cm" svg:y1="7.268cm" svg:x2="19.286cm" svg:y2="7.305cm">
          <text:p/>
        </draw:line>
        <draw:line draw:style-name="gr23" draw:text-style-name="P11" draw:layer="layout" svg:x1="19.708cm" svg:y1="8.267cm" svg:x2="19.708cm" svg:y2="8.304cm">
          <text:p/>
        </draw:line>
        <draw:line draw:style-name="gr23" draw:text-style-name="P11" draw:layer="layout" svg:x1="19.708cm" svg:y1="8.304cm" svg:x2="19.745cm" svg:y2="8.341cm">
          <text:p/>
        </draw:line>
        <draw:line draw:style-name="gr23" draw:text-style-name="P11" draw:layer="layout" svg:x1="19.708cm" svg:y1="8.379cm" svg:x2="19.745cm" svg:y2="8.342cm">
          <text:p/>
        </draw:line>
        <draw:line draw:style-name="gr23" draw:text-style-name="P11" draw:layer="layout" svg:x1="19.671cm" svg:y1="8.416cm" svg:x2="19.708cm" svg:y2="8.379cm">
          <text:p/>
        </draw:line>
        <draw:line draw:style-name="gr23" draw:text-style-name="P11" draw:layer="layout" svg:x1="19.671cm" svg:y1="8.417cm" svg:x2="19.708cm" svg:y2="8.454cm">
          <text:p/>
        </draw:line>
        <draw:line draw:style-name="gr23" draw:text-style-name="P11" draw:layer="layout" svg:x1="19.708cm" svg:y1="8.604cm" svg:x2="19.708cm" svg:y2="8.641cm">
          <text:p/>
        </draw:line>
        <draw:line draw:style-name="gr23" draw:text-style-name="P11" draw:layer="layout" svg:x1="19.708cm" svg:y1="8.454cm" svg:x2="19.745cm" svg:y2="8.491cm">
          <text:p/>
        </draw:line>
        <draw:line draw:style-name="gr23" draw:text-style-name="P11" draw:layer="layout" svg:x1="19.708cm" svg:y1="8.528cm" svg:x2="19.745cm" svg:y2="8.491cm">
          <text:p/>
        </draw:line>
        <draw:line draw:style-name="gr23" draw:text-style-name="P11" draw:layer="layout" svg:x1="19.671cm" svg:y1="8.566cm" svg:x2="19.708cm" svg:y2="8.529cm">
          <text:p/>
        </draw:line>
        <draw:line draw:style-name="gr23" draw:text-style-name="P11" draw:layer="layout" svg:x1="19.671cm" svg:y1="8.566cm" svg:x2="19.708cm" svg:y2="8.603cm">
          <text:p/>
        </draw:line>
        <draw:line draw:style-name="gr23" draw:text-style-name="P11" draw:layer="layout" svg:x1="19.709cm" svg:y1="7.821cm" svg:x2="19.709cm" svg:y2="7.858cm">
          <text:p/>
        </draw:line>
        <draw:line draw:style-name="gr23" draw:text-style-name="P11" draw:layer="layout" svg:x1="19.709cm" svg:y1="7.858cm" svg:x2="19.746cm" svg:y2="7.895cm">
          <text:p/>
        </draw:line>
        <draw:line draw:style-name="gr23" draw:text-style-name="P11" draw:layer="layout" svg:x1="19.709cm" svg:y1="7.933cm" svg:x2="19.746cm" svg:y2="7.896cm">
          <text:p/>
        </draw:line>
        <draw:line draw:style-name="gr23" draw:text-style-name="P11" draw:layer="layout" svg:x1="19.672cm" svg:y1="7.97cm" svg:x2="19.709cm" svg:y2="7.933cm">
          <text:p/>
        </draw:line>
        <draw:line draw:style-name="gr23" draw:text-style-name="P11" draw:layer="layout" svg:x1="19.672cm" svg:y1="7.971cm" svg:x2="19.709cm" svg:y2="8.008cm">
          <text:p/>
        </draw:line>
        <draw:line draw:style-name="gr23" draw:text-style-name="P11" draw:layer="layout" svg:x1="19.709cm" svg:y1="8.158cm" svg:x2="19.709cm" svg:y2="8.195cm">
          <text:p/>
        </draw:line>
        <draw:line draw:style-name="gr23" draw:text-style-name="P11" draw:layer="layout" svg:x1="19.709cm" svg:y1="8.008cm" svg:x2="19.746cm" svg:y2="8.045cm">
          <text:p/>
        </draw:line>
        <draw:line draw:style-name="gr23" draw:text-style-name="P11" draw:layer="layout" svg:x1="19.709cm" svg:y1="8.082cm" svg:x2="19.746cm" svg:y2="8.045cm">
          <text:p/>
        </draw:line>
        <draw:line draw:style-name="gr23" draw:text-style-name="P11" draw:layer="layout" svg:x1="19.672cm" svg:y1="8.12cm" svg:x2="19.709cm" svg:y2="8.083cm">
          <text:p/>
        </draw:line>
        <draw:line draw:style-name="gr23" draw:text-style-name="P11" draw:layer="layout" svg:x1="19.672cm" svg:y1="8.12cm" svg:x2="19.709cm" svg:y2="8.157cm">
          <text:p/>
        </draw:line>
        <draw:line draw:style-name="gr23" draw:text-style-name="P11" draw:layer="layout" svg:x1="19.71cm" svg:y1="7.393cm" svg:x2="19.71cm" svg:y2="7.43cm">
          <text:p/>
        </draw:line>
        <draw:line draw:style-name="gr23" draw:text-style-name="P11" draw:layer="layout" svg:x1="19.71cm" svg:y1="7.43cm" svg:x2="19.747cm" svg:y2="7.467cm">
          <text:p/>
        </draw:line>
        <draw:line draw:style-name="gr23" draw:text-style-name="P11" draw:layer="layout" svg:x1="19.71cm" svg:y1="7.505cm" svg:x2="19.747cm" svg:y2="7.468cm">
          <text:p/>
        </draw:line>
        <draw:line draw:style-name="gr23" draw:text-style-name="P11" draw:layer="layout" svg:x1="19.673cm" svg:y1="7.542cm" svg:x2="19.71cm" svg:y2="7.505cm">
          <text:p/>
        </draw:line>
        <draw:line draw:style-name="gr23" draw:text-style-name="P11" draw:layer="layout" svg:x1="19.673cm" svg:y1="7.543cm" svg:x2="19.71cm" svg:y2="7.58cm">
          <text:p/>
        </draw:line>
        <draw:line draw:style-name="gr23" draw:text-style-name="P11" draw:layer="layout" svg:x1="19.71cm" svg:y1="7.73cm" svg:x2="19.71cm" svg:y2="7.767cm">
          <text:p/>
        </draw:line>
        <draw:line draw:style-name="gr23" draw:text-style-name="P11" draw:layer="layout" svg:x1="19.71cm" svg:y1="7.58cm" svg:x2="19.747cm" svg:y2="7.617cm">
          <text:p/>
        </draw:line>
        <draw:line draw:style-name="gr23" draw:text-style-name="P11" draw:layer="layout" svg:x1="19.71cm" svg:y1="7.654cm" svg:x2="19.747cm" svg:y2="7.617cm">
          <text:p/>
        </draw:line>
        <draw:line draw:style-name="gr23" draw:text-style-name="P11" draw:layer="layout" svg:x1="19.673cm" svg:y1="7.692cm" svg:x2="19.71cm" svg:y2="7.655cm">
          <text:p/>
        </draw:line>
        <draw:line draw:style-name="gr23" draw:text-style-name="P11" draw:layer="layout" svg:x1="19.673cm" svg:y1="7.692cm" svg:x2="19.71cm" svg:y2="7.729cm">
          <text:p/>
        </draw:line>
        <draw:line draw:style-name="gr23" draw:text-style-name="P11" draw:layer="layout" svg:x1="19.711cm" svg:y1="6.969cm" svg:x2="19.711cm" svg:y2="7.006cm">
          <text:p/>
        </draw:line>
        <draw:line draw:style-name="gr23" draw:text-style-name="P11" draw:layer="layout" svg:x1="19.711cm" svg:y1="7.006cm" svg:x2="19.748cm" svg:y2="7.043cm">
          <text:p/>
        </draw:line>
        <draw:line draw:style-name="gr23" draw:text-style-name="P11" draw:layer="layout" svg:x1="19.711cm" svg:y1="7.081cm" svg:x2="19.748cm" svg:y2="7.044cm">
          <text:p/>
        </draw:line>
        <draw:line draw:style-name="gr23" draw:text-style-name="P11" draw:layer="layout" svg:x1="19.674cm" svg:y1="7.118cm" svg:x2="19.711cm" svg:y2="7.081cm">
          <text:p/>
        </draw:line>
        <draw:line draw:style-name="gr23" draw:text-style-name="P11" draw:layer="layout" svg:x1="19.674cm" svg:y1="7.119cm" svg:x2="19.711cm" svg:y2="7.156cm">
          <text:p/>
        </draw:line>
        <draw:line draw:style-name="gr23" draw:text-style-name="P11" draw:layer="layout" svg:x1="19.711cm" svg:y1="7.306cm" svg:x2="19.711cm" svg:y2="7.343cm">
          <text:p/>
        </draw:line>
        <draw:line draw:style-name="gr23" draw:text-style-name="P11" draw:layer="layout" svg:x1="19.711cm" svg:y1="7.156cm" svg:x2="19.748cm" svg:y2="7.193cm">
          <text:p/>
        </draw:line>
        <draw:line draw:style-name="gr23" draw:text-style-name="P11" draw:layer="layout" svg:x1="19.711cm" svg:y1="7.23cm" svg:x2="19.748cm" svg:y2="7.193cm">
          <text:p/>
        </draw:line>
        <draw:line draw:style-name="gr23" draw:text-style-name="P11" draw:layer="layout" svg:x1="19.674cm" svg:y1="7.268cm" svg:x2="19.711cm" svg:y2="7.231cm">
          <text:p/>
        </draw:line>
        <draw:line draw:style-name="gr23" draw:text-style-name="P11" draw:layer="layout" svg:x1="19.674cm" svg:y1="7.268cm" svg:x2="19.711cm" svg:y2="7.305cm">
          <text:p/>
        </draw:line>
        <draw:line draw:style-name="gr23" draw:text-style-name="P11" draw:layer="layout" svg:x1="20.153cm" svg:y1="8.267cm" svg:x2="20.153cm" svg:y2="8.304cm">
          <text:p/>
        </draw:line>
        <draw:line draw:style-name="gr23" draw:text-style-name="P11" draw:layer="layout" svg:x1="20.153cm" svg:y1="8.304cm" svg:x2="20.19cm" svg:y2="8.341cm">
          <text:p/>
        </draw:line>
        <draw:line draw:style-name="gr23" draw:text-style-name="P11" draw:layer="layout" svg:x1="20.153cm" svg:y1="8.379cm" svg:x2="20.19cm" svg:y2="8.342cm">
          <text:p/>
        </draw:line>
        <draw:line draw:style-name="gr23" draw:text-style-name="P11" draw:layer="layout" svg:x1="20.116cm" svg:y1="8.416cm" svg:x2="20.153cm" svg:y2="8.379cm">
          <text:p/>
        </draw:line>
        <draw:line draw:style-name="gr23" draw:text-style-name="P11" draw:layer="layout" svg:x1="20.116cm" svg:y1="8.417cm" svg:x2="20.153cm" svg:y2="8.454cm">
          <text:p/>
        </draw:line>
        <draw:line draw:style-name="gr23" draw:text-style-name="P11" draw:layer="layout" svg:x1="20.153cm" svg:y1="8.604cm" svg:x2="20.153cm" svg:y2="8.641cm">
          <text:p/>
        </draw:line>
        <draw:line draw:style-name="gr23" draw:text-style-name="P11" draw:layer="layout" svg:x1="20.153cm" svg:y1="8.454cm" svg:x2="20.19cm" svg:y2="8.491cm">
          <text:p/>
        </draw:line>
        <draw:line draw:style-name="gr23" draw:text-style-name="P11" draw:layer="layout" svg:x1="20.153cm" svg:y1="8.528cm" svg:x2="20.19cm" svg:y2="8.491cm">
          <text:p/>
        </draw:line>
        <draw:line draw:style-name="gr23" draw:text-style-name="P11" draw:layer="layout" svg:x1="20.116cm" svg:y1="8.566cm" svg:x2="20.153cm" svg:y2="8.529cm">
          <text:p/>
        </draw:line>
        <draw:line draw:style-name="gr23" draw:text-style-name="P11" draw:layer="layout" svg:x1="20.116cm" svg:y1="8.566cm" svg:x2="20.153cm" svg:y2="8.603cm">
          <text:p/>
        </draw:line>
        <draw:line draw:style-name="gr23" draw:text-style-name="P11" draw:layer="layout" svg:x1="20.154cm" svg:y1="7.821cm" svg:x2="20.154cm" svg:y2="7.858cm">
          <text:p/>
        </draw:line>
        <draw:line draw:style-name="gr23" draw:text-style-name="P11" draw:layer="layout" svg:x1="20.154cm" svg:y1="7.858cm" svg:x2="20.191cm" svg:y2="7.895cm">
          <text:p/>
        </draw:line>
        <draw:line draw:style-name="gr23" draw:text-style-name="P11" draw:layer="layout" svg:x1="20.154cm" svg:y1="7.933cm" svg:x2="20.191cm" svg:y2="7.896cm">
          <text:p/>
        </draw:line>
        <draw:line draw:style-name="gr23" draw:text-style-name="P11" draw:layer="layout" svg:x1="20.117cm" svg:y1="7.97cm" svg:x2="20.154cm" svg:y2="7.933cm">
          <text:p/>
        </draw:line>
        <draw:line draw:style-name="gr23" draw:text-style-name="P11" draw:layer="layout" svg:x1="20.117cm" svg:y1="7.971cm" svg:x2="20.154cm" svg:y2="8.008cm">
          <text:p/>
        </draw:line>
        <draw:line draw:style-name="gr23" draw:text-style-name="P11" draw:layer="layout" svg:x1="20.154cm" svg:y1="8.158cm" svg:x2="20.154cm" svg:y2="8.195cm">
          <text:p/>
        </draw:line>
        <draw:line draw:style-name="gr23" draw:text-style-name="P11" draw:layer="layout" svg:x1="20.154cm" svg:y1="8.008cm" svg:x2="20.191cm" svg:y2="8.045cm">
          <text:p/>
        </draw:line>
        <draw:line draw:style-name="gr23" draw:text-style-name="P11" draw:layer="layout" svg:x1="20.154cm" svg:y1="8.082cm" svg:x2="20.191cm" svg:y2="8.045cm">
          <text:p/>
        </draw:line>
        <draw:line draw:style-name="gr23" draw:text-style-name="P11" draw:layer="layout" svg:x1="20.117cm" svg:y1="8.12cm" svg:x2="20.154cm" svg:y2="8.083cm">
          <text:p/>
        </draw:line>
        <draw:line draw:style-name="gr23" draw:text-style-name="P11" draw:layer="layout" svg:x1="20.117cm" svg:y1="8.12cm" svg:x2="20.154cm" svg:y2="8.157cm">
          <text:p/>
        </draw:line>
        <draw:line draw:style-name="gr23" draw:text-style-name="P11" draw:layer="layout" svg:x1="20.155cm" svg:y1="7.393cm" svg:x2="20.155cm" svg:y2="7.43cm">
          <text:p/>
        </draw:line>
        <draw:line draw:style-name="gr23" draw:text-style-name="P11" draw:layer="layout" svg:x1="20.155cm" svg:y1="7.43cm" svg:x2="20.192cm" svg:y2="7.467cm">
          <text:p/>
        </draw:line>
        <draw:line draw:style-name="gr23" draw:text-style-name="P11" draw:layer="layout" svg:x1="20.155cm" svg:y1="7.505cm" svg:x2="20.192cm" svg:y2="7.468cm">
          <text:p/>
        </draw:line>
        <draw:line draw:style-name="gr23" draw:text-style-name="P11" draw:layer="layout" svg:x1="20.118cm" svg:y1="7.542cm" svg:x2="20.155cm" svg:y2="7.505cm">
          <text:p/>
        </draw:line>
        <draw:line draw:style-name="gr23" draw:text-style-name="P11" draw:layer="layout" svg:x1="20.118cm" svg:y1="7.543cm" svg:x2="20.155cm" svg:y2="7.58cm">
          <text:p/>
        </draw:line>
        <draw:line draw:style-name="gr23" draw:text-style-name="P11" draw:layer="layout" svg:x1="20.155cm" svg:y1="7.73cm" svg:x2="20.155cm" svg:y2="7.767cm">
          <text:p/>
        </draw:line>
        <draw:line draw:style-name="gr23" draw:text-style-name="P11" draw:layer="layout" svg:x1="20.155cm" svg:y1="7.58cm" svg:x2="20.192cm" svg:y2="7.617cm">
          <text:p/>
        </draw:line>
        <draw:line draw:style-name="gr23" draw:text-style-name="P11" draw:layer="layout" svg:x1="20.155cm" svg:y1="7.654cm" svg:x2="20.192cm" svg:y2="7.617cm">
          <text:p/>
        </draw:line>
        <draw:line draw:style-name="gr23" draw:text-style-name="P11" draw:layer="layout" svg:x1="20.118cm" svg:y1="7.692cm" svg:x2="20.155cm" svg:y2="7.655cm">
          <text:p/>
        </draw:line>
        <draw:line draw:style-name="gr23" draw:text-style-name="P11" draw:layer="layout" svg:x1="20.118cm" svg:y1="7.692cm" svg:x2="20.155cm" svg:y2="7.729cm">
          <text:p/>
        </draw:line>
        <draw:line draw:style-name="gr23" draw:text-style-name="P11" draw:layer="layout" svg:x1="20.156cm" svg:y1="6.969cm" svg:x2="20.156cm" svg:y2="7.006cm">
          <text:p/>
        </draw:line>
        <draw:line draw:style-name="gr23" draw:text-style-name="P11" draw:layer="layout" svg:x1="20.156cm" svg:y1="7.006cm" svg:x2="20.193cm" svg:y2="7.043cm">
          <text:p/>
        </draw:line>
        <draw:line draw:style-name="gr23" draw:text-style-name="P11" draw:layer="layout" svg:x1="20.156cm" svg:y1="7.081cm" svg:x2="20.193cm" svg:y2="7.044cm">
          <text:p/>
        </draw:line>
        <draw:line draw:style-name="gr23" draw:text-style-name="P11" draw:layer="layout" svg:x1="20.119cm" svg:y1="7.118cm" svg:x2="20.156cm" svg:y2="7.081cm">
          <text:p/>
        </draw:line>
        <draw:line draw:style-name="gr23" draw:text-style-name="P11" draw:layer="layout" svg:x1="20.119cm" svg:y1="7.119cm" svg:x2="20.156cm" svg:y2="7.156cm">
          <text:p/>
        </draw:line>
        <draw:line draw:style-name="gr23" draw:text-style-name="P11" draw:layer="layout" svg:x1="20.156cm" svg:y1="7.306cm" svg:x2="20.156cm" svg:y2="7.343cm">
          <text:p/>
        </draw:line>
        <draw:line draw:style-name="gr23" draw:text-style-name="P11" draw:layer="layout" svg:x1="20.156cm" svg:y1="7.156cm" svg:x2="20.193cm" svg:y2="7.193cm">
          <text:p/>
        </draw:line>
        <draw:line draw:style-name="gr23" draw:text-style-name="P11" draw:layer="layout" svg:x1="20.156cm" svg:y1="7.23cm" svg:x2="20.193cm" svg:y2="7.193cm">
          <text:p/>
        </draw:line>
        <draw:line draw:style-name="gr23" draw:text-style-name="P11" draw:layer="layout" svg:x1="20.119cm" svg:y1="7.268cm" svg:x2="20.156cm" svg:y2="7.231cm">
          <text:p/>
        </draw:line>
        <draw:line draw:style-name="gr23" draw:text-style-name="P11" draw:layer="layout" svg:x1="20.119cm" svg:y1="7.268cm" svg:x2="20.156cm" svg:y2="7.305cm">
          <text:p/>
        </draw:line>
        <draw:line draw:style-name="gr23" draw:text-style-name="P11" draw:layer="layout" svg:x1="20.583cm" svg:y1="8.267cm" svg:x2="20.583cm" svg:y2="8.304cm">
          <text:p/>
        </draw:line>
        <draw:line draw:style-name="gr23" draw:text-style-name="P11" draw:layer="layout" svg:x1="20.583cm" svg:y1="8.304cm" svg:x2="20.62cm" svg:y2="8.341cm">
          <text:p/>
        </draw:line>
        <draw:line draw:style-name="gr23" draw:text-style-name="P11" draw:layer="layout" svg:x1="20.583cm" svg:y1="8.379cm" svg:x2="20.62cm" svg:y2="8.342cm">
          <text:p/>
        </draw:line>
        <draw:line draw:style-name="gr23" draw:text-style-name="P11" draw:layer="layout" svg:x1="20.546cm" svg:y1="8.416cm" svg:x2="20.583cm" svg:y2="8.379cm">
          <text:p/>
        </draw:line>
        <draw:line draw:style-name="gr23" draw:text-style-name="P11" draw:layer="layout" svg:x1="20.546cm" svg:y1="8.417cm" svg:x2="20.583cm" svg:y2="8.454cm">
          <text:p/>
        </draw:line>
        <draw:line draw:style-name="gr23" draw:text-style-name="P11" draw:layer="layout" svg:x1="20.583cm" svg:y1="8.604cm" svg:x2="20.583cm" svg:y2="8.641cm">
          <text:p/>
        </draw:line>
        <draw:line draw:style-name="gr23" draw:text-style-name="P11" draw:layer="layout" svg:x1="20.583cm" svg:y1="8.454cm" svg:x2="20.62cm" svg:y2="8.491cm">
          <text:p/>
        </draw:line>
        <draw:line draw:style-name="gr23" draw:text-style-name="P11" draw:layer="layout" svg:x1="20.583cm" svg:y1="8.528cm" svg:x2="20.62cm" svg:y2="8.491cm">
          <text:p/>
        </draw:line>
        <draw:line draw:style-name="gr23" draw:text-style-name="P11" draw:layer="layout" svg:x1="20.546cm" svg:y1="8.566cm" svg:x2="20.583cm" svg:y2="8.529cm">
          <text:p/>
        </draw:line>
        <draw:line draw:style-name="gr23" draw:text-style-name="P11" draw:layer="layout" svg:x1="20.546cm" svg:y1="8.566cm" svg:x2="20.583cm" svg:y2="8.603cm">
          <text:p/>
        </draw:line>
        <draw:line draw:style-name="gr23" draw:text-style-name="P11" draw:layer="layout" svg:x1="20.584cm" svg:y1="7.821cm" svg:x2="20.584cm" svg:y2="7.858cm">
          <text:p/>
        </draw:line>
        <draw:line draw:style-name="gr23" draw:text-style-name="P11" draw:layer="layout" svg:x1="20.584cm" svg:y1="7.858cm" svg:x2="20.621cm" svg:y2="7.895cm">
          <text:p/>
        </draw:line>
        <draw:line draw:style-name="gr23" draw:text-style-name="P11" draw:layer="layout" svg:x1="20.584cm" svg:y1="7.933cm" svg:x2="20.621cm" svg:y2="7.896cm">
          <text:p/>
        </draw:line>
        <draw:line draw:style-name="gr23" draw:text-style-name="P11" draw:layer="layout" svg:x1="20.547cm" svg:y1="7.97cm" svg:x2="20.584cm" svg:y2="7.933cm">
          <text:p/>
        </draw:line>
        <draw:line draw:style-name="gr23" draw:text-style-name="P11" draw:layer="layout" svg:x1="20.547cm" svg:y1="7.971cm" svg:x2="20.584cm" svg:y2="8.008cm">
          <text:p/>
        </draw:line>
        <draw:line draw:style-name="gr23" draw:text-style-name="P11" draw:layer="layout" svg:x1="20.584cm" svg:y1="8.158cm" svg:x2="20.584cm" svg:y2="8.195cm">
          <text:p/>
        </draw:line>
        <draw:line draw:style-name="gr23" draw:text-style-name="P11" draw:layer="layout" svg:x1="20.584cm" svg:y1="8.008cm" svg:x2="20.621cm" svg:y2="8.045cm">
          <text:p/>
        </draw:line>
        <draw:line draw:style-name="gr23" draw:text-style-name="P11" draw:layer="layout" svg:x1="20.584cm" svg:y1="8.082cm" svg:x2="20.621cm" svg:y2="8.045cm">
          <text:p/>
        </draw:line>
        <draw:line draw:style-name="gr23" draw:text-style-name="P11" draw:layer="layout" svg:x1="20.547cm" svg:y1="8.12cm" svg:x2="20.584cm" svg:y2="8.083cm">
          <text:p/>
        </draw:line>
        <draw:line draw:style-name="gr23" draw:text-style-name="P11" draw:layer="layout" svg:x1="20.547cm" svg:y1="8.12cm" svg:x2="20.584cm" svg:y2="8.157cm">
          <text:p/>
        </draw:line>
        <draw:line draw:style-name="gr23" draw:text-style-name="P11" draw:layer="layout" svg:x1="20.585cm" svg:y1="7.393cm" svg:x2="20.585cm" svg:y2="7.43cm">
          <text:p/>
        </draw:line>
        <draw:line draw:style-name="gr23" draw:text-style-name="P11" draw:layer="layout" svg:x1="20.585cm" svg:y1="7.43cm" svg:x2="20.622cm" svg:y2="7.467cm">
          <text:p/>
        </draw:line>
        <draw:line draw:style-name="gr23" draw:text-style-name="P11" draw:layer="layout" svg:x1="20.585cm" svg:y1="7.505cm" svg:x2="20.622cm" svg:y2="7.468cm">
          <text:p/>
        </draw:line>
        <draw:line draw:style-name="gr23" draw:text-style-name="P11" draw:layer="layout" svg:x1="20.548cm" svg:y1="7.542cm" svg:x2="20.585cm" svg:y2="7.505cm">
          <text:p/>
        </draw:line>
        <draw:line draw:style-name="gr23" draw:text-style-name="P11" draw:layer="layout" svg:x1="20.548cm" svg:y1="7.543cm" svg:x2="20.585cm" svg:y2="7.58cm">
          <text:p/>
        </draw:line>
        <draw:line draw:style-name="gr23" draw:text-style-name="P11" draw:layer="layout" svg:x1="20.585cm" svg:y1="7.73cm" svg:x2="20.585cm" svg:y2="7.767cm">
          <text:p/>
        </draw:line>
        <draw:line draw:style-name="gr23" draw:text-style-name="P11" draw:layer="layout" svg:x1="20.585cm" svg:y1="7.58cm" svg:x2="20.622cm" svg:y2="7.617cm">
          <text:p/>
        </draw:line>
        <draw:line draw:style-name="gr23" draw:text-style-name="P11" draw:layer="layout" svg:x1="20.585cm" svg:y1="7.654cm" svg:x2="20.622cm" svg:y2="7.617cm">
          <text:p/>
        </draw:line>
        <draw:line draw:style-name="gr23" draw:text-style-name="P11" draw:layer="layout" svg:x1="20.548cm" svg:y1="7.692cm" svg:x2="20.585cm" svg:y2="7.655cm">
          <text:p/>
        </draw:line>
        <draw:line draw:style-name="gr23" draw:text-style-name="P11" draw:layer="layout" svg:x1="20.548cm" svg:y1="7.692cm" svg:x2="20.585cm" svg:y2="7.729cm">
          <text:p/>
        </draw:line>
        <draw:line draw:style-name="gr23" draw:text-style-name="P11" draw:layer="layout" svg:x1="20.586cm" svg:y1="6.969cm" svg:x2="20.586cm" svg:y2="7.006cm">
          <text:p/>
        </draw:line>
        <draw:line draw:style-name="gr23" draw:text-style-name="P11" draw:layer="layout" svg:x1="20.586cm" svg:y1="7.006cm" svg:x2="20.623cm" svg:y2="7.043cm">
          <text:p/>
        </draw:line>
        <draw:line draw:style-name="gr23" draw:text-style-name="P11" draw:layer="layout" svg:x1="20.586cm" svg:y1="7.081cm" svg:x2="20.623cm" svg:y2="7.044cm">
          <text:p/>
        </draw:line>
        <draw:line draw:style-name="gr23" draw:text-style-name="P11" draw:layer="layout" svg:x1="20.549cm" svg:y1="7.118cm" svg:x2="20.586cm" svg:y2="7.081cm">
          <text:p/>
        </draw:line>
        <draw:line draw:style-name="gr23" draw:text-style-name="P11" draw:layer="layout" svg:x1="20.549cm" svg:y1="7.119cm" svg:x2="20.586cm" svg:y2="7.156cm">
          <text:p/>
        </draw:line>
        <draw:line draw:style-name="gr23" draw:text-style-name="P11" draw:layer="layout" svg:x1="20.586cm" svg:y1="7.306cm" svg:x2="20.586cm" svg:y2="7.343cm">
          <text:p/>
        </draw:line>
        <draw:line draw:style-name="gr23" draw:text-style-name="P11" draw:layer="layout" svg:x1="20.586cm" svg:y1="7.156cm" svg:x2="20.623cm" svg:y2="7.193cm">
          <text:p/>
        </draw:line>
        <draw:line draw:style-name="gr23" draw:text-style-name="P11" draw:layer="layout" svg:x1="20.586cm" svg:y1="7.23cm" svg:x2="20.623cm" svg:y2="7.193cm">
          <text:p/>
        </draw:line>
        <draw:line draw:style-name="gr23" draw:text-style-name="P11" draw:layer="layout" svg:x1="20.549cm" svg:y1="7.268cm" svg:x2="20.586cm" svg:y2="7.231cm">
          <text:p/>
        </draw:line>
        <draw:line draw:style-name="gr23" draw:text-style-name="P11" draw:layer="layout" svg:x1="20.549cm" svg:y1="7.268cm" svg:x2="20.586cm" svg:y2="7.305cm">
          <text:p/>
        </draw:line>
        <draw:line draw:style-name="gr23" draw:text-style-name="P11" draw:layer="layout" svg:x1="21.008cm" svg:y1="8.267cm" svg:x2="21.008cm" svg:y2="8.304cm">
          <text:p/>
        </draw:line>
        <draw:line draw:style-name="gr23" draw:text-style-name="P11" draw:layer="layout" svg:x1="21.008cm" svg:y1="8.304cm" svg:x2="21.045cm" svg:y2="8.341cm">
          <text:p/>
        </draw:line>
        <draw:line draw:style-name="gr23" draw:text-style-name="P11" draw:layer="layout" svg:x1="21.008cm" svg:y1="8.379cm" svg:x2="21.045cm" svg:y2="8.342cm">
          <text:p/>
        </draw:line>
        <draw:line draw:style-name="gr23" draw:text-style-name="P11" draw:layer="layout" svg:x1="20.971cm" svg:y1="8.416cm" svg:x2="21.008cm" svg:y2="8.379cm">
          <text:p/>
        </draw:line>
        <draw:line draw:style-name="gr23" draw:text-style-name="P11" draw:layer="layout" svg:x1="20.971cm" svg:y1="8.417cm" svg:x2="21.008cm" svg:y2="8.454cm">
          <text:p/>
        </draw:line>
        <draw:line draw:style-name="gr23" draw:text-style-name="P11" draw:layer="layout" svg:x1="21.008cm" svg:y1="8.604cm" svg:x2="21.008cm" svg:y2="8.641cm">
          <text:p/>
        </draw:line>
        <draw:line draw:style-name="gr23" draw:text-style-name="P11" draw:layer="layout" svg:x1="21.008cm" svg:y1="8.454cm" svg:x2="21.045cm" svg:y2="8.491cm">
          <text:p/>
        </draw:line>
        <draw:line draw:style-name="gr23" draw:text-style-name="P11" draw:layer="layout" svg:x1="21.008cm" svg:y1="8.528cm" svg:x2="21.045cm" svg:y2="8.491cm">
          <text:p/>
        </draw:line>
        <draw:line draw:style-name="gr23" draw:text-style-name="P11" draw:layer="layout" svg:x1="20.971cm" svg:y1="8.566cm" svg:x2="21.008cm" svg:y2="8.529cm">
          <text:p/>
        </draw:line>
        <draw:line draw:style-name="gr23" draw:text-style-name="P11" draw:layer="layout" svg:x1="20.971cm" svg:y1="8.566cm" svg:x2="21.008cm" svg:y2="8.603cm">
          <text:p/>
        </draw:line>
        <draw:line draw:style-name="gr23" draw:text-style-name="P11" draw:layer="layout" svg:x1="21.009cm" svg:y1="7.821cm" svg:x2="21.009cm" svg:y2="7.858cm">
          <text:p/>
        </draw:line>
        <draw:line draw:style-name="gr23" draw:text-style-name="P11" draw:layer="layout" svg:x1="21.009cm" svg:y1="7.858cm" svg:x2="21.046cm" svg:y2="7.895cm">
          <text:p/>
        </draw:line>
        <draw:line draw:style-name="gr23" draw:text-style-name="P11" draw:layer="layout" svg:x1="21.009cm" svg:y1="7.933cm" svg:x2="21.046cm" svg:y2="7.896cm">
          <text:p/>
        </draw:line>
        <draw:line draw:style-name="gr23" draw:text-style-name="P11" draw:layer="layout" svg:x1="20.972cm" svg:y1="7.97cm" svg:x2="21.009cm" svg:y2="7.933cm">
          <text:p/>
        </draw:line>
        <draw:line draw:style-name="gr23" draw:text-style-name="P11" draw:layer="layout" svg:x1="20.972cm" svg:y1="7.971cm" svg:x2="21.009cm" svg:y2="8.008cm">
          <text:p/>
        </draw:line>
        <draw:line draw:style-name="gr23" draw:text-style-name="P11" draw:layer="layout" svg:x1="21.009cm" svg:y1="8.158cm" svg:x2="21.009cm" svg:y2="8.195cm">
          <text:p/>
        </draw:line>
        <draw:line draw:style-name="gr23" draw:text-style-name="P11" draw:layer="layout" svg:x1="21.009cm" svg:y1="8.008cm" svg:x2="21.046cm" svg:y2="8.045cm">
          <text:p/>
        </draw:line>
        <draw:line draw:style-name="gr23" draw:text-style-name="P11" draw:layer="layout" svg:x1="21.009cm" svg:y1="8.082cm" svg:x2="21.046cm" svg:y2="8.045cm">
          <text:p/>
        </draw:line>
        <draw:line draw:style-name="gr23" draw:text-style-name="P11" draw:layer="layout" svg:x1="20.972cm" svg:y1="8.12cm" svg:x2="21.009cm" svg:y2="8.083cm">
          <text:p/>
        </draw:line>
        <draw:line draw:style-name="gr23" draw:text-style-name="P11" draw:layer="layout" svg:x1="20.972cm" svg:y1="8.12cm" svg:x2="21.009cm" svg:y2="8.157cm">
          <text:p/>
        </draw:line>
        <draw:line draw:style-name="gr23" draw:text-style-name="P11" draw:layer="layout" svg:x1="21.01cm" svg:y1="7.393cm" svg:x2="21.01cm" svg:y2="7.43cm">
          <text:p/>
        </draw:line>
        <draw:line draw:style-name="gr23" draw:text-style-name="P11" draw:layer="layout" svg:x1="21.01cm" svg:y1="7.43cm" svg:x2="21.047cm" svg:y2="7.467cm">
          <text:p/>
        </draw:line>
        <draw:line draw:style-name="gr23" draw:text-style-name="P11" draw:layer="layout" svg:x1="21.01cm" svg:y1="7.505cm" svg:x2="21.047cm" svg:y2="7.468cm">
          <text:p/>
        </draw:line>
        <draw:line draw:style-name="gr23" draw:text-style-name="P11" draw:layer="layout" svg:x1="20.973cm" svg:y1="7.542cm" svg:x2="21.01cm" svg:y2="7.505cm">
          <text:p/>
        </draw:line>
        <draw:line draw:style-name="gr23" draw:text-style-name="P11" draw:layer="layout" svg:x1="20.973cm" svg:y1="7.543cm" svg:x2="21.01cm" svg:y2="7.58cm">
          <text:p/>
        </draw:line>
        <draw:line draw:style-name="gr23" draw:text-style-name="P11" draw:layer="layout" svg:x1="21.01cm" svg:y1="7.73cm" svg:x2="21.01cm" svg:y2="7.767cm">
          <text:p/>
        </draw:line>
        <draw:line draw:style-name="gr23" draw:text-style-name="P11" draw:layer="layout" svg:x1="21.01cm" svg:y1="7.58cm" svg:x2="21.047cm" svg:y2="7.617cm">
          <text:p/>
        </draw:line>
        <draw:line draw:style-name="gr23" draw:text-style-name="P11" draw:layer="layout" svg:x1="21.01cm" svg:y1="7.654cm" svg:x2="21.047cm" svg:y2="7.617cm">
          <text:p/>
        </draw:line>
        <draw:line draw:style-name="gr23" draw:text-style-name="P11" draw:layer="layout" svg:x1="20.973cm" svg:y1="7.692cm" svg:x2="21.01cm" svg:y2="7.655cm">
          <text:p/>
        </draw:line>
        <draw:line draw:style-name="gr23" draw:text-style-name="P11" draw:layer="layout" svg:x1="20.973cm" svg:y1="7.692cm" svg:x2="21.01cm" svg:y2="7.729cm">
          <text:p/>
        </draw:line>
        <draw:line draw:style-name="gr23" draw:text-style-name="P11" draw:layer="layout" svg:x1="21.011cm" svg:y1="6.969cm" svg:x2="21.011cm" svg:y2="7.006cm">
          <text:p/>
        </draw:line>
        <draw:line draw:style-name="gr23" draw:text-style-name="P11" draw:layer="layout" svg:x1="21.011cm" svg:y1="7.006cm" svg:x2="21.048cm" svg:y2="7.043cm">
          <text:p/>
        </draw:line>
        <draw:line draw:style-name="gr23" draw:text-style-name="P11" draw:layer="layout" svg:x1="21.011cm" svg:y1="7.081cm" svg:x2="21.048cm" svg:y2="7.044cm">
          <text:p/>
        </draw:line>
        <draw:line draw:style-name="gr23" draw:text-style-name="P11" draw:layer="layout" svg:x1="20.974cm" svg:y1="7.118cm" svg:x2="21.011cm" svg:y2="7.081cm">
          <text:p/>
        </draw:line>
        <draw:line draw:style-name="gr23" draw:text-style-name="P11" draw:layer="layout" svg:x1="20.974cm" svg:y1="7.119cm" svg:x2="21.011cm" svg:y2="7.156cm">
          <text:p/>
        </draw:line>
        <draw:line draw:style-name="gr23" draw:text-style-name="P11" draw:layer="layout" svg:x1="21.011cm" svg:y1="7.306cm" svg:x2="21.011cm" svg:y2="7.343cm">
          <text:p/>
        </draw:line>
        <draw:line draw:style-name="gr23" draw:text-style-name="P11" draw:layer="layout" svg:x1="21.011cm" svg:y1="7.156cm" svg:x2="21.048cm" svg:y2="7.193cm">
          <text:p/>
        </draw:line>
        <draw:line draw:style-name="gr23" draw:text-style-name="P11" draw:layer="layout" svg:x1="21.011cm" svg:y1="7.23cm" svg:x2="21.048cm" svg:y2="7.193cm">
          <text:p/>
        </draw:line>
        <draw:line draw:style-name="gr23" draw:text-style-name="P11" draw:layer="layout" svg:x1="20.974cm" svg:y1="7.268cm" svg:x2="21.011cm" svg:y2="7.231cm">
          <text:p/>
        </draw:line>
        <draw:line draw:style-name="gr23" draw:text-style-name="P11" draw:layer="layout" svg:x1="20.974cm" svg:y1="7.268cm" svg:x2="21.011cm" svg:y2="7.305cm">
          <text:p/>
        </draw:line>
        <draw:line draw:style-name="gr23" draw:text-style-name="P11" draw:layer="layout" svg:x1="21.014cm" svg:y1="9.561cm" svg:x2="21.014cm" svg:y2="9.598cm">
          <text:p/>
        </draw:line>
        <draw:line draw:style-name="gr23" draw:text-style-name="P11" draw:layer="layout" svg:x1="21.014cm" svg:y1="9.598cm" svg:x2="21.051cm" svg:y2="9.635cm">
          <text:p/>
        </draw:line>
        <draw:line draw:style-name="gr23" draw:text-style-name="P11" draw:layer="layout" svg:x1="21.014cm" svg:y1="9.673cm" svg:x2="21.051cm" svg:y2="9.636cm">
          <text:p/>
        </draw:line>
        <draw:line draw:style-name="gr23" draw:text-style-name="P11" draw:layer="layout" svg:x1="20.977cm" svg:y1="9.71cm" svg:x2="21.014cm" svg:y2="9.673cm">
          <text:p/>
        </draw:line>
        <draw:line draw:style-name="gr23" draw:text-style-name="P11" draw:layer="layout" svg:x1="20.977cm" svg:y1="9.711cm" svg:x2="21.014cm" svg:y2="9.748cm">
          <text:p/>
        </draw:line>
        <draw:line draw:style-name="gr23" draw:text-style-name="P11" draw:layer="layout" svg:x1="21.014cm" svg:y1="9.898cm" svg:x2="21.014cm" svg:y2="9.935cm">
          <text:p/>
        </draw:line>
        <draw:line draw:style-name="gr23" draw:text-style-name="P11" draw:layer="layout" svg:x1="21.014cm" svg:y1="9.748cm" svg:x2="21.051cm" svg:y2="9.785cm">
          <text:p/>
        </draw:line>
        <draw:line draw:style-name="gr23" draw:text-style-name="P11" draw:layer="layout" svg:x1="21.014cm" svg:y1="9.822cm" svg:x2="21.051cm" svg:y2="9.785cm">
          <text:p/>
        </draw:line>
        <draw:line draw:style-name="gr23" draw:text-style-name="P11" draw:layer="layout" svg:x1="20.977cm" svg:y1="9.86cm" svg:x2="21.014cm" svg:y2="9.823cm">
          <text:p/>
        </draw:line>
        <draw:line draw:style-name="gr23" draw:text-style-name="P11" draw:layer="layout" svg:x1="20.977cm" svg:y1="9.86cm" svg:x2="21.014cm" svg:y2="9.897cm">
          <text:p/>
        </draw:line>
        <draw:line draw:style-name="gr23" draw:text-style-name="P11" draw:layer="layout" svg:x1="21.015cm" svg:y1="9.133cm" svg:x2="21.015cm" svg:y2="9.17cm">
          <text:p/>
        </draw:line>
        <draw:line draw:style-name="gr23" draw:text-style-name="P11" draw:layer="layout" svg:x1="21.015cm" svg:y1="9.17cm" svg:x2="21.052cm" svg:y2="9.207cm">
          <text:p/>
        </draw:line>
        <draw:line draw:style-name="gr23" draw:text-style-name="P11" draw:layer="layout" svg:x1="21.015cm" svg:y1="9.245cm" svg:x2="21.052cm" svg:y2="9.208cm">
          <text:p/>
        </draw:line>
        <draw:line draw:style-name="gr23" draw:text-style-name="P11" draw:layer="layout" svg:x1="20.978cm" svg:y1="9.282cm" svg:x2="21.015cm" svg:y2="9.245cm">
          <text:p/>
        </draw:line>
        <draw:line draw:style-name="gr23" draw:text-style-name="P11" draw:layer="layout" svg:x1="20.978cm" svg:y1="9.283cm" svg:x2="21.015cm" svg:y2="9.32cm">
          <text:p/>
        </draw:line>
        <draw:line draw:style-name="gr23" draw:text-style-name="P11" draw:layer="layout" svg:x1="21.015cm" svg:y1="9.47cm" svg:x2="21.015cm" svg:y2="9.507cm">
          <text:p/>
        </draw:line>
        <draw:line draw:style-name="gr23" draw:text-style-name="P11" draw:layer="layout" svg:x1="21.015cm" svg:y1="9.32cm" svg:x2="21.052cm" svg:y2="9.357cm">
          <text:p/>
        </draw:line>
        <draw:line draw:style-name="gr23" draw:text-style-name="P11" draw:layer="layout" svg:x1="21.015cm" svg:y1="9.394cm" svg:x2="21.052cm" svg:y2="9.357cm">
          <text:p/>
        </draw:line>
        <draw:line draw:style-name="gr23" draw:text-style-name="P11" draw:layer="layout" svg:x1="20.978cm" svg:y1="9.432cm" svg:x2="21.015cm" svg:y2="9.395cm">
          <text:p/>
        </draw:line>
        <draw:line draw:style-name="gr23" draw:text-style-name="P11" draw:layer="layout" svg:x1="20.978cm" svg:y1="9.432cm" svg:x2="21.015cm" svg:y2="9.469cm">
          <text:p/>
        </draw:line>
        <draw:line draw:style-name="gr23" draw:text-style-name="P11" draw:layer="layout" svg:x1="21.016cm" svg:y1="8.709cm" svg:x2="21.016cm" svg:y2="8.746cm">
          <text:p/>
        </draw:line>
        <draw:line draw:style-name="gr23" draw:text-style-name="P11" draw:layer="layout" svg:x1="21.016cm" svg:y1="8.746cm" svg:x2="21.053cm" svg:y2="8.783cm">
          <text:p/>
        </draw:line>
        <draw:line draw:style-name="gr23" draw:text-style-name="P11" draw:layer="layout" svg:x1="21.016cm" svg:y1="8.821cm" svg:x2="21.053cm" svg:y2="8.784cm">
          <text:p/>
        </draw:line>
        <draw:line draw:style-name="gr23" draw:text-style-name="P11" draw:layer="layout" svg:x1="20.979cm" svg:y1="8.858cm" svg:x2="21.016cm" svg:y2="8.821cm">
          <text:p/>
        </draw:line>
        <draw:line draw:style-name="gr23" draw:text-style-name="P11" draw:layer="layout" svg:x1="20.979cm" svg:y1="8.859cm" svg:x2="21.016cm" svg:y2="8.896cm">
          <text:p/>
        </draw:line>
        <draw:line draw:style-name="gr23" draw:text-style-name="P11" draw:layer="layout" svg:x1="21.016cm" svg:y1="9.046cm" svg:x2="21.016cm" svg:y2="9.083cm">
          <text:p/>
        </draw:line>
        <draw:line draw:style-name="gr23" draw:text-style-name="P11" draw:layer="layout" svg:x1="21.016cm" svg:y1="8.896cm" svg:x2="21.053cm" svg:y2="8.933cm">
          <text:p/>
        </draw:line>
        <draw:line draw:style-name="gr23" draw:text-style-name="P11" draw:layer="layout" svg:x1="21.016cm" svg:y1="8.97cm" svg:x2="21.053cm" svg:y2="8.933cm">
          <text:p/>
        </draw:line>
        <draw:line draw:style-name="gr23" draw:text-style-name="P11" draw:layer="layout" svg:x1="20.979cm" svg:y1="9.008cm" svg:x2="21.016cm" svg:y2="8.971cm">
          <text:p/>
        </draw:line>
        <draw:line draw:style-name="gr23" draw:text-style-name="P11" draw:layer="layout" svg:x1="20.979cm" svg:y1="9.008cm" svg:x2="21.016cm" svg:y2="9.045cm">
          <text:p/>
        </draw:line>
        <draw:line draw:style-name="gr23" draw:text-style-name="P11" draw:layer="layout" svg:x1="20.579cm" svg:y1="9.551cm" svg:x2="20.579cm" svg:y2="9.588cm">
          <text:p/>
        </draw:line>
        <draw:line draw:style-name="gr23" draw:text-style-name="P11" draw:layer="layout" svg:x1="20.579cm" svg:y1="9.588cm" svg:x2="20.616cm" svg:y2="9.625cm">
          <text:p/>
        </draw:line>
        <draw:line draw:style-name="gr23" draw:text-style-name="P11" draw:layer="layout" svg:x1="20.579cm" svg:y1="9.663cm" svg:x2="20.616cm" svg:y2="9.626cm">
          <text:p/>
        </draw:line>
        <draw:line draw:style-name="gr23" draw:text-style-name="P11" draw:layer="layout" svg:x1="20.542cm" svg:y1="9.7cm" svg:x2="20.579cm" svg:y2="9.663cm">
          <text:p/>
        </draw:line>
        <draw:line draw:style-name="gr23" draw:text-style-name="P11" draw:layer="layout" svg:x1="20.542cm" svg:y1="9.701cm" svg:x2="20.579cm" svg:y2="9.738cm">
          <text:p/>
        </draw:line>
        <draw:line draw:style-name="gr23" draw:text-style-name="P11" draw:layer="layout" svg:x1="20.579cm" svg:y1="9.888cm" svg:x2="20.579cm" svg:y2="9.925cm">
          <text:p/>
        </draw:line>
        <draw:line draw:style-name="gr23" draw:text-style-name="P11" draw:layer="layout" svg:x1="20.579cm" svg:y1="9.738cm" svg:x2="20.616cm" svg:y2="9.775cm">
          <text:p/>
        </draw:line>
        <draw:line draw:style-name="gr23" draw:text-style-name="P11" draw:layer="layout" svg:x1="20.579cm" svg:y1="9.812cm" svg:x2="20.616cm" svg:y2="9.775cm">
          <text:p/>
        </draw:line>
        <draw:line draw:style-name="gr23" draw:text-style-name="P11" draw:layer="layout" svg:x1="20.542cm" svg:y1="9.85cm" svg:x2="20.579cm" svg:y2="9.813cm">
          <text:p/>
        </draw:line>
        <draw:line draw:style-name="gr23" draw:text-style-name="P11" draw:layer="layout" svg:x1="20.542cm" svg:y1="9.85cm" svg:x2="20.579cm" svg:y2="9.887cm">
          <text:p/>
        </draw:line>
        <draw:line draw:style-name="gr23" draw:text-style-name="P11" draw:layer="layout" svg:x1="20.58cm" svg:y1="9.123cm" svg:x2="20.58cm" svg:y2="9.16cm">
          <text:p/>
        </draw:line>
        <draw:line draw:style-name="gr23" draw:text-style-name="P11" draw:layer="layout" svg:x1="20.58cm" svg:y1="9.16cm" svg:x2="20.617cm" svg:y2="9.197cm">
          <text:p/>
        </draw:line>
        <draw:line draw:style-name="gr23" draw:text-style-name="P11" draw:layer="layout" svg:x1="20.58cm" svg:y1="9.235cm" svg:x2="20.617cm" svg:y2="9.198cm">
          <text:p/>
        </draw:line>
        <draw:line draw:style-name="gr23" draw:text-style-name="P11" draw:layer="layout" svg:x1="20.543cm" svg:y1="9.272cm" svg:x2="20.58cm" svg:y2="9.235cm">
          <text:p/>
        </draw:line>
        <draw:line draw:style-name="gr23" draw:text-style-name="P11" draw:layer="layout" svg:x1="20.543cm" svg:y1="9.273cm" svg:x2="20.58cm" svg:y2="9.31cm">
          <text:p/>
        </draw:line>
        <draw:line draw:style-name="gr23" draw:text-style-name="P11" draw:layer="layout" svg:x1="20.58cm" svg:y1="9.46cm" svg:x2="20.58cm" svg:y2="9.497cm">
          <text:p/>
        </draw:line>
        <draw:line draw:style-name="gr23" draw:text-style-name="P11" draw:layer="layout" svg:x1="20.58cm" svg:y1="9.31cm" svg:x2="20.617cm" svg:y2="9.347cm">
          <text:p/>
        </draw:line>
        <draw:line draw:style-name="gr23" draw:text-style-name="P11" draw:layer="layout" svg:x1="20.58cm" svg:y1="9.384cm" svg:x2="20.617cm" svg:y2="9.347cm">
          <text:p/>
        </draw:line>
        <draw:line draw:style-name="gr23" draw:text-style-name="P11" draw:layer="layout" svg:x1="20.543cm" svg:y1="9.422cm" svg:x2="20.58cm" svg:y2="9.385cm">
          <text:p/>
        </draw:line>
        <draw:line draw:style-name="gr23" draw:text-style-name="P11" draw:layer="layout" svg:x1="20.543cm" svg:y1="9.422cm" svg:x2="20.58cm" svg:y2="9.459cm">
          <text:p/>
        </draw:line>
        <draw:line draw:style-name="gr23" draw:text-style-name="P11" draw:layer="layout" svg:x1="20.581cm" svg:y1="8.699cm" svg:x2="20.581cm" svg:y2="8.736cm">
          <text:p/>
        </draw:line>
        <draw:line draw:style-name="gr23" draw:text-style-name="P11" draw:layer="layout" svg:x1="20.581cm" svg:y1="8.736cm" svg:x2="20.618cm" svg:y2="8.773cm">
          <text:p/>
        </draw:line>
        <draw:line draw:style-name="gr23" draw:text-style-name="P11" draw:layer="layout" svg:x1="20.581cm" svg:y1="8.811cm" svg:x2="20.618cm" svg:y2="8.774cm">
          <text:p/>
        </draw:line>
        <draw:line draw:style-name="gr23" draw:text-style-name="P11" draw:layer="layout" svg:x1="20.544cm" svg:y1="8.848cm" svg:x2="20.581cm" svg:y2="8.811cm">
          <text:p/>
        </draw:line>
        <draw:line draw:style-name="gr23" draw:text-style-name="P11" draw:layer="layout" svg:x1="20.544cm" svg:y1="8.849cm" svg:x2="20.581cm" svg:y2="8.886cm">
          <text:p/>
        </draw:line>
        <draw:line draw:style-name="gr23" draw:text-style-name="P11" draw:layer="layout" svg:x1="20.581cm" svg:y1="9.036cm" svg:x2="20.581cm" svg:y2="9.073cm">
          <text:p/>
        </draw:line>
        <draw:line draw:style-name="gr23" draw:text-style-name="P11" draw:layer="layout" svg:x1="20.581cm" svg:y1="8.886cm" svg:x2="20.618cm" svg:y2="8.923cm">
          <text:p/>
        </draw:line>
        <draw:line draw:style-name="gr23" draw:text-style-name="P11" draw:layer="layout" svg:x1="20.581cm" svg:y1="8.96cm" svg:x2="20.618cm" svg:y2="8.923cm">
          <text:p/>
        </draw:line>
        <draw:line draw:style-name="gr23" draw:text-style-name="P11" draw:layer="layout" svg:x1="20.544cm" svg:y1="8.998cm" svg:x2="20.581cm" svg:y2="8.961cm">
          <text:p/>
        </draw:line>
        <draw:line draw:style-name="gr23" draw:text-style-name="P11" draw:layer="layout" svg:x1="20.544cm" svg:y1="8.998cm" svg:x2="20.581cm" svg:y2="9.035cm">
          <text:p/>
        </draw:line>
        <draw:line draw:style-name="gr23" draw:text-style-name="P11" draw:layer="layout" svg:x1="21.449cm" svg:y1="9.551cm" svg:x2="21.449cm" svg:y2="9.588cm">
          <text:p/>
        </draw:line>
        <draw:line draw:style-name="gr23" draw:text-style-name="P11" draw:layer="layout" svg:x1="21.449cm" svg:y1="9.588cm" svg:x2="21.486cm" svg:y2="9.625cm">
          <text:p/>
        </draw:line>
        <draw:line draw:style-name="gr23" draw:text-style-name="P11" draw:layer="layout" svg:x1="21.449cm" svg:y1="9.663cm" svg:x2="21.486cm" svg:y2="9.626cm">
          <text:p/>
        </draw:line>
        <draw:line draw:style-name="gr23" draw:text-style-name="P11" draw:layer="layout" svg:x1="21.412cm" svg:y1="9.7cm" svg:x2="21.449cm" svg:y2="9.663cm">
          <text:p/>
        </draw:line>
        <draw:line draw:style-name="gr23" draw:text-style-name="P11" draw:layer="layout" svg:x1="21.412cm" svg:y1="9.701cm" svg:x2="21.449cm" svg:y2="9.738cm">
          <text:p/>
        </draw:line>
        <draw:line draw:style-name="gr23" draw:text-style-name="P11" draw:layer="layout" svg:x1="21.449cm" svg:y1="9.888cm" svg:x2="21.449cm" svg:y2="9.925cm">
          <text:p/>
        </draw:line>
        <draw:line draw:style-name="gr23" draw:text-style-name="P11" draw:layer="layout" svg:x1="21.449cm" svg:y1="9.738cm" svg:x2="21.486cm" svg:y2="9.775cm">
          <text:p/>
        </draw:line>
        <draw:line draw:style-name="gr23" draw:text-style-name="P11" draw:layer="layout" svg:x1="21.449cm" svg:y1="9.812cm" svg:x2="21.486cm" svg:y2="9.775cm">
          <text:p/>
        </draw:line>
        <draw:line draw:style-name="gr23" draw:text-style-name="P11" draw:layer="layout" svg:x1="21.412cm" svg:y1="9.85cm" svg:x2="21.449cm" svg:y2="9.813cm">
          <text:p/>
        </draw:line>
        <draw:line draw:style-name="gr23" draw:text-style-name="P11" draw:layer="layout" svg:x1="21.412cm" svg:y1="9.85cm" svg:x2="21.449cm" svg:y2="9.887cm">
          <text:p/>
        </draw:line>
        <draw:line draw:style-name="gr23" draw:text-style-name="P11" draw:layer="layout" svg:x1="21.45cm" svg:y1="9.123cm" svg:x2="21.45cm" svg:y2="9.16cm">
          <text:p/>
        </draw:line>
        <draw:line draw:style-name="gr23" draw:text-style-name="P11" draw:layer="layout" svg:x1="21.45cm" svg:y1="9.16cm" svg:x2="21.487cm" svg:y2="9.197cm">
          <text:p/>
        </draw:line>
        <draw:line draw:style-name="gr23" draw:text-style-name="P11" draw:layer="layout" svg:x1="21.45cm" svg:y1="9.235cm" svg:x2="21.487cm" svg:y2="9.198cm">
          <text:p/>
        </draw:line>
        <draw:line draw:style-name="gr23" draw:text-style-name="P11" draw:layer="layout" svg:x1="21.413cm" svg:y1="9.272cm" svg:x2="21.45cm" svg:y2="9.235cm">
          <text:p/>
        </draw:line>
        <draw:line draw:style-name="gr23" draw:text-style-name="P11" draw:layer="layout" svg:x1="21.413cm" svg:y1="9.273cm" svg:x2="21.45cm" svg:y2="9.31cm">
          <text:p/>
        </draw:line>
        <draw:line draw:style-name="gr23" draw:text-style-name="P11" draw:layer="layout" svg:x1="21.45cm" svg:y1="9.46cm" svg:x2="21.45cm" svg:y2="9.497cm">
          <text:p/>
        </draw:line>
        <draw:line draw:style-name="gr23" draw:text-style-name="P11" draw:layer="layout" svg:x1="21.45cm" svg:y1="9.31cm" svg:x2="21.487cm" svg:y2="9.347cm">
          <text:p/>
        </draw:line>
        <draw:line draw:style-name="gr23" draw:text-style-name="P11" draw:layer="layout" svg:x1="21.45cm" svg:y1="9.384cm" svg:x2="21.487cm" svg:y2="9.347cm">
          <text:p/>
        </draw:line>
        <draw:line draw:style-name="gr23" draw:text-style-name="P11" draw:layer="layout" svg:x1="21.413cm" svg:y1="9.422cm" svg:x2="21.45cm" svg:y2="9.385cm">
          <text:p/>
        </draw:line>
        <draw:line draw:style-name="gr23" draw:text-style-name="P11" draw:layer="layout" svg:x1="21.413cm" svg:y1="9.422cm" svg:x2="21.45cm" svg:y2="9.459cm">
          <text:p/>
        </draw:line>
        <draw:line draw:style-name="gr23" draw:text-style-name="P11" draw:layer="layout" svg:x1="21.451cm" svg:y1="8.699cm" svg:x2="21.451cm" svg:y2="8.736cm">
          <text:p/>
        </draw:line>
        <draw:line draw:style-name="gr23" draw:text-style-name="P11" draw:layer="layout" svg:x1="21.451cm" svg:y1="8.736cm" svg:x2="21.488cm" svg:y2="8.773cm">
          <text:p/>
        </draw:line>
        <draw:line draw:style-name="gr23" draw:text-style-name="P11" draw:layer="layout" svg:x1="21.451cm" svg:y1="8.811cm" svg:x2="21.488cm" svg:y2="8.774cm">
          <text:p/>
        </draw:line>
        <draw:line draw:style-name="gr23" draw:text-style-name="P11" draw:layer="layout" svg:x1="21.414cm" svg:y1="8.848cm" svg:x2="21.451cm" svg:y2="8.811cm">
          <text:p/>
        </draw:line>
        <draw:line draw:style-name="gr23" draw:text-style-name="P11" draw:layer="layout" svg:x1="21.414cm" svg:y1="8.849cm" svg:x2="21.451cm" svg:y2="8.886cm">
          <text:p/>
        </draw:line>
        <draw:line draw:style-name="gr23" draw:text-style-name="P11" draw:layer="layout" svg:x1="21.451cm" svg:y1="9.036cm" svg:x2="21.451cm" svg:y2="9.073cm">
          <text:p/>
        </draw:line>
        <draw:line draw:style-name="gr23" draw:text-style-name="P11" draw:layer="layout" svg:x1="21.451cm" svg:y1="8.886cm" svg:x2="21.488cm" svg:y2="8.923cm">
          <text:p/>
        </draw:line>
        <draw:line draw:style-name="gr23" draw:text-style-name="P11" draw:layer="layout" svg:x1="21.451cm" svg:y1="8.96cm" svg:x2="21.488cm" svg:y2="8.923cm">
          <text:p/>
        </draw:line>
        <draw:line draw:style-name="gr23" draw:text-style-name="P11" draw:layer="layout" svg:x1="21.414cm" svg:y1="8.998cm" svg:x2="21.451cm" svg:y2="8.961cm">
          <text:p/>
        </draw:line>
        <draw:line draw:style-name="gr23" draw:text-style-name="P11" draw:layer="layout" svg:x1="21.414cm" svg:y1="8.998cm" svg:x2="21.451cm" svg:y2="9.035cm">
          <text:p/>
        </draw:line>
        <draw:line draw:style-name="gr23" draw:text-style-name="P11" draw:layer="layout" svg:x1="21.884cm" svg:y1="9.561cm" svg:x2="21.884cm" svg:y2="9.598cm">
          <text:p/>
        </draw:line>
        <draw:line draw:style-name="gr23" draw:text-style-name="P11" draw:layer="layout" svg:x1="21.884cm" svg:y1="9.598cm" svg:x2="21.921cm" svg:y2="9.635cm">
          <text:p/>
        </draw:line>
        <draw:line draw:style-name="gr23" draw:text-style-name="P11" draw:layer="layout" svg:x1="21.884cm" svg:y1="9.673cm" svg:x2="21.921cm" svg:y2="9.636cm">
          <text:p/>
        </draw:line>
        <draw:line draw:style-name="gr23" draw:text-style-name="P11" draw:layer="layout" svg:x1="21.847cm" svg:y1="9.71cm" svg:x2="21.884cm" svg:y2="9.673cm">
          <text:p/>
        </draw:line>
        <draw:line draw:style-name="gr23" draw:text-style-name="P11" draw:layer="layout" svg:x1="21.847cm" svg:y1="9.711cm" svg:x2="21.884cm" svg:y2="9.748cm">
          <text:p/>
        </draw:line>
        <draw:line draw:style-name="gr23" draw:text-style-name="P11" draw:layer="layout" svg:x1="21.884cm" svg:y1="9.898cm" svg:x2="21.884cm" svg:y2="9.935cm">
          <text:p/>
        </draw:line>
        <draw:line draw:style-name="gr23" draw:text-style-name="P11" draw:layer="layout" svg:x1="21.884cm" svg:y1="9.748cm" svg:x2="21.921cm" svg:y2="9.785cm">
          <text:p/>
        </draw:line>
        <draw:line draw:style-name="gr23" draw:text-style-name="P11" draw:layer="layout" svg:x1="21.884cm" svg:y1="9.822cm" svg:x2="21.921cm" svg:y2="9.785cm">
          <text:p/>
        </draw:line>
        <draw:line draw:style-name="gr23" draw:text-style-name="P11" draw:layer="layout" svg:x1="21.847cm" svg:y1="9.86cm" svg:x2="21.884cm" svg:y2="9.823cm">
          <text:p/>
        </draw:line>
        <draw:line draw:style-name="gr23" draw:text-style-name="P11" draw:layer="layout" svg:x1="21.847cm" svg:y1="9.86cm" svg:x2="21.884cm" svg:y2="9.897cm">
          <text:p/>
        </draw:line>
        <draw:line draw:style-name="gr23" draw:text-style-name="P11" draw:layer="layout" svg:x1="21.885cm" svg:y1="9.133cm" svg:x2="21.885cm" svg:y2="9.17cm">
          <text:p/>
        </draw:line>
        <draw:line draw:style-name="gr23" draw:text-style-name="P11" draw:layer="layout" svg:x1="21.885cm" svg:y1="9.17cm" svg:x2="21.922cm" svg:y2="9.207cm">
          <text:p/>
        </draw:line>
        <draw:line draw:style-name="gr23" draw:text-style-name="P11" draw:layer="layout" svg:x1="21.885cm" svg:y1="9.245cm" svg:x2="21.922cm" svg:y2="9.208cm">
          <text:p/>
        </draw:line>
        <draw:line draw:style-name="gr23" draw:text-style-name="P11" draw:layer="layout" svg:x1="21.848cm" svg:y1="9.282cm" svg:x2="21.885cm" svg:y2="9.245cm">
          <text:p/>
        </draw:line>
        <draw:line draw:style-name="gr23" draw:text-style-name="P11" draw:layer="layout" svg:x1="21.848cm" svg:y1="9.283cm" svg:x2="21.885cm" svg:y2="9.32cm">
          <text:p/>
        </draw:line>
        <draw:line draw:style-name="gr23" draw:text-style-name="P11" draw:layer="layout" svg:x1="21.885cm" svg:y1="9.47cm" svg:x2="21.885cm" svg:y2="9.507cm">
          <text:p/>
        </draw:line>
        <draw:line draw:style-name="gr23" draw:text-style-name="P11" draw:layer="layout" svg:x1="21.885cm" svg:y1="9.32cm" svg:x2="21.922cm" svg:y2="9.357cm">
          <text:p/>
        </draw:line>
        <draw:line draw:style-name="gr23" draw:text-style-name="P11" draw:layer="layout" svg:x1="21.885cm" svg:y1="9.394cm" svg:x2="21.922cm" svg:y2="9.357cm">
          <text:p/>
        </draw:line>
        <draw:line draw:style-name="gr23" draw:text-style-name="P11" draw:layer="layout" svg:x1="21.848cm" svg:y1="9.432cm" svg:x2="21.885cm" svg:y2="9.395cm">
          <text:p/>
        </draw:line>
        <draw:line draw:style-name="gr23" draw:text-style-name="P11" draw:layer="layout" svg:x1="21.848cm" svg:y1="9.432cm" svg:x2="21.885cm" svg:y2="9.469cm">
          <text:p/>
        </draw:line>
        <draw:line draw:style-name="gr23" draw:text-style-name="P11" draw:layer="layout" svg:x1="21.886cm" svg:y1="8.709cm" svg:x2="21.886cm" svg:y2="8.746cm">
          <text:p/>
        </draw:line>
        <draw:line draw:style-name="gr23" draw:text-style-name="P11" draw:layer="layout" svg:x1="21.886cm" svg:y1="8.746cm" svg:x2="21.923cm" svg:y2="8.783cm">
          <text:p/>
        </draw:line>
        <draw:line draw:style-name="gr23" draw:text-style-name="P11" draw:layer="layout" svg:x1="21.886cm" svg:y1="8.821cm" svg:x2="21.923cm" svg:y2="8.784cm">
          <text:p/>
        </draw:line>
        <draw:line draw:style-name="gr23" draw:text-style-name="P11" draw:layer="layout" svg:x1="21.849cm" svg:y1="8.858cm" svg:x2="21.886cm" svg:y2="8.821cm">
          <text:p/>
        </draw:line>
        <draw:line draw:style-name="gr23" draw:text-style-name="P11" draw:layer="layout" svg:x1="21.849cm" svg:y1="8.859cm" svg:x2="21.886cm" svg:y2="8.896cm">
          <text:p/>
        </draw:line>
        <draw:line draw:style-name="gr23" draw:text-style-name="P11" draw:layer="layout" svg:x1="21.886cm" svg:y1="9.046cm" svg:x2="21.886cm" svg:y2="9.083cm">
          <text:p/>
        </draw:line>
        <draw:line draw:style-name="gr23" draw:text-style-name="P11" draw:layer="layout" svg:x1="21.886cm" svg:y1="8.896cm" svg:x2="21.923cm" svg:y2="8.933cm">
          <text:p/>
        </draw:line>
        <draw:line draw:style-name="gr23" draw:text-style-name="P11" draw:layer="layout" svg:x1="21.886cm" svg:y1="8.97cm" svg:x2="21.923cm" svg:y2="8.933cm">
          <text:p/>
        </draw:line>
        <draw:line draw:style-name="gr23" draw:text-style-name="P11" draw:layer="layout" svg:x1="21.849cm" svg:y1="9.008cm" svg:x2="21.886cm" svg:y2="8.971cm">
          <text:p/>
        </draw:line>
        <draw:line draw:style-name="gr23" draw:text-style-name="P11" draw:layer="layout" svg:x1="21.849cm" svg:y1="9.008cm" svg:x2="21.886cm" svg:y2="9.045cm">
          <text:p/>
        </draw:line>
        <draw:line draw:style-name="gr23" draw:text-style-name="P11" draw:layer="layout" svg:x1="22.319cm" svg:y1="9.551cm" svg:x2="22.319cm" svg:y2="9.588cm">
          <text:p/>
        </draw:line>
        <draw:line draw:style-name="gr23" draw:text-style-name="P11" draw:layer="layout" svg:x1="22.319cm" svg:y1="9.588cm" svg:x2="22.356cm" svg:y2="9.625cm">
          <text:p/>
        </draw:line>
        <draw:line draw:style-name="gr23" draw:text-style-name="P11" draw:layer="layout" svg:x1="22.319cm" svg:y1="9.663cm" svg:x2="22.356cm" svg:y2="9.626cm">
          <text:p/>
        </draw:line>
        <draw:line draw:style-name="gr23" draw:text-style-name="P11" draw:layer="layout" svg:x1="22.282cm" svg:y1="9.7cm" svg:x2="22.319cm" svg:y2="9.663cm">
          <text:p/>
        </draw:line>
        <draw:line draw:style-name="gr23" draw:text-style-name="P11" draw:layer="layout" svg:x1="22.282cm" svg:y1="9.701cm" svg:x2="22.319cm" svg:y2="9.738cm">
          <text:p/>
        </draw:line>
        <draw:line draw:style-name="gr23" draw:text-style-name="P11" draw:layer="layout" svg:x1="22.319cm" svg:y1="9.888cm" svg:x2="22.319cm" svg:y2="9.925cm">
          <text:p/>
        </draw:line>
        <draw:line draw:style-name="gr23" draw:text-style-name="P11" draw:layer="layout" svg:x1="22.319cm" svg:y1="9.738cm" svg:x2="22.356cm" svg:y2="9.775cm">
          <text:p/>
        </draw:line>
        <draw:line draw:style-name="gr23" draw:text-style-name="P11" draw:layer="layout" svg:x1="22.319cm" svg:y1="9.812cm" svg:x2="22.356cm" svg:y2="9.775cm">
          <text:p/>
        </draw:line>
        <draw:line draw:style-name="gr23" draw:text-style-name="P11" draw:layer="layout" svg:x1="22.282cm" svg:y1="9.85cm" svg:x2="22.319cm" svg:y2="9.813cm">
          <text:p/>
        </draw:line>
        <draw:line draw:style-name="gr23" draw:text-style-name="P11" draw:layer="layout" svg:x1="22.282cm" svg:y1="9.85cm" svg:x2="22.319cm" svg:y2="9.887cm">
          <text:p/>
        </draw:line>
        <draw:line draw:style-name="gr23" draw:text-style-name="P11" draw:layer="layout" svg:x1="22.32cm" svg:y1="9.123cm" svg:x2="22.32cm" svg:y2="9.16cm">
          <text:p/>
        </draw:line>
        <draw:line draw:style-name="gr23" draw:text-style-name="P11" draw:layer="layout" svg:x1="22.32cm" svg:y1="9.16cm" svg:x2="22.357cm" svg:y2="9.197cm">
          <text:p/>
        </draw:line>
        <draw:line draw:style-name="gr23" draw:text-style-name="P11" draw:layer="layout" svg:x1="22.32cm" svg:y1="9.235cm" svg:x2="22.357cm" svg:y2="9.198cm">
          <text:p/>
        </draw:line>
        <draw:line draw:style-name="gr23" draw:text-style-name="P11" draw:layer="layout" svg:x1="22.283cm" svg:y1="9.272cm" svg:x2="22.32cm" svg:y2="9.235cm">
          <text:p/>
        </draw:line>
        <draw:line draw:style-name="gr23" draw:text-style-name="P11" draw:layer="layout" svg:x1="22.283cm" svg:y1="9.273cm" svg:x2="22.32cm" svg:y2="9.31cm">
          <text:p/>
        </draw:line>
        <draw:line draw:style-name="gr23" draw:text-style-name="P11" draw:layer="layout" svg:x1="22.32cm" svg:y1="9.46cm" svg:x2="22.32cm" svg:y2="9.497cm">
          <text:p/>
        </draw:line>
        <draw:line draw:style-name="gr23" draw:text-style-name="P11" draw:layer="layout" svg:x1="22.32cm" svg:y1="9.31cm" svg:x2="22.357cm" svg:y2="9.347cm">
          <text:p/>
        </draw:line>
        <draw:line draw:style-name="gr23" draw:text-style-name="P11" draw:layer="layout" svg:x1="22.32cm" svg:y1="9.384cm" svg:x2="22.357cm" svg:y2="9.347cm">
          <text:p/>
        </draw:line>
        <draw:line draw:style-name="gr23" draw:text-style-name="P11" draw:layer="layout" svg:x1="22.283cm" svg:y1="9.422cm" svg:x2="22.32cm" svg:y2="9.385cm">
          <text:p/>
        </draw:line>
        <draw:line draw:style-name="gr23" draw:text-style-name="P11" draw:layer="layout" svg:x1="22.283cm" svg:y1="9.422cm" svg:x2="22.32cm" svg:y2="9.459cm">
          <text:p/>
        </draw:line>
        <draw:line draw:style-name="gr23" draw:text-style-name="P11" draw:layer="layout" svg:x1="22.321cm" svg:y1="8.699cm" svg:x2="22.321cm" svg:y2="8.736cm">
          <text:p/>
        </draw:line>
        <draw:line draw:style-name="gr23" draw:text-style-name="P11" draw:layer="layout" svg:x1="22.321cm" svg:y1="8.736cm" svg:x2="22.358cm" svg:y2="8.773cm">
          <text:p/>
        </draw:line>
        <draw:line draw:style-name="gr23" draw:text-style-name="P11" draw:layer="layout" svg:x1="22.321cm" svg:y1="8.811cm" svg:x2="22.358cm" svg:y2="8.774cm">
          <text:p/>
        </draw:line>
        <draw:line draw:style-name="gr23" draw:text-style-name="P11" draw:layer="layout" svg:x1="22.284cm" svg:y1="8.848cm" svg:x2="22.321cm" svg:y2="8.811cm">
          <text:p/>
        </draw:line>
        <draw:line draw:style-name="gr23" draw:text-style-name="P11" draw:layer="layout" svg:x1="22.284cm" svg:y1="8.849cm" svg:x2="22.321cm" svg:y2="8.886cm">
          <text:p/>
        </draw:line>
        <draw:line draw:style-name="gr23" draw:text-style-name="P11" draw:layer="layout" svg:x1="22.321cm" svg:y1="9.036cm" svg:x2="22.321cm" svg:y2="9.073cm">
          <text:p/>
        </draw:line>
        <draw:line draw:style-name="gr23" draw:text-style-name="P11" draw:layer="layout" svg:x1="22.321cm" svg:y1="8.886cm" svg:x2="22.358cm" svg:y2="8.923cm">
          <text:p/>
        </draw:line>
        <draw:line draw:style-name="gr23" draw:text-style-name="P11" draw:layer="layout" svg:x1="22.321cm" svg:y1="8.96cm" svg:x2="22.358cm" svg:y2="8.923cm">
          <text:p/>
        </draw:line>
        <draw:line draw:style-name="gr23" draw:text-style-name="P11" draw:layer="layout" svg:x1="22.284cm" svg:y1="8.998cm" svg:x2="22.321cm" svg:y2="8.961cm">
          <text:p/>
        </draw:line>
        <draw:line draw:style-name="gr23" draw:text-style-name="P11" draw:layer="layout" svg:x1="22.284cm" svg:y1="8.998cm" svg:x2="22.321cm" svg:y2="9.035cm">
          <text:p/>
        </draw:line>
        <draw:line draw:style-name="gr23" draw:text-style-name="P11" draw:layer="layout" svg:x1="21.452cm" svg:y1="8.259cm" svg:x2="21.452cm" svg:y2="8.296cm">
          <text:p/>
        </draw:line>
        <draw:line draw:style-name="gr23" draw:text-style-name="P11" draw:layer="layout" svg:x1="21.452cm" svg:y1="8.296cm" svg:x2="21.489cm" svg:y2="8.333cm">
          <text:p/>
        </draw:line>
        <draw:line draw:style-name="gr23" draw:text-style-name="P11" draw:layer="layout" svg:x1="21.452cm" svg:y1="8.371cm" svg:x2="21.489cm" svg:y2="8.334cm">
          <text:p/>
        </draw:line>
        <draw:line draw:style-name="gr23" draw:text-style-name="P11" draw:layer="layout" svg:x1="21.415cm" svg:y1="8.408cm" svg:x2="21.452cm" svg:y2="8.371cm">
          <text:p/>
        </draw:line>
        <draw:line draw:style-name="gr23" draw:text-style-name="P11" draw:layer="layout" svg:x1="21.415cm" svg:y1="8.409cm" svg:x2="21.452cm" svg:y2="8.446cm">
          <text:p/>
        </draw:line>
        <draw:line draw:style-name="gr23" draw:text-style-name="P11" draw:layer="layout" svg:x1="21.452cm" svg:y1="8.596cm" svg:x2="21.452cm" svg:y2="8.633cm">
          <text:p/>
        </draw:line>
        <draw:line draw:style-name="gr23" draw:text-style-name="P11" draw:layer="layout" svg:x1="21.452cm" svg:y1="8.446cm" svg:x2="21.489cm" svg:y2="8.483cm">
          <text:p/>
        </draw:line>
        <draw:line draw:style-name="gr23" draw:text-style-name="P11" draw:layer="layout" svg:x1="21.452cm" svg:y1="8.52cm" svg:x2="21.489cm" svg:y2="8.483cm">
          <text:p/>
        </draw:line>
        <draw:line draw:style-name="gr23" draw:text-style-name="P11" draw:layer="layout" svg:x1="21.415cm" svg:y1="8.558cm" svg:x2="21.452cm" svg:y2="8.521cm">
          <text:p/>
        </draw:line>
        <draw:line draw:style-name="gr23" draw:text-style-name="P11" draw:layer="layout" svg:x1="21.415cm" svg:y1="8.558cm" svg:x2="21.452cm" svg:y2="8.595cm">
          <text:p/>
        </draw:line>
        <draw:line draw:style-name="gr23" draw:text-style-name="P11" draw:layer="layout" svg:x1="21.887cm" svg:y1="8.269cm" svg:x2="21.887cm" svg:y2="8.306cm">
          <text:p/>
        </draw:line>
        <draw:line draw:style-name="gr23" draw:text-style-name="P11" draw:layer="layout" svg:x1="21.887cm" svg:y1="8.306cm" svg:x2="21.924cm" svg:y2="8.343cm">
          <text:p/>
        </draw:line>
        <draw:line draw:style-name="gr23" draw:text-style-name="P11" draw:layer="layout" svg:x1="21.887cm" svg:y1="8.381cm" svg:x2="21.924cm" svg:y2="8.344cm">
          <text:p/>
        </draw:line>
        <draw:line draw:style-name="gr23" draw:text-style-name="P11" draw:layer="layout" svg:x1="21.85cm" svg:y1="8.418cm" svg:x2="21.887cm" svg:y2="8.381cm">
          <text:p/>
        </draw:line>
        <draw:line draw:style-name="gr23" draw:text-style-name="P11" draw:layer="layout" svg:x1="21.85cm" svg:y1="8.419cm" svg:x2="21.887cm" svg:y2="8.456cm">
          <text:p/>
        </draw:line>
        <draw:line draw:style-name="gr23" draw:text-style-name="P11" draw:layer="layout" svg:x1="21.887cm" svg:y1="8.606cm" svg:x2="21.887cm" svg:y2="8.643cm">
          <text:p/>
        </draw:line>
        <draw:line draw:style-name="gr23" draw:text-style-name="P11" draw:layer="layout" svg:x1="21.887cm" svg:y1="8.456cm" svg:x2="21.924cm" svg:y2="8.493cm">
          <text:p/>
        </draw:line>
        <draw:line draw:style-name="gr23" draw:text-style-name="P11" draw:layer="layout" svg:x1="21.887cm" svg:y1="8.53cm" svg:x2="21.924cm" svg:y2="8.493cm">
          <text:p/>
        </draw:line>
        <draw:line draw:style-name="gr23" draw:text-style-name="P11" draw:layer="layout" svg:x1="21.85cm" svg:y1="8.568cm" svg:x2="21.887cm" svg:y2="8.531cm">
          <text:p/>
        </draw:line>
        <draw:line draw:style-name="gr23" draw:text-style-name="P11" draw:layer="layout" svg:x1="21.85cm" svg:y1="8.568cm" svg:x2="21.887cm" svg:y2="8.605cm">
          <text:p/>
        </draw:line>
        <draw:line draw:style-name="gr23" draw:text-style-name="P11" draw:layer="layout" svg:x1="22.322cm" svg:y1="8.259cm" svg:x2="22.322cm" svg:y2="8.296cm">
          <text:p/>
        </draw:line>
        <draw:line draw:style-name="gr23" draw:text-style-name="P11" draw:layer="layout" svg:x1="22.322cm" svg:y1="8.296cm" svg:x2="22.359cm" svg:y2="8.333cm">
          <text:p/>
        </draw:line>
        <draw:line draw:style-name="gr23" draw:text-style-name="P11" draw:layer="layout" svg:x1="22.322cm" svg:y1="8.371cm" svg:x2="22.359cm" svg:y2="8.334cm">
          <text:p/>
        </draw:line>
        <draw:line draw:style-name="gr23" draw:text-style-name="P11" draw:layer="layout" svg:x1="22.285cm" svg:y1="8.408cm" svg:x2="22.322cm" svg:y2="8.371cm">
          <text:p/>
        </draw:line>
        <draw:line draw:style-name="gr23" draw:text-style-name="P11" draw:layer="layout" svg:x1="22.285cm" svg:y1="8.409cm" svg:x2="22.322cm" svg:y2="8.446cm">
          <text:p/>
        </draw:line>
        <draw:line draw:style-name="gr23" draw:text-style-name="P11" draw:layer="layout" svg:x1="22.322cm" svg:y1="8.596cm" svg:x2="22.322cm" svg:y2="8.633cm">
          <text:p/>
        </draw:line>
        <draw:line draw:style-name="gr23" draw:text-style-name="P11" draw:layer="layout" svg:x1="22.322cm" svg:y1="8.446cm" svg:x2="22.359cm" svg:y2="8.483cm">
          <text:p/>
        </draw:line>
        <draw:line draw:style-name="gr23" draw:text-style-name="P11" draw:layer="layout" svg:x1="22.322cm" svg:y1="8.52cm" svg:x2="22.359cm" svg:y2="8.483cm">
          <text:p/>
        </draw:line>
        <draw:line draw:style-name="gr23" draw:text-style-name="P11" draw:layer="layout" svg:x1="22.285cm" svg:y1="8.558cm" svg:x2="22.322cm" svg:y2="8.521cm">
          <text:p/>
        </draw:line>
        <draw:line draw:style-name="gr23" draw:text-style-name="P11" draw:layer="layout" svg:x1="22.285cm" svg:y1="8.558cm" svg:x2="22.322cm" svg:y2="8.595cm">
          <text:p/>
        </draw:line>
        <draw:line draw:style-name="gr23" draw:text-style-name="P11" draw:layer="layout" svg:x1="19.284cm" svg:y1="8.707cm" svg:x2="19.284cm" svg:y2="8.744cm">
          <text:p/>
        </draw:line>
        <draw:line draw:style-name="gr23" draw:text-style-name="P11" draw:layer="layout" svg:x1="19.284cm" svg:y1="8.744cm" svg:x2="19.321cm" svg:y2="8.781cm">
          <text:p/>
        </draw:line>
        <draw:line draw:style-name="gr23" draw:text-style-name="P11" draw:layer="layout" svg:x1="19.284cm" svg:y1="8.819cm" svg:x2="19.321cm" svg:y2="8.782cm">
          <text:p/>
        </draw:line>
        <draw:line draw:style-name="gr23" draw:text-style-name="P11" draw:layer="layout" svg:x1="19.247cm" svg:y1="8.856cm" svg:x2="19.284cm" svg:y2="8.819cm">
          <text:p/>
        </draw:line>
        <draw:line draw:style-name="gr23" draw:text-style-name="P11" draw:layer="layout" svg:x1="19.247cm" svg:y1="8.857cm" svg:x2="19.284cm" svg:y2="8.894cm">
          <text:p/>
        </draw:line>
        <draw:line draw:style-name="gr23" draw:text-style-name="P11" draw:layer="layout" svg:x1="19.284cm" svg:y1="9.044cm" svg:x2="19.284cm" svg:y2="9.081cm">
          <text:p/>
        </draw:line>
        <draw:line draw:style-name="gr23" draw:text-style-name="P11" draw:layer="layout" svg:x1="19.284cm" svg:y1="8.894cm" svg:x2="19.321cm" svg:y2="8.931cm">
          <text:p/>
        </draw:line>
        <draw:line draw:style-name="gr23" draw:text-style-name="P11" draw:layer="layout" svg:x1="19.284cm" svg:y1="8.968cm" svg:x2="19.321cm" svg:y2="8.931cm">
          <text:p/>
        </draw:line>
        <draw:line draw:style-name="gr23" draw:text-style-name="P11" draw:layer="layout" svg:x1="19.247cm" svg:y1="9.006cm" svg:x2="19.284cm" svg:y2="8.969cm">
          <text:p/>
        </draw:line>
        <draw:line draw:style-name="gr23" draw:text-style-name="P11" draw:layer="layout" svg:x1="19.247cm" svg:y1="9.006cm" svg:x2="19.284cm" svg:y2="9.043cm">
          <text:p/>
        </draw:line>
        <draw:line draw:style-name="gr23" draw:text-style-name="P11" draw:layer="layout" svg:x1="19.709cm" svg:y1="8.707cm" svg:x2="19.709cm" svg:y2="8.744cm">
          <text:p/>
        </draw:line>
        <draw:line draw:style-name="gr23" draw:text-style-name="P11" draw:layer="layout" svg:x1="19.709cm" svg:y1="8.744cm" svg:x2="19.746cm" svg:y2="8.781cm">
          <text:p/>
        </draw:line>
        <draw:line draw:style-name="gr23" draw:text-style-name="P11" draw:layer="layout" svg:x1="19.709cm" svg:y1="8.819cm" svg:x2="19.746cm" svg:y2="8.782cm">
          <text:p/>
        </draw:line>
        <draw:line draw:style-name="gr23" draw:text-style-name="P11" draw:layer="layout" svg:x1="19.672cm" svg:y1="8.856cm" svg:x2="19.709cm" svg:y2="8.819cm">
          <text:p/>
        </draw:line>
        <draw:line draw:style-name="gr23" draw:text-style-name="P11" draw:layer="layout" svg:x1="19.672cm" svg:y1="8.857cm" svg:x2="19.709cm" svg:y2="8.894cm">
          <text:p/>
        </draw:line>
        <draw:line draw:style-name="gr23" draw:text-style-name="P11" draw:layer="layout" svg:x1="19.709cm" svg:y1="9.044cm" svg:x2="19.709cm" svg:y2="9.081cm">
          <text:p/>
        </draw:line>
        <draw:line draw:style-name="gr23" draw:text-style-name="P11" draw:layer="layout" svg:x1="19.709cm" svg:y1="8.894cm" svg:x2="19.746cm" svg:y2="8.931cm">
          <text:p/>
        </draw:line>
        <draw:line draw:style-name="gr23" draw:text-style-name="P11" draw:layer="layout" svg:x1="19.709cm" svg:y1="8.968cm" svg:x2="19.746cm" svg:y2="8.931cm">
          <text:p/>
        </draw:line>
        <draw:line draw:style-name="gr23" draw:text-style-name="P11" draw:layer="layout" svg:x1="19.672cm" svg:y1="9.006cm" svg:x2="19.709cm" svg:y2="8.969cm">
          <text:p/>
        </draw:line>
        <draw:line draw:style-name="gr23" draw:text-style-name="P11" draw:layer="layout" svg:x1="19.672cm" svg:y1="9.006cm" svg:x2="19.709cm" svg:y2="9.043cm">
          <text:p/>
        </draw:line>
        <draw:line draw:style-name="gr23" draw:text-style-name="P11" draw:layer="layout" svg:x1="20.154cm" svg:y1="8.707cm" svg:x2="20.154cm" svg:y2="8.744cm">
          <text:p/>
        </draw:line>
        <draw:line draw:style-name="gr23" draw:text-style-name="P11" draw:layer="layout" svg:x1="20.154cm" svg:y1="8.744cm" svg:x2="20.191cm" svg:y2="8.781cm">
          <text:p/>
        </draw:line>
        <draw:line draw:style-name="gr23" draw:text-style-name="P11" draw:layer="layout" svg:x1="20.154cm" svg:y1="8.819cm" svg:x2="20.191cm" svg:y2="8.782cm">
          <text:p/>
        </draw:line>
        <draw:line draw:style-name="gr23" draw:text-style-name="P11" draw:layer="layout" svg:x1="20.117cm" svg:y1="8.856cm" svg:x2="20.154cm" svg:y2="8.819cm">
          <text:p/>
        </draw:line>
        <draw:line draw:style-name="gr23" draw:text-style-name="P11" draw:layer="layout" svg:x1="20.117cm" svg:y1="8.857cm" svg:x2="20.154cm" svg:y2="8.894cm">
          <text:p/>
        </draw:line>
        <draw:line draw:style-name="gr23" draw:text-style-name="P11" draw:layer="layout" svg:x1="20.154cm" svg:y1="9.044cm" svg:x2="20.154cm" svg:y2="9.081cm">
          <text:p/>
        </draw:line>
        <draw:line draw:style-name="gr23" draw:text-style-name="P11" draw:layer="layout" svg:x1="20.154cm" svg:y1="8.894cm" svg:x2="20.191cm" svg:y2="8.931cm">
          <text:p/>
        </draw:line>
        <draw:line draw:style-name="gr23" draw:text-style-name="P11" draw:layer="layout" svg:x1="20.154cm" svg:y1="8.968cm" svg:x2="20.191cm" svg:y2="8.931cm">
          <text:p/>
        </draw:line>
        <draw:line draw:style-name="gr23" draw:text-style-name="P11" draw:layer="layout" svg:x1="20.117cm" svg:y1="9.006cm" svg:x2="20.154cm" svg:y2="8.969cm">
          <text:p/>
        </draw:line>
        <draw:line draw:style-name="gr23" draw:text-style-name="P11" draw:layer="layout" svg:x1="20.117cm" svg:y1="9.006cm" svg:x2="20.154cm" svg:y2="9.043cm">
          <text:p/>
        </draw:line>
        <draw:line draw:style-name="gr23" draw:text-style-name="P11" draw:layer="layout" svg:x1="21.45cm" svg:y1="7.832cm" svg:x2="21.45cm" svg:y2="7.869cm">
          <text:p/>
        </draw:line>
        <draw:line draw:style-name="gr23" draw:text-style-name="P11" draw:layer="layout" svg:x1="21.45cm" svg:y1="7.869cm" svg:x2="21.487cm" svg:y2="7.906cm">
          <text:p/>
        </draw:line>
        <draw:line draw:style-name="gr23" draw:text-style-name="P11" draw:layer="layout" svg:x1="21.45cm" svg:y1="7.944cm" svg:x2="21.487cm" svg:y2="7.907cm">
          <text:p/>
        </draw:line>
        <draw:line draw:style-name="gr23" draw:text-style-name="P11" draw:layer="layout" svg:x1="21.413cm" svg:y1="7.981cm" svg:x2="21.45cm" svg:y2="7.944cm">
          <text:p/>
        </draw:line>
        <draw:line draw:style-name="gr23" draw:text-style-name="P11" draw:layer="layout" svg:x1="21.413cm" svg:y1="7.982cm" svg:x2="21.45cm" svg:y2="8.019cm">
          <text:p/>
        </draw:line>
        <draw:line draw:style-name="gr23" draw:text-style-name="P11" draw:layer="layout" svg:x1="21.45cm" svg:y1="8.169cm" svg:x2="21.45cm" svg:y2="8.206cm">
          <text:p/>
        </draw:line>
        <draw:line draw:style-name="gr23" draw:text-style-name="P11" draw:layer="layout" svg:x1="21.45cm" svg:y1="8.019cm" svg:x2="21.487cm" svg:y2="8.056cm">
          <text:p/>
        </draw:line>
        <draw:line draw:style-name="gr23" draw:text-style-name="P11" draw:layer="layout" svg:x1="21.45cm" svg:y1="8.093cm" svg:x2="21.487cm" svg:y2="8.056cm">
          <text:p/>
        </draw:line>
        <draw:line draw:style-name="gr23" draw:text-style-name="P11" draw:layer="layout" svg:x1="21.413cm" svg:y1="8.131cm" svg:x2="21.45cm" svg:y2="8.094cm">
          <text:p/>
        </draw:line>
        <draw:line draw:style-name="gr23" draw:text-style-name="P11" draw:layer="layout" svg:x1="21.413cm" svg:y1="8.131cm" svg:x2="21.45cm" svg:y2="8.168cm">
          <text:p/>
        </draw:line>
        <draw:line draw:style-name="gr23" draw:text-style-name="P11" draw:layer="layout" svg:x1="21.875cm" svg:y1="7.832cm" svg:x2="21.875cm" svg:y2="7.869cm">
          <text:p/>
        </draw:line>
        <draw:line draw:style-name="gr23" draw:text-style-name="P11" draw:layer="layout" svg:x1="21.875cm" svg:y1="7.869cm" svg:x2="21.912cm" svg:y2="7.906cm">
          <text:p/>
        </draw:line>
        <draw:line draw:style-name="gr23" draw:text-style-name="P11" draw:layer="layout" svg:x1="21.875cm" svg:y1="7.944cm" svg:x2="21.912cm" svg:y2="7.907cm">
          <text:p/>
        </draw:line>
        <draw:line draw:style-name="gr23" draw:text-style-name="P11" draw:layer="layout" svg:x1="21.838cm" svg:y1="7.981cm" svg:x2="21.875cm" svg:y2="7.944cm">
          <text:p/>
        </draw:line>
        <draw:line draw:style-name="gr23" draw:text-style-name="P11" draw:layer="layout" svg:x1="21.838cm" svg:y1="7.982cm" svg:x2="21.875cm" svg:y2="8.019cm">
          <text:p/>
        </draw:line>
        <draw:line draw:style-name="gr23" draw:text-style-name="P11" draw:layer="layout" svg:x1="21.875cm" svg:y1="8.169cm" svg:x2="21.875cm" svg:y2="8.206cm">
          <text:p/>
        </draw:line>
        <draw:line draw:style-name="gr23" draw:text-style-name="P11" draw:layer="layout" svg:x1="21.875cm" svg:y1="8.019cm" svg:x2="21.912cm" svg:y2="8.056cm">
          <text:p/>
        </draw:line>
        <draw:line draw:style-name="gr23" draw:text-style-name="P11" draw:layer="layout" svg:x1="21.875cm" svg:y1="8.093cm" svg:x2="21.912cm" svg:y2="8.056cm">
          <text:p/>
        </draw:line>
        <draw:line draw:style-name="gr23" draw:text-style-name="P11" draw:layer="layout" svg:x1="21.838cm" svg:y1="8.131cm" svg:x2="21.875cm" svg:y2="8.094cm">
          <text:p/>
        </draw:line>
        <draw:line draw:style-name="gr23" draw:text-style-name="P11" draw:layer="layout" svg:x1="21.838cm" svg:y1="8.131cm" svg:x2="21.875cm" svg:y2="8.168cm">
          <text:p/>
        </draw:line>
        <draw:line draw:style-name="gr23" draw:text-style-name="P11" draw:layer="layout" svg:x1="22.32cm" svg:y1="7.832cm" svg:x2="22.32cm" svg:y2="7.869cm">
          <text:p/>
        </draw:line>
        <draw:line draw:style-name="gr23" draw:text-style-name="P11" draw:layer="layout" svg:x1="22.32cm" svg:y1="7.869cm" svg:x2="22.357cm" svg:y2="7.906cm">
          <text:p/>
        </draw:line>
        <draw:line draw:style-name="gr23" draw:text-style-name="P11" draw:layer="layout" svg:x1="22.32cm" svg:y1="7.944cm" svg:x2="22.357cm" svg:y2="7.907cm">
          <text:p/>
        </draw:line>
        <draw:line draw:style-name="gr23" draw:text-style-name="P11" draw:layer="layout" svg:x1="22.283cm" svg:y1="7.981cm" svg:x2="22.32cm" svg:y2="7.944cm">
          <text:p/>
        </draw:line>
        <draw:line draw:style-name="gr23" draw:text-style-name="P11" draw:layer="layout" svg:x1="22.283cm" svg:y1="7.982cm" svg:x2="22.32cm" svg:y2="8.019cm">
          <text:p/>
        </draw:line>
        <draw:line draw:style-name="gr23" draw:text-style-name="P11" draw:layer="layout" svg:x1="22.32cm" svg:y1="8.169cm" svg:x2="22.32cm" svg:y2="8.206cm">
          <text:p/>
        </draw:line>
        <draw:line draw:style-name="gr23" draw:text-style-name="P11" draw:layer="layout" svg:x1="22.32cm" svg:y1="8.019cm" svg:x2="22.357cm" svg:y2="8.056cm">
          <text:p/>
        </draw:line>
        <draw:line draw:style-name="gr23" draw:text-style-name="P11" draw:layer="layout" svg:x1="22.32cm" svg:y1="8.093cm" svg:x2="22.357cm" svg:y2="8.056cm">
          <text:p/>
        </draw:line>
        <draw:line draw:style-name="gr23" draw:text-style-name="P11" draw:layer="layout" svg:x1="22.283cm" svg:y1="8.131cm" svg:x2="22.32cm" svg:y2="8.094cm">
          <text:p/>
        </draw:line>
        <draw:line draw:style-name="gr23" draw:text-style-name="P11" draw:layer="layout" svg:x1="22.283cm" svg:y1="8.131cm" svg:x2="22.32cm" svg:y2="8.168cm">
          <text:p/>
        </draw:line>
        <draw:line draw:style-name="gr23" draw:text-style-name="P11" draw:layer="layout" svg:x1="20.175cm" svg:y1="9.085cm" svg:x2="20.212cm" svg:y2="9.085cm">
          <text:p/>
        </draw:line>
        <draw:line draw:style-name="gr23" draw:text-style-name="P11" draw:layer="layout" svg:x1="20.212cm" svg:y1="9.085cm" svg:x2="20.249cm" svg:y2="9.048cm">
          <text:p/>
        </draw:line>
        <draw:line draw:style-name="gr23" draw:text-style-name="P11" draw:layer="layout" svg:x1="20.287cm" svg:y1="9.085cm" svg:x2="20.25cm" svg:y2="9.048cm">
          <text:p/>
        </draw:line>
        <draw:line draw:style-name="gr23" draw:text-style-name="P11" draw:layer="layout" svg:x1="20.324cm" svg:y1="9.122cm" svg:x2="20.287cm" svg:y2="9.085cm">
          <text:p/>
        </draw:line>
        <draw:line draw:style-name="gr23" draw:text-style-name="P11" draw:layer="layout" svg:x1="20.325cm" svg:y1="9.122cm" svg:x2="20.362cm" svg:y2="9.085cm">
          <text:p/>
        </draw:line>
        <draw:line draw:style-name="gr23" draw:text-style-name="P11" draw:layer="layout" svg:x1="20.512cm" svg:y1="9.085cm" svg:x2="20.549cm" svg:y2="9.085cm">
          <text:p/>
        </draw:line>
        <draw:line draw:style-name="gr23" draw:text-style-name="P11" draw:layer="layout" svg:x1="20.362cm" svg:y1="9.085cm" svg:x2="20.399cm" svg:y2="9.048cm">
          <text:p/>
        </draw:line>
        <draw:line draw:style-name="gr23" draw:text-style-name="P11" draw:layer="layout" svg:x1="20.436cm" svg:y1="9.085cm" svg:x2="20.399cm" svg:y2="9.048cm">
          <text:p/>
        </draw:line>
        <draw:line draw:style-name="gr23" draw:text-style-name="P11" draw:layer="layout" svg:x1="20.474cm" svg:y1="9.122cm" svg:x2="20.437cm" svg:y2="9.085cm">
          <text:p/>
        </draw:line>
        <draw:line draw:style-name="gr23" draw:text-style-name="P11" draw:layer="layout" svg:x1="20.474cm" svg:y1="9.122cm" svg:x2="20.511cm" svg:y2="9.085cm">
          <text:p/>
        </draw:line>
        <draw:line draw:style-name="gr23" draw:text-style-name="P11" draw:layer="layout" svg:x1="20.175cm" svg:y1="9.526cm" svg:x2="20.212cm" svg:y2="9.526cm">
          <text:p/>
        </draw:line>
        <draw:line draw:style-name="gr23" draw:text-style-name="P11" draw:layer="layout" svg:x1="20.212cm" svg:y1="9.526cm" svg:x2="20.249cm" svg:y2="9.489cm">
          <text:p/>
        </draw:line>
        <draw:line draw:style-name="gr23" draw:text-style-name="P11" draw:layer="layout" svg:x1="20.287cm" svg:y1="9.526cm" svg:x2="20.25cm" svg:y2="9.489cm">
          <text:p/>
        </draw:line>
        <draw:line draw:style-name="gr23" draw:text-style-name="P11" draw:layer="layout" svg:x1="20.324cm" svg:y1="9.563cm" svg:x2="20.287cm" svg:y2="9.526cm">
          <text:p/>
        </draw:line>
        <draw:line draw:style-name="gr23" draw:text-style-name="P11" draw:layer="layout" svg:x1="20.325cm" svg:y1="9.563cm" svg:x2="20.362cm" svg:y2="9.526cm">
          <text:p/>
        </draw:line>
        <draw:line draw:style-name="gr23" draw:text-style-name="P11" draw:layer="layout" svg:x1="20.512cm" svg:y1="9.526cm" svg:x2="20.549cm" svg:y2="9.526cm">
          <text:p/>
        </draw:line>
        <draw:line draw:style-name="gr23" draw:text-style-name="P11" draw:layer="layout" svg:x1="20.362cm" svg:y1="9.526cm" svg:x2="20.399cm" svg:y2="9.489cm">
          <text:p/>
        </draw:line>
        <draw:line draw:style-name="gr23" draw:text-style-name="P11" draw:layer="layout" svg:x1="20.436cm" svg:y1="9.526cm" svg:x2="20.399cm" svg:y2="9.489cm">
          <text:p/>
        </draw:line>
        <draw:line draw:style-name="gr23" draw:text-style-name="P11" draw:layer="layout" svg:x1="20.474cm" svg:y1="9.563cm" svg:x2="20.437cm" svg:y2="9.526cm">
          <text:p/>
        </draw:line>
        <draw:line draw:style-name="gr23" draw:text-style-name="P11" draw:layer="layout" svg:x1="20.474cm" svg:y1="9.563cm" svg:x2="20.511cm" svg:y2="9.526cm">
          <text:p/>
        </draw:line>
        <draw:line draw:style-name="gr23" draw:text-style-name="P11" draw:layer="layout" svg:x1="20.175cm" svg:y1="9.967cm" svg:x2="20.212cm" svg:y2="9.967cm">
          <text:p/>
        </draw:line>
        <draw:line draw:style-name="gr23" draw:text-style-name="P11" draw:layer="layout" svg:x1="20.212cm" svg:y1="9.967cm" svg:x2="20.249cm" svg:y2="9.93cm">
          <text:p/>
        </draw:line>
        <draw:line draw:style-name="gr23" draw:text-style-name="P11" draw:layer="layout" svg:x1="20.287cm" svg:y1="9.967cm" svg:x2="20.25cm" svg:y2="9.93cm">
          <text:p/>
        </draw:line>
        <draw:line draw:style-name="gr23" draw:text-style-name="P11" draw:layer="layout" svg:x1="20.324cm" svg:y1="10.004cm" svg:x2="20.287cm" svg:y2="9.967cm">
          <text:p/>
        </draw:line>
        <draw:line draw:style-name="gr23" draw:text-style-name="P11" draw:layer="layout" svg:x1="20.325cm" svg:y1="10.004cm" svg:x2="20.362cm" svg:y2="9.967cm">
          <text:p/>
        </draw:line>
        <draw:line draw:style-name="gr23" draw:text-style-name="P11" draw:layer="layout" svg:x1="20.512cm" svg:y1="9.967cm" svg:x2="20.549cm" svg:y2="9.967cm">
          <text:p/>
        </draw:line>
        <draw:line draw:style-name="gr23" draw:text-style-name="P11" draw:layer="layout" svg:x1="20.362cm" svg:y1="9.967cm" svg:x2="20.399cm" svg:y2="9.93cm">
          <text:p/>
        </draw:line>
        <draw:line draw:style-name="gr23" draw:text-style-name="P11" draw:layer="layout" svg:x1="20.436cm" svg:y1="9.967cm" svg:x2="20.399cm" svg:y2="9.93cm">
          <text:p/>
        </draw:line>
        <draw:line draw:style-name="gr23" draw:text-style-name="P11" draw:layer="layout" svg:x1="20.474cm" svg:y1="10.004cm" svg:x2="20.437cm" svg:y2="9.967cm">
          <text:p/>
        </draw:line>
        <draw:line draw:style-name="gr23" draw:text-style-name="P11" draw:layer="layout" svg:x1="20.474cm" svg:y1="10.004cm" svg:x2="20.511cm" svg:y2="9.967cm">
          <text:p/>
        </draw:line>
        <draw:line draw:style-name="gr23" draw:text-style-name="P11" draw:layer="layout" svg:x1="21.04cm" svg:y1="6.939cm" svg:x2="21.081cm" svg:y2="6.939cm">
          <text:p/>
        </draw:line>
        <draw:line draw:style-name="gr23" draw:text-style-name="P11" draw:layer="layout" svg:x1="21.081cm" svg:y1="6.939cm" svg:x2="21.122cm" svg:y2="6.902cm">
          <text:p/>
        </draw:line>
        <draw:line draw:style-name="gr23" draw:text-style-name="P11" draw:layer="layout" svg:x1="21.162cm" svg:y1="6.939cm" svg:x2="21.121cm" svg:y2="6.902cm">
          <text:p/>
        </draw:line>
        <draw:line draw:style-name="gr23" draw:text-style-name="P11" draw:layer="layout" svg:x1="21.203cm" svg:y1="6.976cm" svg:x2="21.162cm" svg:y2="6.939cm">
          <text:p/>
        </draw:line>
        <draw:line draw:style-name="gr23" draw:text-style-name="P11" draw:layer="layout" svg:x1="21.203cm" svg:y1="6.976cm" svg:x2="21.244cm" svg:y2="6.939cm">
          <text:p/>
        </draw:line>
        <draw:line draw:style-name="gr23" draw:text-style-name="P11" draw:layer="layout" svg:x1="21.406cm" svg:y1="6.939cm" svg:x2="21.447cm" svg:y2="6.939cm">
          <text:p/>
        </draw:line>
        <draw:line draw:style-name="gr23" draw:text-style-name="P11" draw:layer="layout" svg:x1="21.243cm" svg:y1="6.939cm" svg:x2="21.284cm" svg:y2="6.902cm">
          <text:p/>
        </draw:line>
        <draw:line draw:style-name="gr23" draw:text-style-name="P11" draw:layer="layout" svg:x1="21.325cm" svg:y1="6.939cm" svg:x2="21.284cm" svg:y2="6.902cm">
          <text:p/>
        </draw:line>
        <draw:line draw:style-name="gr23" draw:text-style-name="P11" draw:layer="layout" svg:x1="21.366cm" svg:y1="6.976cm" svg:x2="21.325cm" svg:y2="6.939cm">
          <text:p/>
        </draw:line>
        <draw:line draw:style-name="gr23" draw:text-style-name="P11" draw:layer="layout" svg:x1="21.366cm" svg:y1="6.976cm" svg:x2="21.407cm" svg:y2="6.939cm">
          <text:p/>
        </draw:line>
        <draw:line draw:style-name="gr23" draw:text-style-name="P11" draw:layer="layout" svg:x1="21.04cm" svg:y1="7.368cm" svg:x2="21.081cm" svg:y2="7.368cm">
          <text:p/>
        </draw:line>
        <draw:line draw:style-name="gr23" draw:text-style-name="P11" draw:layer="layout" svg:x1="21.081cm" svg:y1="7.368cm" svg:x2="21.122cm" svg:y2="7.331cm">
          <text:p/>
        </draw:line>
        <draw:line draw:style-name="gr23" draw:text-style-name="P11" draw:layer="layout" svg:x1="21.163cm" svg:y1="7.368cm" svg:x2="21.122cm" svg:y2="7.331cm">
          <text:p/>
        </draw:line>
        <draw:line draw:style-name="gr23" draw:text-style-name="P11" draw:layer="layout" svg:x1="21.204cm" svg:y1="7.405cm" svg:x2="21.163cm" svg:y2="7.368cm">
          <text:p/>
        </draw:line>
        <draw:line draw:style-name="gr23" draw:text-style-name="P11" draw:layer="layout" svg:x1="21.204cm" svg:y1="7.405cm" svg:x2="21.245cm" svg:y2="7.368cm">
          <text:p/>
        </draw:line>
        <draw:line draw:style-name="gr23" draw:text-style-name="P11" draw:layer="layout" svg:x1="21.409cm" svg:y1="7.368cm" svg:x2="21.45cm" svg:y2="7.368cm">
          <text:p/>
        </draw:line>
        <draw:line draw:style-name="gr23" draw:text-style-name="P11" draw:layer="layout" svg:x1="21.245cm" svg:y1="7.368cm" svg:x2="21.286cm" svg:y2="7.331cm">
          <text:p/>
        </draw:line>
        <draw:line draw:style-name="gr23" draw:text-style-name="P11" draw:layer="layout" svg:x1="21.327cm" svg:y1="7.368cm" svg:x2="21.286cm" svg:y2="7.331cm">
          <text:p/>
        </draw:line>
        <draw:line draw:style-name="gr23" draw:text-style-name="P11" draw:layer="layout" svg:x1="21.368cm" svg:y1="7.405cm" svg:x2="21.327cm" svg:y2="7.368cm">
          <text:p/>
        </draw:line>
        <draw:line draw:style-name="gr23" draw:text-style-name="P11" draw:layer="layout" svg:x1="21.368cm" svg:y1="7.405cm" svg:x2="21.409cm" svg:y2="7.368cm">
          <text:p/>
        </draw:line>
        <draw:line draw:style-name="gr23" draw:text-style-name="P11" draw:layer="layout" svg:x1="21.04cm" svg:y1="7.786cm" svg:x2="21.081cm" svg:y2="7.786cm">
          <text:p/>
        </draw:line>
        <draw:line draw:style-name="gr23" draw:text-style-name="P11" draw:layer="layout" svg:x1="21.081cm" svg:y1="7.786cm" svg:x2="21.122cm" svg:y2="7.749cm">
          <text:p/>
        </draw:line>
        <draw:line draw:style-name="gr23" draw:text-style-name="P11" draw:layer="layout" svg:x1="21.163cm" svg:y1="7.786cm" svg:x2="21.122cm" svg:y2="7.749cm">
          <text:p/>
        </draw:line>
        <draw:line draw:style-name="gr23" draw:text-style-name="P11" draw:layer="layout" svg:x1="21.204cm" svg:y1="7.823cm" svg:x2="21.163cm" svg:y2="7.786cm">
          <text:p/>
        </draw:line>
        <draw:line draw:style-name="gr23" draw:text-style-name="P11" draw:layer="layout" svg:x1="21.204cm" svg:y1="7.823cm" svg:x2="21.245cm" svg:y2="7.786cm">
          <text:p/>
        </draw:line>
        <draw:line draw:style-name="gr23" draw:text-style-name="P11" draw:layer="layout" svg:x1="21.409cm" svg:y1="7.786cm" svg:x2="21.45cm" svg:y2="7.786cm">
          <text:p/>
        </draw:line>
        <draw:line draw:style-name="gr23" draw:text-style-name="P11" draw:layer="layout" svg:x1="21.245cm" svg:y1="7.786cm" svg:x2="21.286cm" svg:y2="7.749cm">
          <text:p/>
        </draw:line>
        <draw:line draw:style-name="gr23" draw:text-style-name="P11" draw:layer="layout" svg:x1="21.327cm" svg:y1="7.786cm" svg:x2="21.286cm" svg:y2="7.749cm">
          <text:p/>
        </draw:line>
        <draw:line draw:style-name="gr23" draw:text-style-name="P11" draw:layer="layout" svg:x1="21.368cm" svg:y1="7.823cm" svg:x2="21.327cm" svg:y2="7.786cm">
          <text:p/>
        </draw:line>
        <draw:line draw:style-name="gr23" draw:text-style-name="P11" draw:layer="layout" svg:x1="21.368cm" svg:y1="7.823cm" svg:x2="21.409cm" svg:y2="7.786cm">
          <text:p/>
        </draw:line>
        <draw:line draw:style-name="gr23" draw:text-style-name="P11" draw:layer="layout" svg:x1="19.284cm" svg:y1="9.081cm" svg:x2="20.154cm" svg:y2="9.081cm">
          <text:p/>
        </draw:line>
        <draw:line draw:style-name="gr23" draw:text-style-name="P11" draw:layer="layout" svg:x1="19.284cm" svg:y1="9.081cm" svg:x2="20.154cm" svg:y2="9.081cm">
          <text:p/>
        </draw:line>
        <draw:line draw:style-name="gr23" draw:text-style-name="P11" draw:layer="layout" svg:x1="20.163cm" svg:y1="9.961cm" svg:x2="20.164cm" svg:y2="9.081cm">
          <text:p/>
        </draw:line>
        <draw:line draw:style-name="gr23" draw:text-style-name="P11" draw:layer="layout" svg:x1="21.45cm" svg:y1="7.832cm" svg:x2="22.32cm" svg:y2="7.832cm">
          <text:p/>
        </draw:line>
        <draw:line draw:style-name="gr23" draw:text-style-name="P11" draw:layer="layout" svg:x1="21.45cm" svg:y1="7.832cm" svg:x2="21.447cm" svg:y2="6.933cm">
          <text:p/>
        </draw:line>
        <draw:line draw:style-name="gr23" draw:text-style-name="P11" draw:layer="layout" svg:x1="19.709cm" svg:y1="9.081cm" svg:x2="19.709cm" svg:y2="9.509cm">
          <text:p/>
        </draw:line>
        <draw:line draw:style-name="gr23" draw:text-style-name="P11" draw:layer="layout" svg:x1="20.163cm" svg:y1="9.525cm" svg:x2="19.741cm" svg:y2="9.525cm">
          <text:p/>
        </draw:line>
        <draw:custom-shape draw:style-name="gr22" draw:text-style-name="P16" draw:layer="layout" svg:width="0.061cm" svg:height="0.061cm" svg:x="19.68cm" svg:y="9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21.888cm" svg:y1="7.398cm" svg:x2="21.888cm" svg:y2="7.832cm">
          <text:p/>
        </draw:line>
        <draw:line draw:style-name="gr23" draw:text-style-name="P11" draw:layer="layout" svg:x1="21.864cm" svg:y1="7.37cm" svg:x2="21.449cm" svg:y2="7.37cm">
          <text:p/>
        </draw:line>
        <draw:line draw:style-name="gr24" draw:text-style-name="P11" draw:layer="layout" svg:x1="20.123cm" svg:y1="12.862cm" svg:x2="20.123cm" svg:y2="12.201cm">
          <text:p/>
        </draw:line>
        <draw:line draw:style-name="gr24" draw:text-style-name="P11" draw:layer="layout" svg:x1="20.549cm" svg:y1="12.203cm" svg:x2="20.123cm" svg:y2="12.202cm">
          <text:p/>
        </draw:line>
        <draw:line draw:style-name="gr24" draw:text-style-name="P11" draw:layer="layout" svg:x1="20.549cm" svg:y1="12.202cm" svg:x2="20.549cm" svg:y2="11.328cm">
          <text:p/>
        </draw:line>
        <draw:line draw:style-name="gr24" draw:text-style-name="P11" draw:layer="layout" svg:x1="21.198cm" svg:y1="11.328cm" svg:x2="20.549cm" svg:y2="11.328cm">
          <text:p/>
        </draw:line>
        <draw:line draw:style-name="gr25" draw:text-style-name="P11" draw:layer="layout" svg:x1="20.376cm" svg:y1="13.551cm" svg:x2="21.456cm" svg:y2="13.551cm">
          <text:p/>
        </draw:line>
        <draw:line draw:style-name="gr25" draw:text-style-name="P11" draw:layer="layout" svg:x1="21.449cm" svg:y1="13.081cm" svg:x2="21.456cm" svg:y2="13.551cm">
          <text:p/>
        </draw:line>
        <draw:line draw:style-name="gr25" draw:text-style-name="P11" draw:layer="layout" svg:x1="21.45cm" svg:y1="13.081cm" svg:x2="21.89cm" svg:y2="12.24cm">
          <text:p/>
        </draw:line>
        <draw:line draw:style-name="gr25" draw:text-style-name="P11" draw:layer="layout" svg:x1="21.883cm" svg:y1="12.016cm" svg:x2="21.89cm" svg:y2="12.241cm">
          <text:p/>
        </draw:line>
        <draw:line draw:style-name="gr25" draw:text-style-name="P11" draw:layer="layout" svg:x1="20.369cm" svg:y1="13.112cm" svg:x2="21.449cm" svg:y2="13.112cm">
          <text:p/>
        </draw:line>
        <draw:line draw:style-name="gr25" draw:text-style-name="P11" draw:layer="layout" svg:x1="21.89cm" svg:y1="12.687cm" svg:x2="21.449cm" svg:y2="13.112cm">
          <text:p/>
        </draw:line>
        <draw:line draw:style-name="gr25" draw:text-style-name="P11" draw:layer="layout" svg:x1="21.891cm" svg:y1="12.688cm" svg:x2="22.324cm" svg:y2="12.687cm">
          <text:p/>
        </draw:line>
        <draw:line draw:style-name="gr25" draw:text-style-name="P11" draw:layer="layout" svg:x1="22.311cm" svg:y1="12.029cm" svg:x2="22.325cm" svg:y2="12.688cm">
          <text:p/>
        </draw:line>
        <draw:frame draw:style-name="gr26" draw:text-style-name="P11" draw:layer="layout" svg:width="7cm" svg:height="3.529cm" svg:x="11.045cm" svg:y="10.171cm">
          <draw:image xlink:href="Pictures/1000000100000546000004B051E76E80C1F0D548.png" xlink:type="simple" xlink:show="embed" xlink:actuate="onLoad" draw:mime-type="image/png">
            <text:p/>
          </draw:image>
        </draw:frame>
        <draw:custom-shape draw:style-name="gr27" draw:text-style-name="P14" draw:layer="layout" svg:width="0.779cm" svg:height="1cm" draw:transform="rotate (1.5707963267949) translate (14.164cm 10.293cm)">
          <text:p/>
          <draw:enhanced-geometry svg:viewBox="0 0 21600 21600" draw:text-areas="0 ?f0 ?f5 ?f2" draw:type="right-arrow" draw:modifiers="12710.7692307692 5200.39960039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0.779cm" svg:height="1cm" draw:transform="rotate (1.5707963267949) translate (14.165cm 8.2cm)">
          <text:p/>
          <draw:enhanced-geometry svg:viewBox="0 0 21600 21600" draw:text-areas="0 ?f0 ?f5 ?f2" draw:type="right-arrow" draw:modifiers="12710.7692307692 5200.39960039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Grafik 25" draw:style-name="gr29" draw:text-style-name="P10" draw:layer="layout" svg:width="1.023cm" svg:height="1.202cm" svg:x="2.059cm" svg:y="11.2cm">
          <draw:image xlink:href="Pictures/10000001000002000000020023C996D7A204AEB1.png" xlink:type="simple" xlink:show="embed" xlink:actuate="onLoad" draw:mime-type="image/png">
            <text:p/>
          </draw:image>
        </draw:frame>
        <draw:frame draw:style-name="gr30" draw:text-style-name="P11" draw:layer="layout" svg:width="0.9cm" svg:height="1.142cm" svg:x="0.713cm" svg:y="10.688cm">
          <draw:image xlink:href="Pictures/10000001000000D40000013CB31C5D0362D8738E.png" xlink:type="simple" xlink:show="embed" xlink:actuate="onLoad" draw:mime-type="image/png">
            <text:p/>
          </draw:image>
        </draw:frame>
        <draw:frame draw:style-name="gr30" draw:text-style-name="P11" draw:layer="layout" svg:width="0.976cm" svg:height="1.048cm" svg:x="3.082cm" svg:y="12.287cm">
          <draw:image xlink:href="Pictures/100000010000006A0000007C5D2BA3FBFE26C0C9.png" xlink:type="simple" xlink:show="embed" xlink:actuate="onLoad" draw:mime-type="image/png">
            <text:p/>
          </draw:image>
        </draw:frame>
        <draw:frame draw:style-name="gr30" draw:text-style-name="P11" draw:layer="layout" svg:width="2.972cm" svg:height="1.391cm" svg:x="1.36cm" svg:y="9.454cm">
          <draw:image xlink:href="Pictures/100043820000671600003043BC41B4BF0BE68127.svg" xlink:type="simple" xlink:show="embed" xlink:actuate="onLoad" draw:mime-type="image/svg+xml">
            <text:p/>
          </draw:image>
          <draw:image xlink:href="Pictures/10000001000003E5000001D35594835A10D55E3D.png" xlink:type="simple" xlink:show="embed" xlink:actuate="onLoad" draw:mime-type="image/png"/>
        </draw:frame>
        <draw:frame draw:style-name="gr30" draw:text-style-name="P11" draw:layer="layout" svg:width="2.066cm" svg:height="1.311cm" svg:x="0.434cm" svg:y="12.189cm">
          <draw:image xlink:href="Pictures/10000001000006AB0000043B2663F8831371534B.png" xlink:type="simple" xlink:show="embed" xlink:actuate="onLoad" draw:mime-type="image/png">
            <text:p/>
          </draw:image>
        </draw:frame>
        <draw:frame draw:style-name="gr30" draw:text-style-name="P11" draw:layer="layout" svg:width="0.682cm" svg:height="0.865cm" svg:x="3.384cm" svg:y="11.186cm">
          <draw:image xlink:href="Pictures/10000001000000D40000013CB31C5D0362D8738E.png" xlink:type="simple" xlink:show="embed" xlink:actuate="onLoad" draw:mime-type="image/png">
            <text:p/>
          </draw:image>
        </draw:frame>
        <draw:custom-shape draw:style-name="gr31" draw:text-style-name="P2" draw:layer="layout" svg:width="9.495cm" svg:height="0.5cm" svg:x="0.545cm" svg:y="1.1cm"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1.995cm" svg:height="0.5cm" svg:x="10.545cm" svg:y="1.1cm">
          <text:p text:style-name="P1"><text:span text:style-name="T1">Pr</text:span><text:span text:style-name="T1">edi</text:span><text:span text:style-name="T1">cti</text:span><text:span text:style-name="T1">on </text:span><text:span text:style-name="T1">/ </text:span><text:span text:style-name="T1">Si</text:span><text:span text:style-name="T1">mu</text:span><text:span text:style-name="T1">la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5" xml:id="id3" draw:id="id3" draw:layer="layout" draw:line-skew="-0.335cm" svg:x1="23.213cm" svg:y1="4.45cm" svg:x2="23.213cm" svg:y2="8.45cm" draw:start-shape="id1" draw:start-glue-point="0" draw:end-shape="id2" draw:end-glue-point="0" svg:d="M23213 4450h165v4000h-165" svg:viewBox="0 0 166 4001">
          <text:p/>
        </draw:connector>
        <draw:custom-shape draw:style-name="gr34" draw:text-style-name="P17" xml:id="id4" draw:id="id4" draw:layer="layout" svg:width="4.3cm" svg:height="0.5cm" draw:transform="rotate (-1.5707963267949) translate (24.026cm 4.3cm)">
          <text:p text:style-name="P1"><text:span text:style-name="T1">Randomized Least-C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5" draw:layer="layout" svg:x1="23.378cm" svg:y1="6.45cm" svg:x2="23.526cm" svg:y2="6.45cm" draw:start-shape="id3" draw:start-glue-point="0" draw:end-shape="id4" draw:end-glue-point="2" svg:d="M23378 6450h148" svg:viewBox="0 0 149 1">
          <text:p/>
        </draw:connector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59cm" fo:margin-bottom="0cm" fo:text-indent="0cm"/>
      <style:text-properties fo:font-size="25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cm" fo:margin-bottom="0cm" fo:text-indent="0cm"/>
      <style:text-properties fo:font-size="21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6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3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3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3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3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3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5cm" fo:page-height="14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325cm" svg:x="1cm" svg:y="3.61cm"/>
      <draw:page-thumbnail draw:layer="backgroundobjects" svg:width="8.999cm" svg:height="5.325cm" svg:x="1cm" svg:y="12.186cm"/>
      <draw:page-thumbnail draw:layer="backgroundobjects" svg:width="8.999cm" svg:height="5.325cm" svg:x="1cm" svg:y="20.762cm"/>
      <draw:page-thumbnail draw:layer="backgroundobjects" svg:width="8.999cm" svg:height="5.325cm" svg:x="11cm" svg:y="3.61cm"/>
      <draw:page-thumbnail draw:layer="backgroundobjects" svg:width="8.999cm" svg:height="5.325cm" svg:x="11cm" svg:y="12.186cm"/>
      <draw:page-thumbnail draw:layer="backgroundobjects" svg:width="8.999cm" svg:height="5.325cm" svg:x="11cm" svg:y="20.762cm"/>
    </style:handout-master>
    <style:master-page style:name="Standard" style:page-layout-name="PM1" draw:style-name="Mdp1">
      <draw:frame presentation:style-name="Standard-title" draw:layer="backgroundobjects" svg:width="22.05cm" svg:height="2.422cm" svg:x="1.225cm" svg:y="0.573cm" presentation:class="title" presentation:placeholder="true">
        <draw:text-box/>
      </draw:frame>
      <draw:frame presentation:style-name="Standard-outline1" draw:layer="backgroundobjects" svg:width="22.05cm" svg:height="8.41cm" svg:x="1.225cm" svg:y="3.386cm" presentation:class="outline" presentation:placeholder="true">
        <draw:text-box/>
      </draw:frame>
      <draw:frame presentation:style-name="Mpr1" draw:text-style-name="MP2" draw:layer="backgroundobjects" svg:width="5.709cm" svg:height="0.999cm" svg:x="1.225cm" svg:y="13.20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767cm" svg:height="0.999cm" svg:x="8.376cm" svg:y="13.20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709cm" svg:height="0.999cm" svg:x="17.564cm" svg:y="13.20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6T13:24:35.939171833</meta:creation-date>
    <dc:date>2024-04-29T09:29:14.267691586</dc:date>
    <meta:editing-duration>PT3H12M53S</meta:editing-duration>
    <meta:editing-cycles>54</meta:editing-cycles>
    <meta:generator>LibreOffice/7.3.7.2$Linux_X86_64 LibreOffice_project/30$Build-2</meta:generator>
    <meta:document-statistic meta:object-count="1122"/>
  </office:meta>
</office:document-meta>
</file>

<file path=Object 1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xp</mi>
      </mrow>
      <mrow>
        <mo fence="true" form="prefix" stretchy="false">(</mo>
        <mrow>
          <mrow>
            <msub>
              <mi>β</mi>
              <mn>1</mn>
            </msub>
            <mrow>
              <msub>
                <mi>x</mi>
                <mn>1</mn>
              </msub>
              <mo stretchy="false">+</mo>
              <msub>
                <mi>β</mi>
                <mn>2</mn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β</mi>
                <mi>n</mi>
              </msub>
            </mrow>
            <msub>
              <mi>x</mi>
              <mi>n</mi>
            </msub>
          </mrow>
        </mrow>
        <mo fence="true" form="postfix" stretchy="false">)</mo>
      </mrow>
    </mrow>
    <annotation encoding="StarMath 5.0">w( x ) = exp( %beta_1 x_1 + %beta_2 x_2 + ... + %beta_n x_n )</annotation>
  </semantics>
</math>
</file>